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21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riangle" table:style-name="ta1">
        <table:shapes>
          <draw:frame draw:z-index="0" draw:style-name="gr1" draw:text-style-name="P1" svg:width="159.99mm" svg:height="89.99mm" svg:x="94.42mm" svg:y="102.48mm">
            <draw:object draw:notify-on-update-of-ranges="triangle.B1:triangle.B1 triangle.B2:triangle.B5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96.77mm" svg:y="200.75mm">
            <draw:object draw:notify-on-update-of-ranges="triangle.C1:triangle.C1 triangle.C2:triangle.C514 triangle.D1:triangle.D1 triangle.D2:triangle.D5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74.84mm" svg:y="2195.56mm">
            <draw:object draw:notify-on-update-of-ranges="triangle.E1:triangle.E1 triangle.E2:triangle.E5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vgSize</text:p>
          </table:table-cell>
          <table:table-cell office:value-type="string" calcext:value-type="string">
            <text:p>SvgzSize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5" calcext:value-type="float">
            <text:p>11,905</text:p>
          </table:table-cell>
          <table:table-cell office:value-type="float" office:value="84515178" calcext:value-type="float">
            <text:p>84515178</text:p>
          </table:table-cell>
          <table:table-cell office:value-type="float" office:value="12779832" calcext:value-type="float">
            <text:p>12779832</text:p>
          </table:table-cell>
          <table:table-cell office:value-type="float" office:value="99.049" calcext:value-type="float">
            <text:p>99,0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307" calcext:value-type="float">
            <text:p>10,307</text:p>
          </table:table-cell>
          <table:table-cell office:value-type="float" office:value="82777395" calcext:value-type="float">
            <text:p>82777395</text:p>
          </table:table-cell>
          <table:table-cell office:value-type="float" office:value="12577604" calcext:value-type="float">
            <text:p>12577604</text:p>
          </table:table-cell>
          <table:table-cell office:value-type="float" office:value="99.058" calcext:value-type="float">
            <text:p>99,0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554" calcext:value-type="float">
            <text:p>9,554</text:p>
          </table:table-cell>
          <table:table-cell office:value-type="float" office:value="78698393" calcext:value-type="float">
            <text:p>78698393</text:p>
          </table:table-cell>
          <table:table-cell office:value-type="float" office:value="12081634" calcext:value-type="float">
            <text:p>12081634</text:p>
          </table:table-cell>
          <table:table-cell office:value-type="float" office:value="99.051" calcext:value-type="float">
            <text:p>99,0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958" calcext:value-type="float">
            <text:p>7,958</text:p>
          </table:table-cell>
          <table:table-cell office:value-type="float" office:value="64424814" calcext:value-type="float">
            <text:p>64424814</text:p>
          </table:table-cell>
          <table:table-cell office:value-type="float" office:value="10290914" calcext:value-type="float">
            <text:p>10290914</text:p>
          </table:table-cell>
          <table:table-cell office:value-type="float" office:value="99.037" calcext:value-type="float">
            <text:p>99,0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77" calcext:value-type="float">
            <text:p>7,277</text:p>
          </table:table-cell>
          <table:table-cell office:value-type="float" office:value="58943865" calcext:value-type="float">
            <text:p>58943865</text:p>
          </table:table-cell>
          <table:table-cell office:value-type="float" office:value="9536992" calcext:value-type="float">
            <text:p>9536992</text:p>
          </table:table-cell>
          <table:table-cell office:value-type="float" office:value="99.028" calcext:value-type="float">
            <text:p>99,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868" calcext:value-type="float">
            <text:p>6,868</text:p>
          </table:table-cell>
          <table:table-cell office:value-type="float" office:value="55371923" calcext:value-type="float">
            <text:p>55371923</text:p>
          </table:table-cell>
          <table:table-cell office:value-type="float" office:value="9049498" calcext:value-type="float">
            <text:p>9049498</text:p>
          </table:table-cell>
          <table:table-cell office:value-type="float" office:value="99.014" calcext:value-type="float">
            <text:p>99,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364" calcext:value-type="float">
            <text:p>6,364</text:p>
          </table:table-cell>
          <table:table-cell office:value-type="float" office:value="51332607" calcext:value-type="float">
            <text:p>51332607</text:p>
          </table:table-cell>
          <table:table-cell office:value-type="float" office:value="8470411" calcext:value-type="float">
            <text:p>8470411</text:p>
          </table:table-cell>
          <table:table-cell office:value-type="float" office:value="98.997" calcext:value-type="float">
            <text:p>98,9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166" calcext:value-type="float">
            <text:p>6,166</text:p>
          </table:table-cell>
          <table:table-cell office:value-type="float" office:value="49496938" calcext:value-type="float">
            <text:p>49496938</text:p>
          </table:table-cell>
          <table:table-cell office:value-type="float" office:value="8194519" calcext:value-type="float">
            <text:p>8194519</text:p>
          </table:table-cell>
          <table:table-cell office:value-type="float" office:value="98.987" calcext:value-type="float">
            <text:p>98,9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941" calcext:value-type="float">
            <text:p>5,941</text:p>
          </table:table-cell>
          <table:table-cell office:value-type="float" office:value="47756957" calcext:value-type="float">
            <text:p>47756957</text:p>
          </table:table-cell>
          <table:table-cell office:value-type="float" office:value="7931680" calcext:value-type="float">
            <text:p>7931680</text:p>
          </table:table-cell>
          <table:table-cell office:value-type="float" office:value="98.97" calcext:value-type="float">
            <text:p>98,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609" calcext:value-type="float">
            <text:p>5,609</text:p>
          </table:table-cell>
          <table:table-cell office:value-type="float" office:value="44859191" calcext:value-type="float">
            <text:p>44859191</text:p>
          </table:table-cell>
          <table:table-cell office:value-type="float" office:value="7532607" calcext:value-type="float">
            <text:p>7532607</text:p>
          </table:table-cell>
          <table:table-cell office:value-type="float" office:value="98.958" calcext:value-type="float">
            <text:p>98,9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399" calcext:value-type="float">
            <text:p>5,399</text:p>
          </table:table-cell>
          <table:table-cell office:value-type="float" office:value="43280200" calcext:value-type="float">
            <text:p>43280200</text:p>
          </table:table-cell>
          <table:table-cell office:value-type="float" office:value="7274201" calcext:value-type="float">
            <text:p>7274201</text:p>
          </table:table-cell>
          <table:table-cell office:value-type="float" office:value="98.943" calcext:value-type="float">
            <text:p>98,9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249" calcext:value-type="float">
            <text:p>5,249</text:p>
          </table:table-cell>
          <table:table-cell office:value-type="float" office:value="41900214" calcext:value-type="float">
            <text:p>41900214</text:p>
          </table:table-cell>
          <table:table-cell office:value-type="float" office:value="7072161" calcext:value-type="float">
            <text:p>7072161</text:p>
          </table:table-cell>
          <table:table-cell office:value-type="float" office:value="98.926" calcext:value-type="float">
            <text:p>98,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08" calcext:value-type="float">
            <text:p>4,908</text:p>
          </table:table-cell>
          <table:table-cell office:value-type="float" office:value="39119640" calcext:value-type="float">
            <text:p>39119640</text:p>
          </table:table-cell>
          <table:table-cell office:value-type="float" office:value="6688312" calcext:value-type="float">
            <text:p>6688312</text:p>
          </table:table-cell>
          <table:table-cell office:value-type="float" office:value="98.906" calcext:value-type="float">
            <text:p>98,9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766" calcext:value-type="float">
            <text:p>4,766</text:p>
          </table:table-cell>
          <table:table-cell office:value-type="float" office:value="37780008" calcext:value-type="float">
            <text:p>37780008</text:p>
          </table:table-cell>
          <table:table-cell office:value-type="float" office:value="6465757" calcext:value-type="float">
            <text:p>6465757</text:p>
          </table:table-cell>
          <table:table-cell office:value-type="float" office:value="98.892" calcext:value-type="float">
            <text:p>98,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82" calcext:value-type="float">
            <text:p>4,582</text:p>
          </table:table-cell>
          <table:table-cell office:value-type="float" office:value="36345750" calcext:value-type="float">
            <text:p>36345750</text:p>
          </table:table-cell>
          <table:table-cell office:value-type="float" office:value="6243026" calcext:value-type="float">
            <text:p>6243026</text:p>
          </table:table-cell>
          <table:table-cell office:value-type="float" office:value="98.878" calcext:value-type="float">
            <text:p>98,8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293" calcext:value-type="float">
            <text:p>4,293</text:p>
          </table:table-cell>
          <table:table-cell office:value-type="float" office:value="33913453" calcext:value-type="float">
            <text:p>33913453</text:p>
          </table:table-cell>
          <table:table-cell office:value-type="float" office:value="5885564" calcext:value-type="float">
            <text:p>5885564</text:p>
          </table:table-cell>
          <table:table-cell office:value-type="float" office:value="98.853" calcext:value-type="float">
            <text:p>98,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137" calcext:value-type="float">
            <text:p>4,137</text:p>
          </table:table-cell>
          <table:table-cell office:value-type="float" office:value="32724474" calcext:value-type="float">
            <text:p>32724474</text:p>
          </table:table-cell>
          <table:table-cell office:value-type="float" office:value="5708570" calcext:value-type="float">
            <text:p>5708570</text:p>
          </table:table-cell>
          <table:table-cell office:value-type="float" office:value="98.835" calcext:value-type="float">
            <text:p>98,8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992" calcext:value-type="float">
            <text:p>3,992</text:p>
          </table:table-cell>
          <table:table-cell office:value-type="float" office:value="31467485" calcext:value-type="float">
            <text:p>31467485</text:p>
          </table:table-cell>
          <table:table-cell office:value-type="float" office:value="5511209" calcext:value-type="float">
            <text:p>5511209</text:p>
          </table:table-cell>
          <table:table-cell office:value-type="float" office:value="98.821" calcext:value-type="float">
            <text:p>98,8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754" calcext:value-type="float">
            <text:p>3,754</text:p>
          </table:table-cell>
          <table:table-cell office:value-type="float" office:value="29530454" calcext:value-type="float">
            <text:p>29530454</text:p>
          </table:table-cell>
          <table:table-cell office:value-type="float" office:value="5213900" calcext:value-type="float">
            <text:p>5213900</text:p>
          </table:table-cell>
          <table:table-cell office:value-type="float" office:value="98.788" calcext:value-type="float">
            <text:p>98,7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646" calcext:value-type="float">
            <text:p>3,646</text:p>
          </table:table-cell>
          <table:table-cell office:value-type="float" office:value="28498953" calcext:value-type="float">
            <text:p>28498953</text:p>
          </table:table-cell>
          <table:table-cell office:value-type="float" office:value="5056654" calcext:value-type="float">
            <text:p>5056654</text:p>
          </table:table-cell>
          <table:table-cell office:value-type="float" office:value="98.784" calcext:value-type="float">
            <text:p>98,7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49" calcext:value-type="float">
            <text:p>3,49</text:p>
          </table:table-cell>
          <table:table-cell office:value-type="float" office:value="27401901" calcext:value-type="float">
            <text:p>27401901</text:p>
          </table:table-cell>
          <table:table-cell office:value-type="float" office:value="4891024" calcext:value-type="float">
            <text:p>4891024</text:p>
          </table:table-cell>
          <table:table-cell office:value-type="float" office:value="98.743" calcext:value-type="float">
            <text:p>98,7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321" calcext:value-type="float">
            <text:p>3,321</text:p>
          </table:table-cell>
          <table:table-cell office:value-type="float" office:value="25930445" calcext:value-type="float">
            <text:p>25930445</text:p>
          </table:table-cell>
          <table:table-cell office:value-type="float" office:value="4650530" calcext:value-type="float">
            <text:p>4650530</text:p>
          </table:table-cell>
          <table:table-cell office:value-type="float" office:value="98.737" calcext:value-type="float">
            <text:p>98,7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217" calcext:value-type="float">
            <text:p>3,217</text:p>
          </table:table-cell>
          <table:table-cell office:value-type="float" office:value="24995568" calcext:value-type="float">
            <text:p>24995568</text:p>
          </table:table-cell>
          <table:table-cell office:value-type="float" office:value="4513683" calcext:value-type="float">
            <text:p>4513683</text:p>
          </table:table-cell>
          <table:table-cell office:value-type="float" office:value="98.702" calcext:value-type="float">
            <text:p>98,7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088" calcext:value-type="float">
            <text:p>3,088</text:p>
          </table:table-cell>
          <table:table-cell office:value-type="float" office:value="24047278" calcext:value-type="float">
            <text:p>24047278</text:p>
          </table:table-cell>
          <table:table-cell office:value-type="float" office:value="4351719" calcext:value-type="float">
            <text:p>4351719</text:p>
          </table:table-cell>
          <table:table-cell office:value-type="float" office:value="98.655" calcext:value-type="float">
            <text:p>98,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959" calcext:value-type="float">
            <text:p>2,959</text:p>
          </table:table-cell>
          <table:table-cell office:value-type="float" office:value="22975743" calcext:value-type="float">
            <text:p>22975743</text:p>
          </table:table-cell>
          <table:table-cell office:value-type="float" office:value="4180874" calcext:value-type="float">
            <text:p>4180874</text:p>
          </table:table-cell>
          <table:table-cell office:value-type="float" office:value="98.642" calcext:value-type="float">
            <text:p>98,6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856" calcext:value-type="float">
            <text:p>2,856</text:p>
          </table:table-cell>
          <table:table-cell office:value-type="float" office:value="22164632" calcext:value-type="float">
            <text:p>22164632</text:p>
          </table:table-cell>
          <table:table-cell office:value-type="float" office:value="4050084" calcext:value-type="float">
            <text:p>4050084</text:p>
          </table:table-cell>
          <table:table-cell office:value-type="float" office:value="98.672" calcext:value-type="float">
            <text:p>98,67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757" calcext:value-type="float">
            <text:p>2,757</text:p>
          </table:table-cell>
          <table:table-cell office:value-type="float" office:value="21369354" calcext:value-type="float">
            <text:p>21369354</text:p>
          </table:table-cell>
          <table:table-cell office:value-type="float" office:value="3918635" calcext:value-type="float">
            <text:p>3918635</text:p>
          </table:table-cell>
          <table:table-cell office:value-type="float" office:value="98.642" calcext:value-type="float">
            <text:p>98,64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672" calcext:value-type="float">
            <text:p>2,672</text:p>
          </table:table-cell>
          <table:table-cell office:value-type="float" office:value="20628831" calcext:value-type="float">
            <text:p>20628831</text:p>
          </table:table-cell>
          <table:table-cell office:value-type="float" office:value="3798812" calcext:value-type="float">
            <text:p>3798812</text:p>
          </table:table-cell>
          <table:table-cell office:value-type="float" office:value="98.606" calcext:value-type="float">
            <text:p>98,60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.6" calcext:value-type="float">
            <text:p>2,6</text:p>
          </table:table-cell>
          <table:table-cell office:value-type="float" office:value="19958302" calcext:value-type="float">
            <text:p>19958302</text:p>
          </table:table-cell>
          <table:table-cell office:value-type="float" office:value="3687936" calcext:value-type="float">
            <text:p>3687936</text:p>
          </table:table-cell>
          <table:table-cell office:value-type="float" office:value="98.584" calcext:value-type="float">
            <text:p>98,58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.515" calcext:value-type="float">
            <text:p>2,515</text:p>
          </table:table-cell>
          <table:table-cell office:value-type="float" office:value="19336338" calcext:value-type="float">
            <text:p>19336338</text:p>
          </table:table-cell>
          <table:table-cell office:value-type="float" office:value="3584012" calcext:value-type="float">
            <text:p>3584012</text:p>
          </table:table-cell>
          <table:table-cell office:value-type="float" office:value="98.568" calcext:value-type="float">
            <text:p>98,5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.433" calcext:value-type="float">
            <text:p>2,433</text:p>
          </table:table-cell>
          <table:table-cell office:value-type="float" office:value="18649591" calcext:value-type="float">
            <text:p>18649591</text:p>
          </table:table-cell>
          <table:table-cell office:value-type="float" office:value="3466797" calcext:value-type="float">
            <text:p>3466797</text:p>
          </table:table-cell>
          <table:table-cell office:value-type="float" office:value="98.548" calcext:value-type="float">
            <text:p>98,5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.361" calcext:value-type="float">
            <text:p>2,361</text:p>
          </table:table-cell>
          <table:table-cell office:value-type="float" office:value="18103282" calcext:value-type="float">
            <text:p>18103282</text:p>
          </table:table-cell>
          <table:table-cell office:value-type="float" office:value="3373507" calcext:value-type="float">
            <text:p>3373507</text:p>
          </table:table-cell>
          <table:table-cell office:value-type="float" office:value="98.495" calcext:value-type="float">
            <text:p>98,4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.277" calcext:value-type="float">
            <text:p>2,277</text:p>
          </table:table-cell>
          <table:table-cell office:value-type="float" office:value="17522106" calcext:value-type="float">
            <text:p>17522106</text:p>
          </table:table-cell>
          <table:table-cell office:value-type="float" office:value="3277166" calcext:value-type="float">
            <text:p>3277166</text:p>
          </table:table-cell>
          <table:table-cell office:value-type="float" office:value="98.539" calcext:value-type="float">
            <text:p>98,53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229" calcext:value-type="float">
            <text:p>2,229</text:p>
          </table:table-cell>
          <table:table-cell office:value-type="float" office:value="17037858" calcext:value-type="float">
            <text:p>17037858</text:p>
          </table:table-cell>
          <table:table-cell office:value-type="float" office:value="3195993" calcext:value-type="float">
            <text:p>3195993</text:p>
          </table:table-cell>
          <table:table-cell office:value-type="float" office:value="98.482" calcext:value-type="float">
            <text:p>98,4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175" calcext:value-type="float">
            <text:p>2,175</text:p>
          </table:table-cell>
          <table:table-cell office:value-type="float" office:value="16614165" calcext:value-type="float">
            <text:p>16614165</text:p>
          </table:table-cell>
          <table:table-cell office:value-type="float" office:value="3127430" calcext:value-type="float">
            <text:p>3127430</text:p>
          </table:table-cell>
          <table:table-cell office:value-type="float" office:value="98.389" calcext:value-type="float">
            <text:p>98,3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111" calcext:value-type="float">
            <text:p>2,111</text:p>
          </table:table-cell>
          <table:table-cell office:value-type="float" office:value="16084137" calcext:value-type="float">
            <text:p>16084137</text:p>
          </table:table-cell>
          <table:table-cell office:value-type="float" office:value="3031323" calcext:value-type="float">
            <text:p>3031323</text:p>
          </table:table-cell>
          <table:table-cell office:value-type="float" office:value="98.469" calcext:value-type="float">
            <text:p>98,46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.076" calcext:value-type="float">
            <text:p>2,076</text:p>
          </table:table-cell>
          <table:table-cell office:value-type="float" office:value="15633104" calcext:value-type="float">
            <text:p>15633104</text:p>
          </table:table-cell>
          <table:table-cell office:value-type="float" office:value="2952034" calcext:value-type="float">
            <text:p>2952034</text:p>
          </table:table-cell>
          <table:table-cell office:value-type="float" office:value="98.374" calcext:value-type="float">
            <text:p>98,3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97" calcext:value-type="float">
            <text:p>1,997</text:p>
          </table:table-cell>
          <table:table-cell office:value-type="float" office:value="15244933" calcext:value-type="float">
            <text:p>15244933</text:p>
          </table:table-cell>
          <table:table-cell office:value-type="float" office:value="2881495" calcext:value-type="float">
            <text:p>2881495</text:p>
          </table:table-cell>
          <table:table-cell office:value-type="float" office:value="98.358" calcext:value-type="float">
            <text:p>98,35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52" calcext:value-type="float">
            <text:p>1,952</text:p>
          </table:table-cell>
          <table:table-cell office:value-type="float" office:value="14817981" calcext:value-type="float">
            <text:p>14817981</text:p>
          </table:table-cell>
          <table:table-cell office:value-type="float" office:value="2810154" calcext:value-type="float">
            <text:p>2810154</text:p>
          </table:table-cell>
          <table:table-cell office:value-type="float" office:value="98.355" calcext:value-type="float">
            <text:p>98,3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899" calcext:value-type="float">
            <text:p>1,899</text:p>
          </table:table-cell>
          <table:table-cell office:value-type="float" office:value="14399320" calcext:value-type="float">
            <text:p>14399320</text:p>
          </table:table-cell>
          <table:table-cell office:value-type="float" office:value="2737775" calcext:value-type="float">
            <text:p>2737775</text:p>
          </table:table-cell>
          <table:table-cell office:value-type="float" office:value="98.263" calcext:value-type="float">
            <text:p>98,2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868" calcext:value-type="float">
            <text:p>1,868</text:p>
          </table:table-cell>
          <table:table-cell office:value-type="float" office:value="14052224" calcext:value-type="float">
            <text:p>14052224</text:p>
          </table:table-cell>
          <table:table-cell office:value-type="float" office:value="2674457" calcext:value-type="float">
            <text:p>2674457</text:p>
          </table:table-cell>
          <table:table-cell office:value-type="float" office:value="98.339" calcext:value-type="float">
            <text:p>98,33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824" calcext:value-type="float">
            <text:p>1,824</text:p>
          </table:table-cell>
          <table:table-cell office:value-type="float" office:value="13773884" calcext:value-type="float">
            <text:p>13773884</text:p>
          </table:table-cell>
          <table:table-cell office:value-type="float" office:value="2625767" calcext:value-type="float">
            <text:p>2625767</text:p>
          </table:table-cell>
          <table:table-cell office:value-type="float" office:value="98.369" calcext:value-type="float">
            <text:p>98,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792" calcext:value-type="float">
            <text:p>1,792</text:p>
          </table:table-cell>
          <table:table-cell office:value-type="float" office:value="13418419" calcext:value-type="float">
            <text:p>13418419</text:p>
          </table:table-cell>
          <table:table-cell office:value-type="float" office:value="2560585" calcext:value-type="float">
            <text:p>2560585</text:p>
          </table:table-cell>
          <table:table-cell office:value-type="float" office:value="98.321" calcext:value-type="float">
            <text:p>98,3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723" calcext:value-type="float">
            <text:p>1,723</text:p>
          </table:table-cell>
          <table:table-cell office:value-type="float" office:value="13080095" calcext:value-type="float">
            <text:p>13080095</text:p>
          </table:table-cell>
          <table:table-cell office:value-type="float" office:value="2496649" calcext:value-type="float">
            <text:p>2496649</text:p>
          </table:table-cell>
          <table:table-cell office:value-type="float" office:value="98.123" calcext:value-type="float">
            <text:p>98,1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712" calcext:value-type="float">
            <text:p>1,712</text:p>
          </table:table-cell>
          <table:table-cell office:value-type="float" office:value="12864938" calcext:value-type="float">
            <text:p>12864938</text:p>
          </table:table-cell>
          <table:table-cell office:value-type="float" office:value="2462278" calcext:value-type="float">
            <text:p>2462278</text:p>
          </table:table-cell>
          <table:table-cell office:value-type="float" office:value="98.236" calcext:value-type="float">
            <text:p>98,2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648" calcext:value-type="float">
            <text:p>1,648</text:p>
          </table:table-cell>
          <table:table-cell office:value-type="float" office:value="12508459" calcext:value-type="float">
            <text:p>12508459</text:p>
          </table:table-cell>
          <table:table-cell office:value-type="float" office:value="2393801" calcext:value-type="float">
            <text:p>2393801</text:p>
          </table:table-cell>
          <table:table-cell office:value-type="float" office:value="98.255" calcext:value-type="float">
            <text:p>98,2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53" calcext:value-type="float">
            <text:p>1,653</text:p>
          </table:table-cell>
          <table:table-cell office:value-type="float" office:value="12271611" calcext:value-type="float">
            <text:p>12271611</text:p>
          </table:table-cell>
          <table:table-cell office:value-type="float" office:value="2355821" calcext:value-type="float">
            <text:p>2355821</text:p>
          </table:table-cell>
          <table:table-cell office:value-type="float" office:value="98.198" calcext:value-type="float">
            <text:p>98,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592" calcext:value-type="float">
            <text:p>1,592</text:p>
          </table:table-cell>
          <table:table-cell office:value-type="float" office:value="11982069" calcext:value-type="float">
            <text:p>11982069</text:p>
          </table:table-cell>
          <table:table-cell office:value-type="float" office:value="2299486" calcext:value-type="float">
            <text:p>2299486</text:p>
          </table:table-cell>
          <table:table-cell office:value-type="float" office:value="98.224" calcext:value-type="float">
            <text:p>98,2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568" calcext:value-type="float">
            <text:p>1,568</text:p>
          </table:table-cell>
          <table:table-cell office:value-type="float" office:value="11666686" calcext:value-type="float">
            <text:p>11666686</text:p>
          </table:table-cell>
          <table:table-cell office:value-type="float" office:value="2242026" calcext:value-type="float">
            <text:p>2242026</text:p>
          </table:table-cell>
          <table:table-cell office:value-type="float" office:value="98.213" calcext:value-type="float">
            <text:p>98,21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548" calcext:value-type="float">
            <text:p>1,548</text:p>
          </table:table-cell>
          <table:table-cell office:value-type="float" office:value="11483859" calcext:value-type="float">
            <text:p>11483859</text:p>
          </table:table-cell>
          <table:table-cell office:value-type="float" office:value="2209022" calcext:value-type="float">
            <text:p>2209022</text:p>
          </table:table-cell>
          <table:table-cell office:value-type="float" office:value="97.99" calcext:value-type="float">
            <text:p>97,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491" calcext:value-type="float">
            <text:p>1,491</text:p>
          </table:table-cell>
          <table:table-cell office:value-type="float" office:value="11248922" calcext:value-type="float">
            <text:p>11248922</text:p>
          </table:table-cell>
          <table:table-cell office:value-type="float" office:value="2167594" calcext:value-type="float">
            <text:p>2167594</text:p>
          </table:table-cell>
          <table:table-cell office:value-type="float" office:value="98.057" calcext:value-type="float">
            <text:p>98,0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491" calcext:value-type="float">
            <text:p>1,491</text:p>
          </table:table-cell>
          <table:table-cell office:value-type="float" office:value="11050146" calcext:value-type="float">
            <text:p>11050146</text:p>
          </table:table-cell>
          <table:table-cell office:value-type="float" office:value="2129323" calcext:value-type="float">
            <text:p>2129323</text:p>
          </table:table-cell>
          <table:table-cell office:value-type="float" office:value="98.134" calcext:value-type="float">
            <text:p>98,1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431" calcext:value-type="float">
            <text:p>1,431</text:p>
          </table:table-cell>
          <table:table-cell office:value-type="float" office:value="10770634" calcext:value-type="float">
            <text:p>10770634</text:p>
          </table:table-cell>
          <table:table-cell office:value-type="float" office:value="2077532" calcext:value-type="float">
            <text:p>2077532</text:p>
          </table:table-cell>
          <table:table-cell office:value-type="float" office:value="98.061" calcext:value-type="float">
            <text:p>98,0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.436" calcext:value-type="float">
            <text:p>1,436</text:p>
          </table:table-cell>
          <table:table-cell office:value-type="float" office:value="10591835" calcext:value-type="float">
            <text:p>10591835</text:p>
          </table:table-cell>
          <table:table-cell office:value-type="float" office:value="2045483" calcext:value-type="float">
            <text:p>2045483</text:p>
          </table:table-cell>
          <table:table-cell office:value-type="float" office:value="97.914" calcext:value-type="float">
            <text:p>97,9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376" calcext:value-type="float">
            <text:p>1,376</text:p>
          </table:table-cell>
          <table:table-cell office:value-type="float" office:value="10331248" calcext:value-type="float">
            <text:p>10331248</text:p>
          </table:table-cell>
          <table:table-cell office:value-type="float" office:value="1996249" calcext:value-type="float">
            <text:p>1996249</text:p>
          </table:table-cell>
          <table:table-cell office:value-type="float" office:value="98.039" calcext:value-type="float">
            <text:p>98,0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371" calcext:value-type="float">
            <text:p>1,371</text:p>
          </table:table-cell>
          <table:table-cell office:value-type="float" office:value="10113464" calcext:value-type="float">
            <text:p>10113464</text:p>
          </table:table-cell>
          <table:table-cell office:value-type="float" office:value="1957051" calcext:value-type="float">
            <text:p>1957051</text:p>
          </table:table-cell>
          <table:table-cell office:value-type="float" office:value="98.038" calcext:value-type="float">
            <text:p>98,0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351" calcext:value-type="float">
            <text:p>1,351</text:p>
          </table:table-cell>
          <table:table-cell office:value-type="float" office:value="9962629" calcext:value-type="float">
            <text:p>9962629</text:p>
          </table:table-cell>
          <table:table-cell office:value-type="float" office:value="1928655" calcext:value-type="float">
            <text:p>1928655</text:p>
          </table:table-cell>
          <table:table-cell office:value-type="float" office:value="97.978" calcext:value-type="float">
            <text:p>97,9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303" calcext:value-type="float">
            <text:p>1,303</text:p>
          </table:table-cell>
          <table:table-cell office:value-type="float" office:value="9684666" calcext:value-type="float">
            <text:p>9684666</text:p>
          </table:table-cell>
          <table:table-cell office:value-type="float" office:value="1877688" calcext:value-type="float">
            <text:p>1877688</text:p>
          </table:table-cell>
          <table:table-cell office:value-type="float" office:value="98.019" calcext:value-type="float">
            <text:p>98,0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88" calcext:value-type="float">
            <text:p>1,288</text:p>
          </table:table-cell>
          <table:table-cell office:value-type="float" office:value="9511396" calcext:value-type="float">
            <text:p>9511396</text:p>
          </table:table-cell>
          <table:table-cell office:value-type="float" office:value="1844139" calcext:value-type="float">
            <text:p>1844139</text:p>
          </table:table-cell>
          <table:table-cell office:value-type="float" office:value="97.974" calcext:value-type="float">
            <text:p>97,9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63" calcext:value-type="float">
            <text:p>1,263</text:p>
          </table:table-cell>
          <table:table-cell office:value-type="float" office:value="9317056" calcext:value-type="float">
            <text:p>9317056</text:p>
          </table:table-cell>
          <table:table-cell office:value-type="float" office:value="1808262" calcext:value-type="float">
            <text:p>1808262</text:p>
          </table:table-cell>
          <table:table-cell office:value-type="float" office:value="97.995" calcext:value-type="float">
            <text:p>97,9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39" calcext:value-type="float">
            <text:p>1,239</text:p>
          </table:table-cell>
          <table:table-cell office:value-type="float" office:value="9193846" calcext:value-type="float">
            <text:p>9193846</text:p>
          </table:table-cell>
          <table:table-cell office:value-type="float" office:value="1785507" calcext:value-type="float">
            <text:p>1785507</text:p>
          </table:table-cell>
          <table:table-cell office:value-type="float" office:value="97.802" calcext:value-type="float">
            <text:p>97,80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16" calcext:value-type="float">
            <text:p>1,216</text:p>
          </table:table-cell>
          <table:table-cell office:value-type="float" office:value="8978930" calcext:value-type="float">
            <text:p>8978930</text:p>
          </table:table-cell>
          <table:table-cell office:value-type="float" office:value="1744429" calcext:value-type="float">
            <text:p>1744429</text:p>
          </table:table-cell>
          <table:table-cell office:value-type="float" office:value="97.874" calcext:value-type="float">
            <text:p>97,8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187" calcext:value-type="float">
            <text:p>1,187</text:p>
          </table:table-cell>
          <table:table-cell office:value-type="float" office:value="8802337" calcext:value-type="float">
            <text:p>8802337</text:p>
          </table:table-cell>
          <table:table-cell office:value-type="float" office:value="1712165" calcext:value-type="float">
            <text:p>1712165</text:p>
          </table:table-cell>
          <table:table-cell office:value-type="float" office:value="97.818" calcext:value-type="float">
            <text:p>97,8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.164" calcext:value-type="float">
            <text:p>1,164</text:p>
          </table:table-cell>
          <table:table-cell office:value-type="float" office:value="8583351" calcext:value-type="float">
            <text:p>8583351</text:p>
          </table:table-cell>
          <table:table-cell office:value-type="float" office:value="1669830" calcext:value-type="float">
            <text:p>1669830</text:p>
          </table:table-cell>
          <table:table-cell office:value-type="float" office:value="97.835" calcext:value-type="float">
            <text:p>97,8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134" calcext:value-type="float">
            <text:p>1,134</text:p>
          </table:table-cell>
          <table:table-cell office:value-type="float" office:value="8428817" calcext:value-type="float">
            <text:p>8428817</text:p>
          </table:table-cell>
          <table:table-cell office:value-type="float" office:value="1639322" calcext:value-type="float">
            <text:p>1639322</text:p>
          </table:table-cell>
          <table:table-cell office:value-type="float" office:value="97.929" calcext:value-type="float">
            <text:p>97,9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146" calcext:value-type="float">
            <text:p>1,146</text:p>
          </table:table-cell>
          <table:table-cell office:value-type="float" office:value="8339757" calcext:value-type="float">
            <text:p>8339757</text:p>
          </table:table-cell>
          <table:table-cell office:value-type="float" office:value="1626003" calcext:value-type="float">
            <text:p>1626003</text:p>
          </table:table-cell>
          <table:table-cell office:value-type="float" office:value="97.449" calcext:value-type="float">
            <text:p>97,4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.11" calcext:value-type="float">
            <text:p>1,11</text:p>
          </table:table-cell>
          <table:table-cell office:value-type="float" office:value="8149470" calcext:value-type="float">
            <text:p>8149470</text:p>
          </table:table-cell>
          <table:table-cell office:value-type="float" office:value="1589349" calcext:value-type="float">
            <text:p>1589349</text:p>
          </table:table-cell>
          <table:table-cell office:value-type="float" office:value="97.771" calcext:value-type="float">
            <text:p>97,7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.093" calcext:value-type="float">
            <text:p>1,093</text:p>
          </table:table-cell>
          <table:table-cell office:value-type="float" office:value="7944732" calcext:value-type="float">
            <text:p>7944732</text:p>
          </table:table-cell>
          <table:table-cell office:value-type="float" office:value="1550519" calcext:value-type="float">
            <text:p>1550519</text:p>
          </table:table-cell>
          <table:table-cell office:value-type="float" office:value="97.648" calcext:value-type="float">
            <text:p>97,6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052" calcext:value-type="float">
            <text:p>1,052</text:p>
          </table:table-cell>
          <table:table-cell office:value-type="float" office:value="7803073" calcext:value-type="float">
            <text:p>7803073</text:p>
          </table:table-cell>
          <table:table-cell office:value-type="float" office:value="1521851" calcext:value-type="float">
            <text:p>1521851</text:p>
          </table:table-cell>
          <table:table-cell office:value-type="float" office:value="97.786" calcext:value-type="float">
            <text:p>97,7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.026" calcext:value-type="float">
            <text:p>1,026</text:p>
          </table:table-cell>
          <table:table-cell office:value-type="float" office:value="7588647" calcext:value-type="float">
            <text:p>7588647</text:p>
          </table:table-cell>
          <table:table-cell office:value-type="float" office:value="1481579" calcext:value-type="float">
            <text:p>1481579</text:p>
          </table:table-cell>
          <table:table-cell office:value-type="float" office:value="97.672" calcext:value-type="float">
            <text:p>97,67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043" calcext:value-type="float">
            <text:p>1,043</text:p>
          </table:table-cell>
          <table:table-cell office:value-type="float" office:value="7517465" calcext:value-type="float">
            <text:p>7517465</text:p>
          </table:table-cell>
          <table:table-cell office:value-type="float" office:value="1468395" calcext:value-type="float">
            <text:p>1468395</text:p>
          </table:table-cell>
          <table:table-cell office:value-type="float" office:value="97.675" calcext:value-type="float">
            <text:p>97,67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.012" calcext:value-type="float">
            <text:p>1,012</text:p>
          </table:table-cell>
          <table:table-cell office:value-type="float" office:value="7373109" calcext:value-type="float">
            <text:p>7373109</text:p>
          </table:table-cell>
          <table:table-cell office:value-type="float" office:value="1440850" calcext:value-type="float">
            <text:p>1440850</text:p>
          </table:table-cell>
          <table:table-cell office:value-type="float" office:value="97.65" calcext:value-type="float">
            <text:p>97,6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78" calcext:value-type="float">
            <text:p>0,978</text:p>
          </table:table-cell>
          <table:table-cell office:value-type="float" office:value="7222913" calcext:value-type="float">
            <text:p>7222913</text:p>
          </table:table-cell>
          <table:table-cell office:value-type="float" office:value="1413939" calcext:value-type="float">
            <text:p>1413939</text:p>
          </table:table-cell>
          <table:table-cell office:value-type="float" office:value="97.698" calcext:value-type="float">
            <text:p>97,69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68" calcext:value-type="float">
            <text:p>0,968</text:p>
          </table:table-cell>
          <table:table-cell office:value-type="float" office:value="7068375" calcext:value-type="float">
            <text:p>7068375</text:p>
          </table:table-cell>
          <table:table-cell office:value-type="float" office:value="1383740" calcext:value-type="float">
            <text:p>1383740</text:p>
          </table:table-cell>
          <table:table-cell office:value-type="float" office:value="97.584" calcext:value-type="float">
            <text:p>97,58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5" calcext:value-type="float">
            <text:p>0,95</text:p>
          </table:table-cell>
          <table:table-cell office:value-type="float" office:value="6907405" calcext:value-type="float">
            <text:p>6907405</text:p>
          </table:table-cell>
          <table:table-cell office:value-type="float" office:value="1352357" calcext:value-type="float">
            <text:p>1352357</text:p>
          </table:table-cell>
          <table:table-cell office:value-type="float" office:value="97.668" calcext:value-type="float">
            <text:p>97,66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7" calcext:value-type="float">
            <text:p>0,927</text:p>
          </table:table-cell>
          <table:table-cell office:value-type="float" office:value="6730313" calcext:value-type="float">
            <text:p>6730313</text:p>
          </table:table-cell>
          <table:table-cell office:value-type="float" office:value="1319717" calcext:value-type="float">
            <text:p>1319717</text:p>
          </table:table-cell>
          <table:table-cell office:value-type="float" office:value="97.602" calcext:value-type="float">
            <text:p>97,60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19" calcext:value-type="float">
            <text:p>0,919</text:p>
          </table:table-cell>
          <table:table-cell office:value-type="float" office:value="6604122" calcext:value-type="float">
            <text:p>6604122</text:p>
          </table:table-cell>
          <table:table-cell office:value-type="float" office:value="1294159" calcext:value-type="float">
            <text:p>1294159</text:p>
          </table:table-cell>
          <table:table-cell office:value-type="float" office:value="97.353" calcext:value-type="float">
            <text:p>97,3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86" calcext:value-type="float">
            <text:p>0,886</text:p>
          </table:table-cell>
          <table:table-cell office:value-type="float" office:value="6475996" calcext:value-type="float">
            <text:p>6475996</text:p>
          </table:table-cell>
          <table:table-cell office:value-type="float" office:value="1271373" calcext:value-type="float">
            <text:p>1271373</text:p>
          </table:table-cell>
          <table:table-cell office:value-type="float" office:value="97.417" calcext:value-type="float">
            <text:p>97,4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82" calcext:value-type="float">
            <text:p>0,882</text:p>
          </table:table-cell>
          <table:table-cell office:value-type="float" office:value="6353570" calcext:value-type="float">
            <text:p>6353570</text:p>
          </table:table-cell>
          <table:table-cell office:value-type="float" office:value="1246425" calcext:value-type="float">
            <text:p>1246425</text:p>
          </table:table-cell>
          <table:table-cell office:value-type="float" office:value="97.502" calcext:value-type="float">
            <text:p>97,50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5" calcext:value-type="float">
            <text:p>0,865</text:p>
          </table:table-cell>
          <table:table-cell office:value-type="float" office:value="6237775" calcext:value-type="float">
            <text:p>6237775</text:p>
          </table:table-cell>
          <table:table-cell office:value-type="float" office:value="1224950" calcext:value-type="float">
            <text:p>1224950</text:p>
          </table:table-cell>
          <table:table-cell office:value-type="float" office:value="97.26" calcext:value-type="float">
            <text:p>97,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7" calcext:value-type="float">
            <text:p>0,87</text:p>
          </table:table-cell>
          <table:table-cell office:value-type="float" office:value="6111008" calcext:value-type="float">
            <text:p>6111008</text:p>
          </table:table-cell>
          <table:table-cell office:value-type="float" office:value="1202154" calcext:value-type="float">
            <text:p>1202154</text:p>
          </table:table-cell>
          <table:table-cell office:value-type="float" office:value="97.544" calcext:value-type="float">
            <text:p>97,5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45" calcext:value-type="float">
            <text:p>0,845</text:p>
          </table:table-cell>
          <table:table-cell office:value-type="float" office:value="5984448" calcext:value-type="float">
            <text:p>5984448</text:p>
          </table:table-cell>
          <table:table-cell office:value-type="float" office:value="1175868" calcext:value-type="float">
            <text:p>1175868</text:p>
          </table:table-cell>
          <table:table-cell office:value-type="float" office:value="97.558" calcext:value-type="float">
            <text:p>97,55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2" calcext:value-type="float">
            <text:p>0,82</text:p>
          </table:table-cell>
          <table:table-cell office:value-type="float" office:value="5863081" calcext:value-type="float">
            <text:p>5863081</text:p>
          </table:table-cell>
          <table:table-cell office:value-type="float" office:value="1152350" calcext:value-type="float">
            <text:p>1152350</text:p>
          </table:table-cell>
          <table:table-cell office:value-type="float" office:value="97.392" calcext:value-type="float">
            <text:p>97,3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17" calcext:value-type="float">
            <text:p>0,817</text:p>
          </table:table-cell>
          <table:table-cell office:value-type="float" office:value="5739200" calcext:value-type="float">
            <text:p>5739200</text:p>
          </table:table-cell>
          <table:table-cell office:value-type="float" office:value="1129314" calcext:value-type="float">
            <text:p>1129314</text:p>
          </table:table-cell>
          <table:table-cell office:value-type="float" office:value="97.441" calcext:value-type="float">
            <text:p>97,4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99" calcext:value-type="float">
            <text:p>0,799</text:p>
          </table:table-cell>
          <table:table-cell office:value-type="float" office:value="5664754" calcext:value-type="float">
            <text:p>5664754</text:p>
          </table:table-cell>
          <table:table-cell office:value-type="float" office:value="1115363" calcext:value-type="float">
            <text:p>1115363</text:p>
          </table:table-cell>
          <table:table-cell office:value-type="float" office:value="96.71" calcext:value-type="float">
            <text:p>96,7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7" calcext:value-type="float">
            <text:p>0,77</text:p>
          </table:table-cell>
          <table:table-cell office:value-type="float" office:value="5537618" calcext:value-type="float">
            <text:p>5537618</text:p>
          </table:table-cell>
          <table:table-cell office:value-type="float" office:value="1089494" calcext:value-type="float">
            <text:p>1089494</text:p>
          </table:table-cell>
          <table:table-cell office:value-type="float" office:value="97.351" calcext:value-type="float">
            <text:p>97,35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62" calcext:value-type="float">
            <text:p>0,762</text:p>
          </table:table-cell>
          <table:table-cell office:value-type="float" office:value="5432698" calcext:value-type="float">
            <text:p>5432698</text:p>
          </table:table-cell>
          <table:table-cell office:value-type="float" office:value="1070579" calcext:value-type="float">
            <text:p>1070579</text:p>
          </table:table-cell>
          <table:table-cell office:value-type="float" office:value="97.288" calcext:value-type="float">
            <text:p>97,2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57" calcext:value-type="float">
            <text:p>0,757</text:p>
          </table:table-cell>
          <table:table-cell office:value-type="float" office:value="5308242" calcext:value-type="float">
            <text:p>5308242</text:p>
          </table:table-cell>
          <table:table-cell office:value-type="float" office:value="1047198" calcext:value-type="float">
            <text:p>1047198</text:p>
          </table:table-cell>
          <table:table-cell office:value-type="float" office:value="96.98" calcext:value-type="float">
            <text:p>96,9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25" calcext:value-type="float">
            <text:p>0,725</text:p>
          </table:table-cell>
          <table:table-cell office:value-type="float" office:value="5189271" calcext:value-type="float">
            <text:p>5189271</text:p>
          </table:table-cell>
          <table:table-cell office:value-type="float" office:value="1022606" calcext:value-type="float">
            <text:p>1022606</text:p>
          </table:table-cell>
          <table:table-cell office:value-type="float" office:value="97.022" calcext:value-type="float">
            <text:p>97,0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17" calcext:value-type="float">
            <text:p>0,717</text:p>
          </table:table-cell>
          <table:table-cell office:value-type="float" office:value="5124185" calcext:value-type="float">
            <text:p>5124185</text:p>
          </table:table-cell>
          <table:table-cell office:value-type="float" office:value="1011772" calcext:value-type="float">
            <text:p>1011772</text:p>
          </table:table-cell>
          <table:table-cell office:value-type="float" office:value="97.007" calcext:value-type="float">
            <text:p>97,00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06" calcext:value-type="float">
            <text:p>0,706</text:p>
          </table:table-cell>
          <table:table-cell office:value-type="float" office:value="4987723" calcext:value-type="float">
            <text:p>4987723</text:p>
          </table:table-cell>
          <table:table-cell office:value-type="float" office:value="984943" calcext:value-type="float">
            <text:p>984943</text:p>
          </table:table-cell>
          <table:table-cell office:value-type="float" office:value="97.325" calcext:value-type="float">
            <text:p>97,3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13" calcext:value-type="float">
            <text:p>0,713</text:p>
          </table:table-cell>
          <table:table-cell office:value-type="float" office:value="4948787" calcext:value-type="float">
            <text:p>4948787</text:p>
          </table:table-cell>
          <table:table-cell office:value-type="float" office:value="977515" calcext:value-type="float">
            <text:p>977515</text:p>
          </table:table-cell>
          <table:table-cell office:value-type="float" office:value="97.19" calcext:value-type="float">
            <text:p>97,1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84" calcext:value-type="float">
            <text:p>0,684</text:p>
          </table:table-cell>
          <table:table-cell office:value-type="float" office:value="4846043" calcext:value-type="float">
            <text:p>4846043</text:p>
          </table:table-cell>
          <table:table-cell office:value-type="float" office:value="958126" calcext:value-type="float">
            <text:p>958126</text:p>
          </table:table-cell>
          <table:table-cell office:value-type="float" office:value="97.327" calcext:value-type="float">
            <text:p>97,32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81" calcext:value-type="float">
            <text:p>0,681</text:p>
          </table:table-cell>
          <table:table-cell office:value-type="float" office:value="4730742" calcext:value-type="float">
            <text:p>4730742</text:p>
          </table:table-cell>
          <table:table-cell office:value-type="float" office:value="935909" calcext:value-type="float">
            <text:p>935909</text:p>
          </table:table-cell>
          <table:table-cell office:value-type="float" office:value="97.159" calcext:value-type="float">
            <text:p>97,15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2" calcext:value-type="float">
            <text:p>0,652</text:p>
          </table:table-cell>
          <table:table-cell office:value-type="float" office:value="4614283" calcext:value-type="float">
            <text:p>4614283</text:p>
          </table:table-cell>
          <table:table-cell office:value-type="float" office:value="912266" calcext:value-type="float">
            <text:p>912266</text:p>
          </table:table-cell>
          <table:table-cell office:value-type="float" office:value="97.02" calcext:value-type="float">
            <text:p>97,0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57" calcext:value-type="float">
            <text:p>0,657</text:p>
          </table:table-cell>
          <table:table-cell office:value-type="float" office:value="4540048" calcext:value-type="float">
            <text:p>4540048</text:p>
          </table:table-cell>
          <table:table-cell office:value-type="float" office:value="898278" calcext:value-type="float">
            <text:p>898278</text:p>
          </table:table-cell>
          <table:table-cell office:value-type="float" office:value="96.875" calcext:value-type="float">
            <text:p>96,87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23" calcext:value-type="float">
            <text:p>0,623</text:p>
          </table:table-cell>
          <table:table-cell office:value-type="float" office:value="4421401" calcext:value-type="float">
            <text:p>4421401</text:p>
          </table:table-cell>
          <table:table-cell office:value-type="float" office:value="875550" calcext:value-type="float">
            <text:p>875550</text:p>
          </table:table-cell>
          <table:table-cell office:value-type="float" office:value="97.176" calcext:value-type="float">
            <text:p>97,17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9" calcext:value-type="float">
            <text:p>0,619</text:p>
          </table:table-cell>
          <table:table-cell office:value-type="float" office:value="4380470" calcext:value-type="float">
            <text:p>4380470</text:p>
          </table:table-cell>
          <table:table-cell office:value-type="float" office:value="869305" calcext:value-type="float">
            <text:p>869305</text:p>
          </table:table-cell>
          <table:table-cell office:value-type="float" office:value="97.294" calcext:value-type="float">
            <text:p>97,29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8" calcext:value-type="float">
            <text:p>0,608</text:p>
          </table:table-cell>
          <table:table-cell office:value-type="float" office:value="4261568" calcext:value-type="float">
            <text:p>4261568</text:p>
          </table:table-cell>
          <table:table-cell office:value-type="float" office:value="845469" calcext:value-type="float">
            <text:p>845469</text:p>
          </table:table-cell>
          <table:table-cell office:value-type="float" office:value="97.037" calcext:value-type="float">
            <text:p>97,0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92" calcext:value-type="float">
            <text:p>0,592</text:p>
          </table:table-cell>
          <table:table-cell office:value-type="float" office:value="4124120" calcext:value-type="float">
            <text:p>4124120</text:p>
          </table:table-cell>
          <table:table-cell office:value-type="float" office:value="817451" calcext:value-type="float">
            <text:p>817451</text:p>
          </table:table-cell>
          <table:table-cell office:value-type="float" office:value="96.638" calcext:value-type="float">
            <text:p>96,63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86" calcext:value-type="float">
            <text:p>0,586</text:p>
          </table:table-cell>
          <table:table-cell office:value-type="float" office:value="4082077" calcext:value-type="float">
            <text:p>4082077</text:p>
          </table:table-cell>
          <table:table-cell office:value-type="float" office:value="809960" calcext:value-type="float">
            <text:p>809960</text:p>
          </table:table-cell>
          <table:table-cell office:value-type="float" office:value="96.291" calcext:value-type="float">
            <text:p>96,2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587" calcext:value-type="float">
            <text:p>0,587</text:p>
          </table:table-cell>
          <table:table-cell office:value-type="float" office:value="4027911" calcext:value-type="float">
            <text:p>4027911</text:p>
          </table:table-cell>
          <table:table-cell office:value-type="float" office:value="801120" calcext:value-type="float">
            <text:p>801120</text:p>
          </table:table-cell>
          <table:table-cell office:value-type="float" office:value="96.914" calcext:value-type="float">
            <text:p>96,9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567" calcext:value-type="float">
            <text:p>0,567</text:p>
          </table:table-cell>
          <table:table-cell office:value-type="float" office:value="3956883" calcext:value-type="float">
            <text:p>3956883</text:p>
          </table:table-cell>
          <table:table-cell office:value-type="float" office:value="784708" calcext:value-type="float">
            <text:p>784708</text:p>
          </table:table-cell>
          <table:table-cell office:value-type="float" office:value="96.811" calcext:value-type="float">
            <text:p>96,81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57" calcext:value-type="float">
            <text:p>0,557</text:p>
          </table:table-cell>
          <table:table-cell office:value-type="float" office:value="3837441" calcext:value-type="float">
            <text:p>3837441</text:p>
          </table:table-cell>
          <table:table-cell office:value-type="float" office:value="761540" calcext:value-type="float">
            <text:p>761540</text:p>
          </table:table-cell>
          <table:table-cell office:value-type="float" office:value="96.638" calcext:value-type="float">
            <text:p>96,63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3" calcext:value-type="float">
            <text:p>0,543</text:p>
          </table:table-cell>
          <table:table-cell office:value-type="float" office:value="3793023" calcext:value-type="float">
            <text:p>3793023</text:p>
          </table:table-cell>
          <table:table-cell office:value-type="float" office:value="754403" calcext:value-type="float">
            <text:p>754403</text:p>
          </table:table-cell>
          <table:table-cell office:value-type="float" office:value="96.755" calcext:value-type="float">
            <text:p>96,75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24" calcext:value-type="float">
            <text:p>0,524</text:p>
          </table:table-cell>
          <table:table-cell office:value-type="float" office:value="3652337" calcext:value-type="float">
            <text:p>3652337</text:p>
          </table:table-cell>
          <table:table-cell office:value-type="float" office:value="726090" calcext:value-type="float">
            <text:p>726090</text:p>
          </table:table-cell>
          <table:table-cell office:value-type="float" office:value="96.889" calcext:value-type="float">
            <text:p>96,88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29" calcext:value-type="float">
            <text:p>0,529</text:p>
          </table:table-cell>
          <table:table-cell office:value-type="float" office:value="3595439" calcext:value-type="float">
            <text:p>3595439</text:p>
          </table:table-cell>
          <table:table-cell office:value-type="float" office:value="715403" calcext:value-type="float">
            <text:p>715403</text:p>
          </table:table-cell>
          <table:table-cell office:value-type="float" office:value="96.437" calcext:value-type="float">
            <text:p>96,4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17" calcext:value-type="float">
            <text:p>0,517</text:p>
          </table:table-cell>
          <table:table-cell office:value-type="float" office:value="3549366" calcext:value-type="float">
            <text:p>3549366</text:p>
          </table:table-cell>
          <table:table-cell office:value-type="float" office:value="706657" calcext:value-type="float">
            <text:p>706657</text:p>
          </table:table-cell>
          <table:table-cell office:value-type="float" office:value="96.483" calcext:value-type="float">
            <text:p>96,4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01" calcext:value-type="float">
            <text:p>0,501</text:p>
          </table:table-cell>
          <table:table-cell office:value-type="float" office:value="3479301" calcext:value-type="float">
            <text:p>3479301</text:p>
          </table:table-cell>
          <table:table-cell office:value-type="float" office:value="693380" calcext:value-type="float">
            <text:p>693380</text:p>
          </table:table-cell>
          <table:table-cell office:value-type="float" office:value="97.141" calcext:value-type="float">
            <text:p>97,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498" calcext:value-type="float">
            <text:p>0,498</text:p>
          </table:table-cell>
          <table:table-cell office:value-type="float" office:value="3427220" calcext:value-type="float">
            <text:p>3427220</text:p>
          </table:table-cell>
          <table:table-cell office:value-type="float" office:value="683949" calcext:value-type="float">
            <text:p>683949</text:p>
          </table:table-cell>
          <table:table-cell office:value-type="float" office:value="96.793" calcext:value-type="float">
            <text:p>96,79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83" calcext:value-type="float">
            <text:p>0,483</text:p>
          </table:table-cell>
          <table:table-cell office:value-type="float" office:value="3315883" calcext:value-type="float">
            <text:p>3315883</text:p>
          </table:table-cell>
          <table:table-cell office:value-type="float" office:value="662127" calcext:value-type="float">
            <text:p>662127</text:p>
          </table:table-cell>
          <table:table-cell office:value-type="float" office:value="95.726" calcext:value-type="float">
            <text:p>95,7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477" calcext:value-type="float">
            <text:p>0,477</text:p>
          </table:table-cell>
          <table:table-cell office:value-type="float" office:value="3281882" calcext:value-type="float">
            <text:p>3281882</text:p>
          </table:table-cell>
          <table:table-cell office:value-type="float" office:value="655583" calcext:value-type="float">
            <text:p>655583</text:p>
          </table:table-cell>
          <table:table-cell office:value-type="float" office:value="96.881" calcext:value-type="float">
            <text:p>96,8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48" calcext:value-type="float">
            <text:p>0,48</text:p>
          </table:table-cell>
          <table:table-cell office:value-type="float" office:value="3253033" calcext:value-type="float">
            <text:p>3253033</text:p>
          </table:table-cell>
          <table:table-cell office:value-type="float" office:value="650069" calcext:value-type="float">
            <text:p>650069</text:p>
          </table:table-cell>
          <table:table-cell office:value-type="float" office:value="96.741" calcext:value-type="float">
            <text:p>96,74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469" calcext:value-type="float">
            <text:p>0,469</text:p>
          </table:table-cell>
          <table:table-cell office:value-type="float" office:value="3148395" calcext:value-type="float">
            <text:p>3148395</text:p>
          </table:table-cell>
          <table:table-cell office:value-type="float" office:value="628713" calcext:value-type="float">
            <text:p>628713</text:p>
          </table:table-cell>
          <table:table-cell office:value-type="float" office:value="93.735" calcext:value-type="float">
            <text:p>93,73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462" calcext:value-type="float">
            <text:p>0,462</text:p>
          </table:table-cell>
          <table:table-cell office:value-type="float" office:value="3089238" calcext:value-type="float">
            <text:p>3089238</text:p>
          </table:table-cell>
          <table:table-cell office:value-type="float" office:value="616922" calcext:value-type="float">
            <text:p>616922</text:p>
          </table:table-cell>
          <table:table-cell office:value-type="float" office:value="93.97" calcext:value-type="float">
            <text:p>93,9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449" calcext:value-type="float">
            <text:p>0,449</text:p>
          </table:table-cell>
          <table:table-cell office:value-type="float" office:value="3052076" calcext:value-type="float">
            <text:p>3052076</text:p>
          </table:table-cell>
          <table:table-cell office:value-type="float" office:value="610447" calcext:value-type="float">
            <text:p>610447</text:p>
          </table:table-cell>
          <table:table-cell office:value-type="float" office:value="93.394" calcext:value-type="float">
            <text:p>93,39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44" calcext:value-type="float">
            <text:p>0,44</text:p>
          </table:table-cell>
          <table:table-cell office:value-type="float" office:value="3011688" calcext:value-type="float">
            <text:p>3011688</text:p>
          </table:table-cell>
          <table:table-cell office:value-type="float" office:value="602116" calcext:value-type="float">
            <text:p>602116</text:p>
          </table:table-cell>
          <table:table-cell office:value-type="float" office:value="96.432" calcext:value-type="float">
            <text:p>96,43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34" calcext:value-type="float">
            <text:p>0,434</text:p>
          </table:table-cell>
          <table:table-cell office:value-type="float" office:value="2957031" calcext:value-type="float">
            <text:p>2957031</text:p>
          </table:table-cell>
          <table:table-cell office:value-type="float" office:value="591373" calcext:value-type="float">
            <text:p>591373</text:p>
          </table:table-cell>
          <table:table-cell office:value-type="float" office:value="95.986" calcext:value-type="float">
            <text:p>95,9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421" calcext:value-type="float">
            <text:p>0,421</text:p>
          </table:table-cell>
          <table:table-cell office:value-type="float" office:value="2866793" calcext:value-type="float">
            <text:p>2866793</text:p>
          </table:table-cell>
          <table:table-cell office:value-type="float" office:value="573846" calcext:value-type="float">
            <text:p>573846</text:p>
          </table:table-cell>
          <table:table-cell office:value-type="float" office:value="94.954" calcext:value-type="float">
            <text:p>94,95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28" calcext:value-type="float">
            <text:p>0,428</text:p>
          </table:table-cell>
          <table:table-cell office:value-type="float" office:value="2839389" calcext:value-type="float">
            <text:p>2839389</text:p>
          </table:table-cell>
          <table:table-cell office:value-type="float" office:value="569549" calcext:value-type="float">
            <text:p>569549</text:p>
          </table:table-cell>
          <table:table-cell office:value-type="float" office:value="96.32" calcext:value-type="float">
            <text:p>96,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08" calcext:value-type="float">
            <text:p>0,408</text:p>
          </table:table-cell>
          <table:table-cell office:value-type="float" office:value="2764928" calcext:value-type="float">
            <text:p>2764928</text:p>
          </table:table-cell>
          <table:table-cell office:value-type="float" office:value="553521" calcext:value-type="float">
            <text:p>553521</text:p>
          </table:table-cell>
          <table:table-cell office:value-type="float" office:value="92.958" calcext:value-type="float">
            <text:p>92,9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11" calcext:value-type="float">
            <text:p>0,411</text:p>
          </table:table-cell>
          <table:table-cell office:value-type="float" office:value="2744197" calcext:value-type="float">
            <text:p>2744197</text:p>
          </table:table-cell>
          <table:table-cell office:value-type="float" office:value="549873" calcext:value-type="float">
            <text:p>549873</text:p>
          </table:table-cell>
          <table:table-cell office:value-type="float" office:value="95.291" calcext:value-type="float">
            <text:p>95,29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02" calcext:value-type="float">
            <text:p>0,402</text:p>
          </table:table-cell>
          <table:table-cell office:value-type="float" office:value="2668871" calcext:value-type="float">
            <text:p>2668871</text:p>
          </table:table-cell>
          <table:table-cell office:value-type="float" office:value="534860" calcext:value-type="float">
            <text:p>534860</text:p>
          </table:table-cell>
          <table:table-cell office:value-type="float" office:value="96.588" calcext:value-type="float">
            <text:p>96,5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88" calcext:value-type="float">
            <text:p>0,388</text:p>
          </table:table-cell>
          <table:table-cell office:value-type="float" office:value="2593028" calcext:value-type="float">
            <text:p>2593028</text:p>
          </table:table-cell>
          <table:table-cell office:value-type="float" office:value="520025" calcext:value-type="float">
            <text:p>520025</text:p>
          </table:table-cell>
          <table:table-cell office:value-type="float" office:value="96.285" calcext:value-type="float">
            <text:p>96,2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86" calcext:value-type="float">
            <text:p>0,386</text:p>
          </table:table-cell>
          <table:table-cell office:value-type="float" office:value="2553228" calcext:value-type="float">
            <text:p>2553228</text:p>
          </table:table-cell>
          <table:table-cell office:value-type="float" office:value="512832" calcext:value-type="float">
            <text:p>512832</text:p>
          </table:table-cell>
          <table:table-cell office:value-type="float" office:value="96.215" calcext:value-type="float">
            <text:p>96,2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72" calcext:value-type="float">
            <text:p>0,372</text:p>
          </table:table-cell>
          <table:table-cell office:value-type="float" office:value="2491419" calcext:value-type="float">
            <text:p>2491419</text:p>
          </table:table-cell>
          <table:table-cell office:value-type="float" office:value="501348" calcext:value-type="float">
            <text:p>501348</text:p>
          </table:table-cell>
          <table:table-cell office:value-type="float" office:value="96.146" calcext:value-type="float">
            <text:p>96,14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8" calcext:value-type="float">
            <text:p>0,38</text:p>
          </table:table-cell>
          <table:table-cell office:value-type="float" office:value="2496113" calcext:value-type="float">
            <text:p>2496113</text:p>
          </table:table-cell>
          <table:table-cell office:value-type="float" office:value="499855" calcext:value-type="float">
            <text:p>499855</text:p>
          </table:table-cell>
          <table:table-cell office:value-type="float" office:value="92.816" calcext:value-type="float">
            <text:p>92,81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62" calcext:value-type="float">
            <text:p>0,362</text:p>
          </table:table-cell>
          <table:table-cell office:value-type="float" office:value="2391000" calcext:value-type="float">
            <text:p>2391000</text:p>
          </table:table-cell>
          <table:table-cell office:value-type="float" office:value="481117" calcext:value-type="float">
            <text:p>481117</text:p>
          </table:table-cell>
          <table:table-cell office:value-type="float" office:value="96.322" calcext:value-type="float">
            <text:p>96,3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57" calcext:value-type="float">
            <text:p>0,357</text:p>
          </table:table-cell>
          <table:table-cell office:value-type="float" office:value="2364670" calcext:value-type="float">
            <text:p>2364670</text:p>
          </table:table-cell>
          <table:table-cell office:value-type="float" office:value="476076" calcext:value-type="float">
            <text:p>476076</text:p>
          </table:table-cell>
          <table:table-cell office:value-type="float" office:value="96.565" calcext:value-type="float">
            <text:p>96,56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349" calcext:value-type="float">
            <text:p>0,349</text:p>
          </table:table-cell>
          <table:table-cell office:value-type="float" office:value="2314106" calcext:value-type="float">
            <text:p>2314106</text:p>
          </table:table-cell>
          <table:table-cell office:value-type="float" office:value="465556" calcext:value-type="float">
            <text:p>465556</text:p>
          </table:table-cell>
          <table:table-cell office:value-type="float" office:value="93.209" calcext:value-type="float">
            <text:p>93,20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52" calcext:value-type="float">
            <text:p>0,352</text:p>
          </table:table-cell>
          <table:table-cell office:value-type="float" office:value="2297227" calcext:value-type="float">
            <text:p>2297227</text:p>
          </table:table-cell>
          <table:table-cell office:value-type="float" office:value="462108" calcext:value-type="float">
            <text:p>462108</text:p>
          </table:table-cell>
          <table:table-cell office:value-type="float" office:value="95.654" calcext:value-type="float">
            <text:p>95,65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352" calcext:value-type="float">
            <text:p>0,352</text:p>
          </table:table-cell>
          <table:table-cell office:value-type="float" office:value="2255276" calcext:value-type="float">
            <text:p>2255276</text:p>
          </table:table-cell>
          <table:table-cell office:value-type="float" office:value="454495" calcext:value-type="float">
            <text:p>454495</text:p>
          </table:table-cell>
          <table:table-cell office:value-type="float" office:value="96.58" calcext:value-type="float">
            <text:p>96,5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339" calcext:value-type="float">
            <text:p>0,339</text:p>
          </table:table-cell>
          <table:table-cell office:value-type="float" office:value="2203721" calcext:value-type="float">
            <text:p>2203721</text:p>
          </table:table-cell>
          <table:table-cell office:value-type="float" office:value="443767" calcext:value-type="float">
            <text:p>443767</text:p>
          </table:table-cell>
          <table:table-cell office:value-type="float" office:value="93.644" calcext:value-type="float">
            <text:p>93,6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7" calcext:value-type="float">
            <text:p>0,337</text:p>
          </table:table-cell>
          <table:table-cell office:value-type="float" office:value="2172560" calcext:value-type="float">
            <text:p>2172560</text:p>
          </table:table-cell>
          <table:table-cell office:value-type="float" office:value="437499" calcext:value-type="float">
            <text:p>437499</text:p>
          </table:table-cell>
          <table:table-cell office:value-type="float" office:value="96.35" calcext:value-type="float">
            <text:p>96,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29" calcext:value-type="float">
            <text:p>0,329</text:p>
          </table:table-cell>
          <table:table-cell office:value-type="float" office:value="2128286" calcext:value-type="float">
            <text:p>2128286</text:p>
          </table:table-cell>
          <table:table-cell office:value-type="float" office:value="429674" calcext:value-type="float">
            <text:p>429674</text:p>
          </table:table-cell>
          <table:table-cell office:value-type="float" office:value="96.144" calcext:value-type="float">
            <text:p>96,14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335" calcext:value-type="float">
            <text:p>0,335</text:p>
          </table:table-cell>
          <table:table-cell office:value-type="float" office:value="2073040" calcext:value-type="float">
            <text:p>2073040</text:p>
          </table:table-cell>
          <table:table-cell office:value-type="float" office:value="418162" calcext:value-type="float">
            <text:p>418162</text:p>
          </table:table-cell>
          <table:table-cell office:value-type="float" office:value="91.98" calcext:value-type="float">
            <text:p>91,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12" calcext:value-type="float">
            <text:p>0,312</text:p>
          </table:table-cell>
          <table:table-cell office:value-type="float" office:value="2061473" calcext:value-type="float">
            <text:p>2061473</text:p>
          </table:table-cell>
          <table:table-cell office:value-type="float" office:value="416034" calcext:value-type="float">
            <text:p>416034</text:p>
          </table:table-cell>
          <table:table-cell office:value-type="float" office:value="91.907" calcext:value-type="float">
            <text:p>91,9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312" calcext:value-type="float">
            <text:p>0,312</text:p>
          </table:table-cell>
          <table:table-cell office:value-type="float" office:value="2030147" calcext:value-type="float">
            <text:p>2030147</text:p>
          </table:table-cell>
          <table:table-cell office:value-type="float" office:value="409169" calcext:value-type="float">
            <text:p>409169</text:p>
          </table:table-cell>
          <table:table-cell office:value-type="float" office:value="91.676" calcext:value-type="float">
            <text:p>91,6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299" calcext:value-type="float">
            <text:p>0,299</text:p>
          </table:table-cell>
          <table:table-cell office:value-type="float" office:value="1941249" calcext:value-type="float">
            <text:p>1941249</text:p>
          </table:table-cell>
          <table:table-cell office:value-type="float" office:value="391983" calcext:value-type="float">
            <text:p>391983</text:p>
          </table:table-cell>
          <table:table-cell office:value-type="float" office:value="95.285" calcext:value-type="float">
            <text:p>95,2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298" calcext:value-type="float">
            <text:p>0,298</text:p>
          </table:table-cell>
          <table:table-cell office:value-type="float" office:value="1947719" calcext:value-type="float">
            <text:p>1947719</text:p>
          </table:table-cell>
          <table:table-cell office:value-type="float" office:value="393311" calcext:value-type="float">
            <text:p>393311</text:p>
          </table:table-cell>
          <table:table-cell office:value-type="float" office:value="95.882" calcext:value-type="float">
            <text:p>95,88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05" calcext:value-type="float">
            <text:p>0,305</text:p>
          </table:table-cell>
          <table:table-cell office:value-type="float" office:value="1923024" calcext:value-type="float">
            <text:p>1923024</text:p>
          </table:table-cell>
          <table:table-cell office:value-type="float" office:value="388676" calcext:value-type="float">
            <text:p>388676</text:p>
          </table:table-cell>
          <table:table-cell office:value-type="float" office:value="91.97" calcext:value-type="float">
            <text:p>91,9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298" calcext:value-type="float">
            <text:p>0,298</text:p>
          </table:table-cell>
          <table:table-cell office:value-type="float" office:value="1901057" calcext:value-type="float">
            <text:p>1901057</text:p>
          </table:table-cell>
          <table:table-cell office:value-type="float" office:value="385021" calcext:value-type="float">
            <text:p>385021</text:p>
          </table:table-cell>
          <table:table-cell office:value-type="float" office:value="95.416" calcext:value-type="float">
            <text:p>95,4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288" calcext:value-type="float">
            <text:p>0,288</text:p>
          </table:table-cell>
          <table:table-cell office:value-type="float" office:value="1844245" calcext:value-type="float">
            <text:p>1844245</text:p>
          </table:table-cell>
          <table:table-cell office:value-type="float" office:value="373170" calcext:value-type="float">
            <text:p>373170</text:p>
          </table:table-cell>
          <table:table-cell office:value-type="float" office:value="95.454" calcext:value-type="float">
            <text:p>95,45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286" calcext:value-type="float">
            <text:p>0,286</text:p>
          </table:table-cell>
          <table:table-cell office:value-type="float" office:value="1805191" calcext:value-type="float">
            <text:p>1805191</text:p>
          </table:table-cell>
          <table:table-cell office:value-type="float" office:value="364848" calcext:value-type="float">
            <text:p>364848</text:p>
          </table:table-cell>
          <table:table-cell office:value-type="float" office:value="93.233" calcext:value-type="float">
            <text:p>93,23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278" calcext:value-type="float">
            <text:p>0,278</text:p>
          </table:table-cell>
          <table:table-cell office:value-type="float" office:value="1775890" calcext:value-type="float">
            <text:p>1775890</text:p>
          </table:table-cell>
          <table:table-cell office:value-type="float" office:value="359220" calcext:value-type="float">
            <text:p>359220</text:p>
          </table:table-cell>
          <table:table-cell office:value-type="float" office:value="94.855" calcext:value-type="float">
            <text:p>94,85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87" calcext:value-type="float">
            <text:p>0,287</text:p>
          </table:table-cell>
          <table:table-cell office:value-type="float" office:value="1837823" calcext:value-type="float">
            <text:p>1837823</text:p>
          </table:table-cell>
          <table:table-cell office:value-type="float" office:value="372433" calcext:value-type="float">
            <text:p>372433</text:p>
          </table:table-cell>
          <table:table-cell office:value-type="float" office:value="91.275" calcext:value-type="float">
            <text:p>91,27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269" calcext:value-type="float">
            <text:p>0,269</text:p>
          </table:table-cell>
          <table:table-cell office:value-type="float" office:value="1669775" calcext:value-type="float">
            <text:p>1669775</text:p>
          </table:table-cell>
          <table:table-cell office:value-type="float" office:value="338707" calcext:value-type="float">
            <text:p>338707</text:p>
          </table:table-cell>
          <table:table-cell office:value-type="float" office:value="92.132" calcext:value-type="float">
            <text:p>92,13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272" calcext:value-type="float">
            <text:p>0,272</text:p>
          </table:table-cell>
          <table:table-cell office:value-type="float" office:value="1701605" calcext:value-type="float">
            <text:p>1701605</text:p>
          </table:table-cell>
          <table:table-cell office:value-type="float" office:value="344020" calcext:value-type="float">
            <text:p>344020</text:p>
          </table:table-cell>
          <table:table-cell office:value-type="float" office:value="92.971" calcext:value-type="float">
            <text:p>92,97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263" calcext:value-type="float">
            <text:p>0,263</text:p>
          </table:table-cell>
          <table:table-cell office:value-type="float" office:value="1658070" calcext:value-type="float">
            <text:p>1658070</text:p>
          </table:table-cell>
          <table:table-cell office:value-type="float" office:value="336156" calcext:value-type="float">
            <text:p>336156</text:p>
          </table:table-cell>
          <table:table-cell office:value-type="float" office:value="91.301" calcext:value-type="float">
            <text:p>91,30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263" calcext:value-type="float">
            <text:p>0,263</text:p>
          </table:table-cell>
          <table:table-cell office:value-type="float" office:value="1641383" calcext:value-type="float">
            <text:p>1641383</text:p>
          </table:table-cell>
          <table:table-cell office:value-type="float" office:value="332867" calcext:value-type="float">
            <text:p>332867</text:p>
          </table:table-cell>
          <table:table-cell office:value-type="float" office:value="95.692" calcext:value-type="float">
            <text:p>95,6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66" calcext:value-type="float">
            <text:p>0,266</text:p>
          </table:table-cell>
          <table:table-cell office:value-type="float" office:value="1644353" calcext:value-type="float">
            <text:p>1644353</text:p>
          </table:table-cell>
          <table:table-cell office:value-type="float" office:value="333680" calcext:value-type="float">
            <text:p>333680</text:p>
          </table:table-cell>
          <table:table-cell office:value-type="float" office:value="95.355" calcext:value-type="float">
            <text:p>95,35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255" calcext:value-type="float">
            <text:p>0,255</text:p>
          </table:table-cell>
          <table:table-cell office:value-type="float" office:value="1576758" calcext:value-type="float">
            <text:p>1576758</text:p>
          </table:table-cell>
          <table:table-cell office:value-type="float" office:value="320548" calcext:value-type="float">
            <text:p>320548</text:p>
          </table:table-cell>
          <table:table-cell office:value-type="float" office:value="94.817" calcext:value-type="float">
            <text:p>94,8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254" calcext:value-type="float">
            <text:p>0,254</text:p>
          </table:table-cell>
          <table:table-cell office:value-type="float" office:value="1571798" calcext:value-type="float">
            <text:p>1571798</text:p>
          </table:table-cell>
          <table:table-cell office:value-type="float" office:value="319332" calcext:value-type="float">
            <text:p>319332</text:p>
          </table:table-cell>
          <table:table-cell office:value-type="float" office:value="95.885" calcext:value-type="float">
            <text:p>95,88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25" calcext:value-type="float">
            <text:p>0,25</text:p>
          </table:table-cell>
          <table:table-cell office:value-type="float" office:value="1528046" calcext:value-type="float">
            <text:p>1528046</text:p>
          </table:table-cell>
          <table:table-cell office:value-type="float" office:value="310559" calcext:value-type="float">
            <text:p>310559</text:p>
          </table:table-cell>
          <table:table-cell office:value-type="float" office:value="93.48" calcext:value-type="float">
            <text:p>93,4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257" calcext:value-type="float">
            <text:p>0,257</text:p>
          </table:table-cell>
          <table:table-cell office:value-type="float" office:value="1528071" calcext:value-type="float">
            <text:p>1528071</text:p>
          </table:table-cell>
          <table:table-cell office:value-type="float" office:value="310062" calcext:value-type="float">
            <text:p>310062</text:p>
          </table:table-cell>
          <table:table-cell office:value-type="float" office:value="92.082" calcext:value-type="float">
            <text:p>92,08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247" calcext:value-type="float">
            <text:p>0,247</text:p>
          </table:table-cell>
          <table:table-cell office:value-type="float" office:value="1498981" calcext:value-type="float">
            <text:p>1498981</text:p>
          </table:table-cell>
          <table:table-cell office:value-type="float" office:value="304669" calcext:value-type="float">
            <text:p>304669</text:p>
          </table:table-cell>
          <table:table-cell office:value-type="float" office:value="92.595" calcext:value-type="float">
            <text:p>92,59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235" calcext:value-type="float">
            <text:p>0,235</text:p>
          </table:table-cell>
          <table:table-cell office:value-type="float" office:value="1456372" calcext:value-type="float">
            <text:p>1456372</text:p>
          </table:table-cell>
          <table:table-cell office:value-type="float" office:value="296049" calcext:value-type="float">
            <text:p>296049</text:p>
          </table:table-cell>
          <table:table-cell office:value-type="float" office:value="91.644" calcext:value-type="float">
            <text:p>91,64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235" calcext:value-type="float">
            <text:p>0,235</text:p>
          </table:table-cell>
          <table:table-cell office:value-type="float" office:value="1455900" calcext:value-type="float">
            <text:p>1455900</text:p>
          </table:table-cell>
          <table:table-cell office:value-type="float" office:value="295779" calcext:value-type="float">
            <text:p>295779</text:p>
          </table:table-cell>
          <table:table-cell office:value-type="float" office:value="91.349" calcext:value-type="float">
            <text:p>91,34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244" calcext:value-type="float">
            <text:p>0,244</text:p>
          </table:table-cell>
          <table:table-cell office:value-type="float" office:value="1450810" calcext:value-type="float">
            <text:p>1450810</text:p>
          </table:table-cell>
          <table:table-cell office:value-type="float" office:value="294914" calcext:value-type="float">
            <text:p>294914</text:p>
          </table:table-cell>
          <table:table-cell office:value-type="float" office:value="90.244" calcext:value-type="float">
            <text:p>90,24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29" calcext:value-type="float">
            <text:p>0,229</text:p>
          </table:table-cell>
          <table:table-cell office:value-type="float" office:value="1381566" calcext:value-type="float">
            <text:p>1381566</text:p>
          </table:table-cell>
          <table:table-cell office:value-type="float" office:value="281007" calcext:value-type="float">
            <text:p>281007</text:p>
          </table:table-cell>
          <table:table-cell office:value-type="float" office:value="95.358" calcext:value-type="float">
            <text:p>95,3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231" calcext:value-type="float">
            <text:p>0,231</text:p>
          </table:table-cell>
          <table:table-cell office:value-type="float" office:value="1371726" calcext:value-type="float">
            <text:p>1371726</text:p>
          </table:table-cell>
          <table:table-cell office:value-type="float" office:value="279100" calcext:value-type="float">
            <text:p>279100</text:p>
          </table:table-cell>
          <table:table-cell office:value-type="float" office:value="90.05" calcext:value-type="float">
            <text:p>90,0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218" calcext:value-type="float">
            <text:p>0,218</text:p>
          </table:table-cell>
          <table:table-cell office:value-type="float" office:value="1319981" calcext:value-type="float">
            <text:p>1319981</text:p>
          </table:table-cell>
          <table:table-cell office:value-type="float" office:value="268841" calcext:value-type="float">
            <text:p>268841</text:p>
          </table:table-cell>
          <table:table-cell office:value-type="float" office:value="93.157" calcext:value-type="float">
            <text:p>93,15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221" calcext:value-type="float">
            <text:p>0,221</text:p>
          </table:table-cell>
          <table:table-cell office:value-type="float" office:value="1319900" calcext:value-type="float">
            <text:p>1319900</text:p>
          </table:table-cell>
          <table:table-cell office:value-type="float" office:value="269400" calcext:value-type="float">
            <text:p>269400</text:p>
          </table:table-cell>
          <table:table-cell office:value-type="float" office:value="89.752" calcext:value-type="float">
            <text:p>89,7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217" calcext:value-type="float">
            <text:p>0,217</text:p>
          </table:table-cell>
          <table:table-cell office:value-type="float" office:value="1296087" calcext:value-type="float">
            <text:p>1296087</text:p>
          </table:table-cell>
          <table:table-cell office:value-type="float" office:value="264206" calcext:value-type="float">
            <text:p>264206</text:p>
          </table:table-cell>
          <table:table-cell office:value-type="float" office:value="95.191" calcext:value-type="float">
            <text:p>95,19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15" calcext:value-type="float">
            <text:p>0,215</text:p>
          </table:table-cell>
          <table:table-cell office:value-type="float" office:value="1287612" calcext:value-type="float">
            <text:p>1287612</text:p>
          </table:table-cell>
          <table:table-cell office:value-type="float" office:value="262565" calcext:value-type="float">
            <text:p>262565</text:p>
          </table:table-cell>
          <table:table-cell office:value-type="float" office:value="89.88" calcext:value-type="float">
            <text:p>89,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14" calcext:value-type="float">
            <text:p>0,214</text:p>
          </table:table-cell>
          <table:table-cell office:value-type="float" office:value="1287627" calcext:value-type="float">
            <text:p>1287627</text:p>
          </table:table-cell>
          <table:table-cell office:value-type="float" office:value="262134" calcext:value-type="float">
            <text:p>262134</text:p>
          </table:table-cell>
          <table:table-cell office:value-type="float" office:value="90.524" calcext:value-type="float">
            <text:p>90,52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208" calcext:value-type="float">
            <text:p>0,208</text:p>
          </table:table-cell>
          <table:table-cell office:value-type="float" office:value="1222143" calcext:value-type="float">
            <text:p>1222143</text:p>
          </table:table-cell>
          <table:table-cell office:value-type="float" office:value="249067" calcext:value-type="float">
            <text:p>249067</text:p>
          </table:table-cell>
          <table:table-cell office:value-type="float" office:value="90.735" calcext:value-type="float">
            <text:p>90,7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2" calcext:value-type="float">
            <text:p>0,2</text:p>
          </table:table-cell>
          <table:table-cell office:value-type="float" office:value="1199115" calcext:value-type="float">
            <text:p>1199115</text:p>
          </table:table-cell>
          <table:table-cell office:value-type="float" office:value="244369" calcext:value-type="float">
            <text:p>244369</text:p>
          </table:table-cell>
          <table:table-cell office:value-type="float" office:value="91.15" calcext:value-type="float">
            <text:p>91,1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212" calcext:value-type="float">
            <text:p>0,212</text:p>
          </table:table-cell>
          <table:table-cell office:value-type="float" office:value="1230885" calcext:value-type="float">
            <text:p>1230885</text:p>
          </table:table-cell>
          <table:table-cell office:value-type="float" office:value="251129" calcext:value-type="float">
            <text:p>251129</text:p>
          </table:table-cell>
          <table:table-cell office:value-type="float" office:value="95.329" calcext:value-type="float">
            <text:p>95,3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01" calcext:value-type="float">
            <text:p>0,201</text:p>
          </table:table-cell>
          <table:table-cell office:value-type="float" office:value="1164949" calcext:value-type="float">
            <text:p>1164949</text:p>
          </table:table-cell>
          <table:table-cell office:value-type="float" office:value="237432" calcext:value-type="float">
            <text:p>237432</text:p>
          </table:table-cell>
          <table:table-cell office:value-type="float" office:value="94.691" calcext:value-type="float">
            <text:p>94,69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02" calcext:value-type="float">
            <text:p>0,202</text:p>
          </table:table-cell>
          <table:table-cell office:value-type="float" office:value="1182135" calcext:value-type="float">
            <text:p>1182135</text:p>
          </table:table-cell>
          <table:table-cell office:value-type="float" office:value="241388" calcext:value-type="float">
            <text:p>241388</text:p>
          </table:table-cell>
          <table:table-cell office:value-type="float" office:value="94.607" calcext:value-type="float">
            <text:p>94,6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201" calcext:value-type="float">
            <text:p>0,201</text:p>
          </table:table-cell>
          <table:table-cell office:value-type="float" office:value="1168430" calcext:value-type="float">
            <text:p>1168430</text:p>
          </table:table-cell>
          <table:table-cell office:value-type="float" office:value="238502" calcext:value-type="float">
            <text:p>238502</text:p>
          </table:table-cell>
          <table:table-cell office:value-type="float" office:value="95.539" calcext:value-type="float">
            <text:p>95,53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87" calcext:value-type="float">
            <text:p>0,187</text:p>
          </table:table-cell>
          <table:table-cell office:value-type="float" office:value="1100514" calcext:value-type="float">
            <text:p>1100514</text:p>
          </table:table-cell>
          <table:table-cell office:value-type="float" office:value="224731" calcext:value-type="float">
            <text:p>224731</text:p>
          </table:table-cell>
          <table:table-cell office:value-type="float" office:value="90.683" calcext:value-type="float">
            <text:p>90,68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195" calcext:value-type="float">
            <text:p>0,195</text:p>
          </table:table-cell>
          <table:table-cell office:value-type="float" office:value="1114160" calcext:value-type="float">
            <text:p>1114160</text:p>
          </table:table-cell>
          <table:table-cell office:value-type="float" office:value="227789" calcext:value-type="float">
            <text:p>227789</text:p>
          </table:table-cell>
          <table:table-cell office:value-type="float" office:value="90.956" calcext:value-type="float">
            <text:p>90,95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188" calcext:value-type="float">
            <text:p>0,188</text:p>
          </table:table-cell>
          <table:table-cell office:value-type="float" office:value="1087434" calcext:value-type="float">
            <text:p>1087434</text:p>
          </table:table-cell>
          <table:table-cell office:value-type="float" office:value="221887" calcext:value-type="float">
            <text:p>221887</text:p>
          </table:table-cell>
          <table:table-cell office:value-type="float" office:value="95.4" calcext:value-type="float">
            <text:p>95,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187" calcext:value-type="float">
            <text:p>0,187</text:p>
          </table:table-cell>
          <table:table-cell office:value-type="float" office:value="1051915" calcext:value-type="float">
            <text:p>1051915</text:p>
          </table:table-cell>
          <table:table-cell office:value-type="float" office:value="215094" calcext:value-type="float">
            <text:p>215094</text:p>
          </table:table-cell>
          <table:table-cell office:value-type="float" office:value="93.958" calcext:value-type="float">
            <text:p>93,95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191" calcext:value-type="float">
            <text:p>0,191</text:p>
          </table:table-cell>
          <table:table-cell office:value-type="float" office:value="1083017" calcext:value-type="float">
            <text:p>1083017</text:p>
          </table:table-cell>
          <table:table-cell office:value-type="float" office:value="221483" calcext:value-type="float">
            <text:p>221483</text:p>
          </table:table-cell>
          <table:table-cell office:value-type="float" office:value="95.225" calcext:value-type="float">
            <text:p>95,22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182" calcext:value-type="float">
            <text:p>0,182</text:p>
          </table:table-cell>
          <table:table-cell office:value-type="float" office:value="1034532" calcext:value-type="float">
            <text:p>1034532</text:p>
          </table:table-cell>
          <table:table-cell office:value-type="float" office:value="212210" calcext:value-type="float">
            <text:p>212210</text:p>
          </table:table-cell>
          <table:table-cell office:value-type="float" office:value="91.847" calcext:value-type="float">
            <text:p>91,84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8" calcext:value-type="float">
            <text:p>0,18</text:p>
          </table:table-cell>
          <table:table-cell office:value-type="float" office:value="1021833" calcext:value-type="float">
            <text:p>1021833</text:p>
          </table:table-cell>
          <table:table-cell office:value-type="float" office:value="209302" calcext:value-type="float">
            <text:p>209302</text:p>
          </table:table-cell>
          <table:table-cell office:value-type="float" office:value="94.636" calcext:value-type="float">
            <text:p>94,63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8" calcext:value-type="float">
            <text:p>0,18</text:p>
          </table:table-cell>
          <table:table-cell office:value-type="float" office:value="1020769" calcext:value-type="float">
            <text:p>1020769</text:p>
          </table:table-cell>
          <table:table-cell office:value-type="float" office:value="209005" calcext:value-type="float">
            <text:p>209005</text:p>
          </table:table-cell>
          <table:table-cell office:value-type="float" office:value="95.502" calcext:value-type="float">
            <text:p>95,50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179" calcext:value-type="float">
            <text:p>0,179</text:p>
          </table:table-cell>
          <table:table-cell office:value-type="float" office:value="996796" calcext:value-type="float">
            <text:p>996796</text:p>
          </table:table-cell>
          <table:table-cell office:value-type="float" office:value="204283" calcext:value-type="float">
            <text:p>204283</text:p>
          </table:table-cell>
          <table:table-cell office:value-type="float" office:value="93.216" calcext:value-type="float">
            <text:p>93,2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7" calcext:value-type="float">
            <text:p>0,17</text:p>
          </table:table-cell>
          <table:table-cell office:value-type="float" office:value="963628" calcext:value-type="float">
            <text:p>963628</text:p>
          </table:table-cell>
          <table:table-cell office:value-type="float" office:value="197501" calcext:value-type="float">
            <text:p>197501</text:p>
          </table:table-cell>
          <table:table-cell office:value-type="float" office:value="89.373" calcext:value-type="float">
            <text:p>89,3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168" calcext:value-type="float">
            <text:p>0,168</text:p>
          </table:table-cell>
          <table:table-cell office:value-type="float" office:value="940237" calcext:value-type="float">
            <text:p>940237</text:p>
          </table:table-cell>
          <table:table-cell office:value-type="float" office:value="192332" calcext:value-type="float">
            <text:p>192332</text:p>
          </table:table-cell>
          <table:table-cell office:value-type="float" office:value="94.384" calcext:value-type="float">
            <text:p>94,38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173" calcext:value-type="float">
            <text:p>0,173</text:p>
          </table:table-cell>
          <table:table-cell office:value-type="float" office:value="941302" calcext:value-type="float">
            <text:p>941302</text:p>
          </table:table-cell>
          <table:table-cell office:value-type="float" office:value="192821" calcext:value-type="float">
            <text:p>192821</text:p>
          </table:table-cell>
          <table:table-cell office:value-type="float" office:value="94.867" calcext:value-type="float">
            <text:p>94,86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67" calcext:value-type="float">
            <text:p>0,167</text:p>
          </table:table-cell>
          <table:table-cell office:value-type="float" office:value="931452" calcext:value-type="float">
            <text:p>931452</text:p>
          </table:table-cell>
          <table:table-cell office:value-type="float" office:value="191142" calcext:value-type="float">
            <text:p>191142</text:p>
          </table:table-cell>
          <table:table-cell office:value-type="float" office:value="91.267" calcext:value-type="float">
            <text:p>91,26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17" calcext:value-type="float">
            <text:p>0,17</text:p>
          </table:table-cell>
          <table:table-cell office:value-type="float" office:value="883353" calcext:value-type="float">
            <text:p>883353</text:p>
          </table:table-cell>
          <table:table-cell office:value-type="float" office:value="181366" calcext:value-type="float">
            <text:p>181366</text:p>
          </table:table-cell>
          <table:table-cell office:value-type="float" office:value="95.722" calcext:value-type="float">
            <text:p>95,72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159" calcext:value-type="float">
            <text:p>0,159</text:p>
          </table:table-cell>
          <table:table-cell office:value-type="float" office:value="881172" calcext:value-type="float">
            <text:p>881172</text:p>
          </table:table-cell>
          <table:table-cell office:value-type="float" office:value="181122" calcext:value-type="float">
            <text:p>181122</text:p>
          </table:table-cell>
          <table:table-cell office:value-type="float" office:value="90.286" calcext:value-type="float">
            <text:p>90,2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6" calcext:value-type="float">
            <text:p>0,16</text:p>
          </table:table-cell>
          <table:table-cell office:value-type="float" office:value="885702" calcext:value-type="float">
            <text:p>885702</text:p>
          </table:table-cell>
          <table:table-cell office:value-type="float" office:value="182186" calcext:value-type="float">
            <text:p>182186</text:p>
          </table:table-cell>
          <table:table-cell office:value-type="float" office:value="93.17" calcext:value-type="float">
            <text:p>93,1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162" calcext:value-type="float">
            <text:p>0,162</text:p>
          </table:table-cell>
          <table:table-cell office:value-type="float" office:value="888618" calcext:value-type="float">
            <text:p>888618</text:p>
          </table:table-cell>
          <table:table-cell office:value-type="float" office:value="182965" calcext:value-type="float">
            <text:p>182965</text:p>
          </table:table-cell>
          <table:table-cell office:value-type="float" office:value="91.848" calcext:value-type="float">
            <text:p>91,84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61" calcext:value-type="float">
            <text:p>0,161</text:p>
          </table:table-cell>
          <table:table-cell office:value-type="float" office:value="873384" calcext:value-type="float">
            <text:p>873384</text:p>
          </table:table-cell>
          <table:table-cell office:value-type="float" office:value="179532" calcext:value-type="float">
            <text:p>179532</text:p>
          </table:table-cell>
          <table:table-cell office:value-type="float" office:value="94.027" calcext:value-type="float">
            <text:p>94,02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148" calcext:value-type="float">
            <text:p>0,148</text:p>
          </table:table-cell>
          <table:table-cell office:value-type="float" office:value="819556" calcext:value-type="float">
            <text:p>819556</text:p>
          </table:table-cell>
          <table:table-cell office:value-type="float" office:value="168241" calcext:value-type="float">
            <text:p>168241</text:p>
          </table:table-cell>
          <table:table-cell office:value-type="float" office:value="88.958" calcext:value-type="float">
            <text:p>88,95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151" calcext:value-type="float">
            <text:p>0,151</text:p>
          </table:table-cell>
          <table:table-cell office:value-type="float" office:value="810101" calcext:value-type="float">
            <text:p>810101</text:p>
          </table:table-cell>
          <table:table-cell office:value-type="float" office:value="166947" calcext:value-type="float">
            <text:p>166947</text:p>
          </table:table-cell>
          <table:table-cell office:value-type="float" office:value="89.145" calcext:value-type="float">
            <text:p>89,1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15" calcext:value-type="float">
            <text:p>0,15</text:p>
          </table:table-cell>
          <table:table-cell office:value-type="float" office:value="793087" calcext:value-type="float">
            <text:p>793087</text:p>
          </table:table-cell>
          <table:table-cell office:value-type="float" office:value="163184" calcext:value-type="float">
            <text:p>163184</text:p>
          </table:table-cell>
          <table:table-cell office:value-type="float" office:value="92.571" calcext:value-type="float">
            <text:p>92,57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63" calcext:value-type="float">
            <text:p>0,163</text:p>
          </table:table-cell>
          <table:table-cell office:value-type="float" office:value="791465" calcext:value-type="float">
            <text:p>791465</text:p>
          </table:table-cell>
          <table:table-cell office:value-type="float" office:value="162884" calcext:value-type="float">
            <text:p>162884</text:p>
          </table:table-cell>
          <table:table-cell office:value-type="float" office:value="92.534" calcext:value-type="float">
            <text:p>92,53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151" calcext:value-type="float">
            <text:p>0,151</text:p>
          </table:table-cell>
          <table:table-cell office:value-type="float" office:value="780986" calcext:value-type="float">
            <text:p>780986</text:p>
          </table:table-cell>
          <table:table-cell office:value-type="float" office:value="160828" calcext:value-type="float">
            <text:p>160828</text:p>
          </table:table-cell>
          <table:table-cell office:value-type="float" office:value="94.92" calcext:value-type="float">
            <text:p>94,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15" calcext:value-type="float">
            <text:p>0,15</text:p>
          </table:table-cell>
          <table:table-cell office:value-type="float" office:value="779932" calcext:value-type="float">
            <text:p>779932</text:p>
          </table:table-cell>
          <table:table-cell office:value-type="float" office:value="160763" calcext:value-type="float">
            <text:p>160763</text:p>
          </table:table-cell>
          <table:table-cell office:value-type="float" office:value="93.254" calcext:value-type="float">
            <text:p>93,25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14" calcext:value-type="float">
            <text:p>0,14</text:p>
          </table:table-cell>
          <table:table-cell office:value-type="float" office:value="734545" calcext:value-type="float">
            <text:p>734545</text:p>
          </table:table-cell>
          <table:table-cell office:value-type="float" office:value="151375" calcext:value-type="float">
            <text:p>151375</text:p>
          </table:table-cell>
          <table:table-cell office:value-type="float" office:value="94.463" calcext:value-type="float">
            <text:p>94,46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142" calcext:value-type="float">
            <text:p>0,142</text:p>
          </table:table-cell>
          <table:table-cell office:value-type="float" office:value="752038" calcext:value-type="float">
            <text:p>752038</text:p>
          </table:table-cell>
          <table:table-cell office:value-type="float" office:value="154887" calcext:value-type="float">
            <text:p>154887</text:p>
          </table:table-cell>
          <table:table-cell office:value-type="float" office:value="88.851" calcext:value-type="float">
            <text:p>88,85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138" calcext:value-type="float">
            <text:p>0,138</text:p>
          </table:table-cell>
          <table:table-cell office:value-type="float" office:value="704623" calcext:value-type="float">
            <text:p>704623</text:p>
          </table:table-cell>
          <table:table-cell office:value-type="float" office:value="145523" calcext:value-type="float">
            <text:p>145523</text:p>
          </table:table-cell>
          <table:table-cell office:value-type="float" office:value="94.411" calcext:value-type="float">
            <text:p>94,4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142" calcext:value-type="float">
            <text:p>0,142</text:p>
          </table:table-cell>
          <table:table-cell office:value-type="float" office:value="718386" calcext:value-type="float">
            <text:p>718386</text:p>
          </table:table-cell>
          <table:table-cell office:value-type="float" office:value="148223" calcext:value-type="float">
            <text:p>148223</text:p>
          </table:table-cell>
          <table:table-cell office:value-type="float" office:value="89.933" calcext:value-type="float">
            <text:p>89,93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132" calcext:value-type="float">
            <text:p>0,132</text:p>
          </table:table-cell>
          <table:table-cell office:value-type="float" office:value="684088" calcext:value-type="float">
            <text:p>684088</text:p>
          </table:table-cell>
          <table:table-cell office:value-type="float" office:value="141239" calcext:value-type="float">
            <text:p>141239</text:p>
          </table:table-cell>
          <table:table-cell office:value-type="float" office:value="91.265" calcext:value-type="float">
            <text:p>91,26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138" calcext:value-type="float">
            <text:p>0,138</text:p>
          </table:table-cell>
          <table:table-cell office:value-type="float" office:value="686301" calcext:value-type="float">
            <text:p>686301</text:p>
          </table:table-cell>
          <table:table-cell office:value-type="float" office:value="142118" calcext:value-type="float">
            <text:p>142118</text:p>
          </table:table-cell>
          <table:table-cell office:value-type="float" office:value="95.097" calcext:value-type="float">
            <text:p>95,0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126" calcext:value-type="float">
            <text:p>0,126</text:p>
          </table:table-cell>
          <table:table-cell office:value-type="float" office:value="645615" calcext:value-type="float">
            <text:p>645615</text:p>
          </table:table-cell>
          <table:table-cell office:value-type="float" office:value="133190" calcext:value-type="float">
            <text:p>133190</text:p>
          </table:table-cell>
          <table:table-cell office:value-type="float" office:value="93.656" calcext:value-type="float">
            <text:p>93,65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131" calcext:value-type="float">
            <text:p>0,131</text:p>
          </table:table-cell>
          <table:table-cell office:value-type="float" office:value="638875" calcext:value-type="float">
            <text:p>638875</text:p>
          </table:table-cell>
          <table:table-cell office:value-type="float" office:value="131994" calcext:value-type="float">
            <text:p>131994</text:p>
          </table:table-cell>
          <table:table-cell office:value-type="float" office:value="89.764" calcext:value-type="float">
            <text:p>89,76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132" calcext:value-type="float">
            <text:p>0,132</text:p>
          </table:table-cell>
          <table:table-cell office:value-type="float" office:value="628304" calcext:value-type="float">
            <text:p>628304</text:p>
          </table:table-cell>
          <table:table-cell office:value-type="float" office:value="130417" calcext:value-type="float">
            <text:p>130417</text:p>
          </table:table-cell>
          <table:table-cell office:value-type="float" office:value="94.304" calcext:value-type="float">
            <text:p>94,3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122" calcext:value-type="float">
            <text:p>0,122</text:p>
          </table:table-cell>
          <table:table-cell office:value-type="float" office:value="623216" calcext:value-type="float">
            <text:p>623216</text:p>
          </table:table-cell>
          <table:table-cell office:value-type="float" office:value="129077" calcext:value-type="float">
            <text:p>129077</text:p>
          </table:table-cell>
          <table:table-cell office:value-type="float" office:value="93.634" calcext:value-type="float">
            <text:p>93,63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116" calcext:value-type="float">
            <text:p>0,116</text:p>
          </table:table-cell>
          <table:table-cell office:value-type="float" office:value="576215" calcext:value-type="float">
            <text:p>576215</text:p>
          </table:table-cell>
          <table:table-cell office:value-type="float" office:value="119266" calcext:value-type="float">
            <text:p>119266</text:p>
          </table:table-cell>
          <table:table-cell office:value-type="float" office:value="95.098" calcext:value-type="float">
            <text:p>95,0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127" calcext:value-type="float">
            <text:p>0,127</text:p>
          </table:table-cell>
          <table:table-cell office:value-type="float" office:value="635149" calcext:value-type="float">
            <text:p>635149</text:p>
          </table:table-cell>
          <table:table-cell office:value-type="float" office:value="131334" calcext:value-type="float">
            <text:p>131334</text:p>
          </table:table-cell>
          <table:table-cell office:value-type="float" office:value="91.71" calcext:value-type="float">
            <text:p>91,7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127" calcext:value-type="float">
            <text:p>0,127</text:p>
          </table:table-cell>
          <table:table-cell office:value-type="float" office:value="606916" calcext:value-type="float">
            <text:p>606916</text:p>
          </table:table-cell>
          <table:table-cell office:value-type="float" office:value="125960" calcext:value-type="float">
            <text:p>125960</text:p>
          </table:table-cell>
          <table:table-cell office:value-type="float" office:value="91.251" calcext:value-type="float">
            <text:p>91,25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18" calcext:value-type="float">
            <text:p>0,118</text:p>
          </table:table-cell>
          <table:table-cell office:value-type="float" office:value="571582" calcext:value-type="float">
            <text:p>571582</text:p>
          </table:table-cell>
          <table:table-cell office:value-type="float" office:value="118474" calcext:value-type="float">
            <text:p>118474</text:p>
          </table:table-cell>
          <table:table-cell office:value-type="float" office:value="93.937" calcext:value-type="float">
            <text:p>93,93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122" calcext:value-type="float">
            <text:p>0,122</text:p>
          </table:table-cell>
          <table:table-cell office:value-type="float" office:value="570970" calcext:value-type="float">
            <text:p>570970</text:p>
          </table:table-cell>
          <table:table-cell office:value-type="float" office:value="118688" calcext:value-type="float">
            <text:p>118688</text:p>
          </table:table-cell>
          <table:table-cell office:value-type="float" office:value="90.271" calcext:value-type="float">
            <text:p>90,27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12" calcext:value-type="float">
            <text:p>0,12</text:p>
          </table:table-cell>
          <table:table-cell office:value-type="float" office:value="571934" calcext:value-type="float">
            <text:p>571934</text:p>
          </table:table-cell>
          <table:table-cell office:value-type="float" office:value="118663" calcext:value-type="float">
            <text:p>118663</text:p>
          </table:table-cell>
          <table:table-cell office:value-type="float" office:value="93.568" calcext:value-type="float">
            <text:p>93,56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118" calcext:value-type="float">
            <text:p>0,118</text:p>
          </table:table-cell>
          <table:table-cell office:value-type="float" office:value="566720" calcext:value-type="float">
            <text:p>566720</text:p>
          </table:table-cell>
          <table:table-cell office:value-type="float" office:value="117548" calcext:value-type="float">
            <text:p>117548</text:p>
          </table:table-cell>
          <table:table-cell office:value-type="float" office:value="91.991" calcext:value-type="float">
            <text:p>91,99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115" calcext:value-type="float">
            <text:p>0,115</text:p>
          </table:table-cell>
          <table:table-cell office:value-type="float" office:value="544130" calcext:value-type="float">
            <text:p>544130</text:p>
          </table:table-cell>
          <table:table-cell office:value-type="float" office:value="112934" calcext:value-type="float">
            <text:p>112934</text:p>
          </table:table-cell>
          <table:table-cell office:value-type="float" office:value="93.321" calcext:value-type="float">
            <text:p>93,32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111" calcext:value-type="float">
            <text:p>0,111</text:p>
          </table:table-cell>
          <table:table-cell office:value-type="float" office:value="515258" calcext:value-type="float">
            <text:p>515258</text:p>
          </table:table-cell>
          <table:table-cell office:value-type="float" office:value="106969" calcext:value-type="float">
            <text:p>106969</text:p>
          </table:table-cell>
          <table:table-cell office:value-type="float" office:value="93.948" calcext:value-type="float">
            <text:p>93,94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117" calcext:value-type="float">
            <text:p>0,117</text:p>
          </table:table-cell>
          <table:table-cell office:value-type="float" office:value="535806" calcext:value-type="float">
            <text:p>535806</text:p>
          </table:table-cell>
          <table:table-cell office:value-type="float" office:value="111335" calcext:value-type="float">
            <text:p>111335</text:p>
          </table:table-cell>
          <table:table-cell office:value-type="float" office:value="94.508" calcext:value-type="float">
            <text:p>94,5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114" calcext:value-type="float">
            <text:p>0,114</text:p>
          </table:table-cell>
          <table:table-cell office:value-type="float" office:value="516402" calcext:value-type="float">
            <text:p>516402</text:p>
          </table:table-cell>
          <table:table-cell office:value-type="float" office:value="107167" calcext:value-type="float">
            <text:p>107167</text:p>
          </table:table-cell>
          <table:table-cell office:value-type="float" office:value="90.539" calcext:value-type="float">
            <text:p>90,53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105" calcext:value-type="float">
            <text:p>0,105</text:p>
          </table:table-cell>
          <table:table-cell office:value-type="float" office:value="497906" calcext:value-type="float">
            <text:p>497906</text:p>
          </table:table-cell>
          <table:table-cell office:value-type="float" office:value="103122" calcext:value-type="float">
            <text:p>103122</text:p>
          </table:table-cell>
          <table:table-cell office:value-type="float" office:value="91.122" calcext:value-type="float">
            <text:p>91,1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108" calcext:value-type="float">
            <text:p>0,108</text:p>
          </table:table-cell>
          <table:table-cell office:value-type="float" office:value="497213" calcext:value-type="float">
            <text:p>497213</text:p>
          </table:table-cell>
          <table:table-cell office:value-type="float" office:value="103200" calcext:value-type="float">
            <text:p>103200</text:p>
          </table:table-cell>
          <table:table-cell office:value-type="float" office:value="92.777" calcext:value-type="float">
            <text:p>92,77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115" calcext:value-type="float">
            <text:p>0,115</text:p>
          </table:table-cell>
          <table:table-cell office:value-type="float" office:value="484801" calcext:value-type="float">
            <text:p>484801</text:p>
          </table:table-cell>
          <table:table-cell office:value-type="float" office:value="101137" calcext:value-type="float">
            <text:p>101137</text:p>
          </table:table-cell>
          <table:table-cell office:value-type="float" office:value="94.215" calcext:value-type="float">
            <text:p>94,2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108" calcext:value-type="float">
            <text:p>0,108</text:p>
          </table:table-cell>
          <table:table-cell office:value-type="float" office:value="484060" calcext:value-type="float">
            <text:p>484060</text:p>
          </table:table-cell>
          <table:table-cell office:value-type="float" office:value="100893" calcext:value-type="float">
            <text:p>100893</text:p>
          </table:table-cell>
          <table:table-cell office:value-type="float" office:value="93.186" calcext:value-type="float">
            <text:p>93,18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106" calcext:value-type="float">
            <text:p>0,106</text:p>
          </table:table-cell>
          <table:table-cell office:value-type="float" office:value="484894" calcext:value-type="float">
            <text:p>484894</text:p>
          </table:table-cell>
          <table:table-cell office:value-type="float" office:value="101203" calcext:value-type="float">
            <text:p>101203</text:p>
          </table:table-cell>
          <table:table-cell office:value-type="float" office:value="94.719" calcext:value-type="float">
            <text:p>94,71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108" calcext:value-type="float">
            <text:p>0,108</text:p>
          </table:table-cell>
          <table:table-cell office:value-type="float" office:value="451925" calcext:value-type="float">
            <text:p>451925</text:p>
          </table:table-cell>
          <table:table-cell office:value-type="float" office:value="94396" calcext:value-type="float">
            <text:p>94396</text:p>
          </table:table-cell>
          <table:table-cell office:value-type="float" office:value="93.743" calcext:value-type="float">
            <text:p>93,74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099" calcext:value-type="float">
            <text:p>0,099</text:p>
          </table:table-cell>
          <table:table-cell office:value-type="float" office:value="428072" calcext:value-type="float">
            <text:p>428072</text:p>
          </table:table-cell>
          <table:table-cell office:value-type="float" office:value="89423" calcext:value-type="float">
            <text:p>89423</text:p>
          </table:table-cell>
          <table:table-cell office:value-type="float" office:value="91.906" calcext:value-type="float">
            <text:p>91,9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104" calcext:value-type="float">
            <text:p>0,104</text:p>
          </table:table-cell>
          <table:table-cell office:value-type="float" office:value="437268" calcext:value-type="float">
            <text:p>437268</text:p>
          </table:table-cell>
          <table:table-cell office:value-type="float" office:value="91084" calcext:value-type="float">
            <text:p>91084</text:p>
          </table:table-cell>
          <table:table-cell office:value-type="float" office:value="94.866" calcext:value-type="float">
            <text:p>94,8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107" calcext:value-type="float">
            <text:p>0,107</text:p>
          </table:table-cell>
          <table:table-cell office:value-type="float" office:value="430543" calcext:value-type="float">
            <text:p>430543</text:p>
          </table:table-cell>
          <table:table-cell office:value-type="float" office:value="89750" calcext:value-type="float">
            <text:p>89750</text:p>
          </table:table-cell>
          <table:table-cell office:value-type="float" office:value="95.19" calcext:value-type="float">
            <text:p>95,1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103" calcext:value-type="float">
            <text:p>0,103</text:p>
          </table:table-cell>
          <table:table-cell office:value-type="float" office:value="429942" calcext:value-type="float">
            <text:p>429942</text:p>
          </table:table-cell>
          <table:table-cell office:value-type="float" office:value="90062" calcext:value-type="float">
            <text:p>90062</text:p>
          </table:table-cell>
          <table:table-cell office:value-type="float" office:value="93.343" calcext:value-type="float">
            <text:p>93,34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108" calcext:value-type="float">
            <text:p>0,108</text:p>
          </table:table-cell>
          <table:table-cell office:value-type="float" office:value="443471" calcext:value-type="float">
            <text:p>443471</text:p>
          </table:table-cell>
          <table:table-cell office:value-type="float" office:value="92744" calcext:value-type="float">
            <text:p>92744</text:p>
          </table:table-cell>
          <table:table-cell office:value-type="float" office:value="94.59" calcext:value-type="float">
            <text:p>94,5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103" calcext:value-type="float">
            <text:p>0,103</text:p>
          </table:table-cell>
          <table:table-cell office:value-type="float" office:value="393442" calcext:value-type="float">
            <text:p>393442</text:p>
          </table:table-cell>
          <table:table-cell office:value-type="float" office:value="82201" calcext:value-type="float">
            <text:p>82201</text:p>
          </table:table-cell>
          <table:table-cell office:value-type="float" office:value="90.43" calcext:value-type="float">
            <text:p>90,4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104" calcext:value-type="float">
            <text:p>0,104</text:p>
          </table:table-cell>
          <table:table-cell office:value-type="float" office:value="417041" calcext:value-type="float">
            <text:p>417041</text:p>
          </table:table-cell>
          <table:table-cell office:value-type="float" office:value="87117" calcext:value-type="float">
            <text:p>87117</text:p>
          </table:table-cell>
          <table:table-cell office:value-type="float" office:value="94.317" calcext:value-type="float">
            <text:p>94,31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094" calcext:value-type="float">
            <text:p>0,094</text:p>
          </table:table-cell>
          <table:table-cell office:value-type="float" office:value="387086" calcext:value-type="float">
            <text:p>387086</text:p>
          </table:table-cell>
          <table:table-cell office:value-type="float" office:value="80942" calcext:value-type="float">
            <text:p>80942</text:p>
          </table:table-cell>
          <table:table-cell office:value-type="float" office:value="94.094" calcext:value-type="float">
            <text:p>94,09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106" calcext:value-type="float">
            <text:p>0,106</text:p>
          </table:table-cell>
          <table:table-cell office:value-type="float" office:value="376060" calcext:value-type="float">
            <text:p>376060</text:p>
          </table:table-cell>
          <table:table-cell office:value-type="float" office:value="78905" calcext:value-type="float">
            <text:p>78905</text:p>
          </table:table-cell>
          <table:table-cell office:value-type="float" office:value="94.272" calcext:value-type="float">
            <text:p>94,27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1" calcext:value-type="float">
            <text:p>0,1</text:p>
          </table:table-cell>
          <table:table-cell office:value-type="float" office:value="388557" calcext:value-type="float">
            <text:p>388557</text:p>
          </table:table-cell>
          <table:table-cell office:value-type="float" office:value="81553" calcext:value-type="float">
            <text:p>81553</text:p>
          </table:table-cell>
          <table:table-cell office:value-type="float" office:value="89.961" calcext:value-type="float">
            <text:p>89,96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097" calcext:value-type="float">
            <text:p>0,097</text:p>
          </table:table-cell>
          <table:table-cell office:value-type="float" office:value="383066" calcext:value-type="float">
            <text:p>383066</text:p>
          </table:table-cell>
          <table:table-cell office:value-type="float" office:value="80240" calcext:value-type="float">
            <text:p>80240</text:p>
          </table:table-cell>
          <table:table-cell office:value-type="float" office:value="94.736" calcext:value-type="float">
            <text:p>94,73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093" calcext:value-type="float">
            <text:p>0,093</text:p>
          </table:table-cell>
          <table:table-cell office:value-type="float" office:value="351137" calcext:value-type="float">
            <text:p>351137</text:p>
          </table:table-cell>
          <table:table-cell office:value-type="float" office:value="73508" calcext:value-type="float">
            <text:p>73508</text:p>
          </table:table-cell>
          <table:table-cell office:value-type="float" office:value="93.587" calcext:value-type="float">
            <text:p>93,58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86" calcext:value-type="float">
            <text:p>0,086</text:p>
          </table:table-cell>
          <table:table-cell office:value-type="float" office:value="364659" calcext:value-type="float">
            <text:p>364659</text:p>
          </table:table-cell>
          <table:table-cell office:value-type="float" office:value="76053" calcext:value-type="float">
            <text:p>76053</text:p>
          </table:table-cell>
          <table:table-cell office:value-type="float" office:value="93.216" calcext:value-type="float">
            <text:p>93,21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094" calcext:value-type="float">
            <text:p>0,094</text:p>
          </table:table-cell>
          <table:table-cell office:value-type="float" office:value="385535" calcext:value-type="float">
            <text:p>385535</text:p>
          </table:table-cell>
          <table:table-cell office:value-type="float" office:value="80924" calcext:value-type="float">
            <text:p>80924</text:p>
          </table:table-cell>
          <table:table-cell office:value-type="float" office:value="92.621" calcext:value-type="float">
            <text:p>92,62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093" calcext:value-type="float">
            <text:p>0,093</text:p>
          </table:table-cell>
          <table:table-cell office:value-type="float" office:value="346541" calcext:value-type="float">
            <text:p>346541</text:p>
          </table:table-cell>
          <table:table-cell office:value-type="float" office:value="72623" calcext:value-type="float">
            <text:p>72623</text:p>
          </table:table-cell>
          <table:table-cell office:value-type="float" office:value="93.765" calcext:value-type="float">
            <text:p>93,76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084" calcext:value-type="float">
            <text:p>0,084</text:p>
          </table:table-cell>
          <table:table-cell office:value-type="float" office:value="314210" calcext:value-type="float">
            <text:p>314210</text:p>
          </table:table-cell>
          <table:table-cell office:value-type="float" office:value="65991" calcext:value-type="float">
            <text:p>65991</text:p>
          </table:table-cell>
          <table:table-cell office:value-type="float" office:value="91.147" calcext:value-type="float">
            <text:p>91,14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095" calcext:value-type="float">
            <text:p>0,095</text:p>
          </table:table-cell>
          <table:table-cell office:value-type="float" office:value="356089" calcext:value-type="float">
            <text:p>356089</text:p>
          </table:table-cell>
          <table:table-cell office:value-type="float" office:value="74350" calcext:value-type="float">
            <text:p>74350</text:p>
          </table:table-cell>
          <table:table-cell office:value-type="float" office:value="93.51" calcext:value-type="float">
            <text:p>93,5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088" calcext:value-type="float">
            <text:p>0,088</text:p>
          </table:table-cell>
          <table:table-cell office:value-type="float" office:value="346844" calcext:value-type="float">
            <text:p>346844</text:p>
          </table:table-cell>
          <table:table-cell office:value-type="float" office:value="72766" calcext:value-type="float">
            <text:p>72766</text:p>
          </table:table-cell>
          <table:table-cell office:value-type="float" office:value="94.105" calcext:value-type="float">
            <text:p>94,1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085" calcext:value-type="float">
            <text:p>0,085</text:p>
          </table:table-cell>
          <table:table-cell office:value-type="float" office:value="336099" calcext:value-type="float">
            <text:p>336099</text:p>
          </table:table-cell>
          <table:table-cell office:value-type="float" office:value="70662" calcext:value-type="float">
            <text:p>70662</text:p>
          </table:table-cell>
          <table:table-cell office:value-type="float" office:value="92.698" calcext:value-type="float">
            <text:p>92,6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092" calcext:value-type="float">
            <text:p>0,092</text:p>
          </table:table-cell>
          <table:table-cell office:value-type="float" office:value="339841" calcext:value-type="float">
            <text:p>339841</text:p>
          </table:table-cell>
          <table:table-cell office:value-type="float" office:value="71330" calcext:value-type="float">
            <text:p>71330</text:p>
          </table:table-cell>
          <table:table-cell office:value-type="float" office:value="93.74" calcext:value-type="float">
            <text:p>93,7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084" calcext:value-type="float">
            <text:p>0,084</text:p>
          </table:table-cell>
          <table:table-cell office:value-type="float" office:value="316478" calcext:value-type="float">
            <text:p>316478</text:p>
          </table:table-cell>
          <table:table-cell office:value-type="float" office:value="66280" calcext:value-type="float">
            <text:p>66280</text:p>
          </table:table-cell>
          <table:table-cell office:value-type="float" office:value="93.367" calcext:value-type="float">
            <text:p>93,3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094" calcext:value-type="float">
            <text:p>0,094</text:p>
          </table:table-cell>
          <table:table-cell office:value-type="float" office:value="320185" calcext:value-type="float">
            <text:p>320185</text:p>
          </table:table-cell>
          <table:table-cell office:value-type="float" office:value="67355" calcext:value-type="float">
            <text:p>67355</text:p>
          </table:table-cell>
          <table:table-cell office:value-type="float" office:value="91.537" calcext:value-type="float">
            <text:p>91,5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094" calcext:value-type="float">
            <text:p>0,094</text:p>
          </table:table-cell>
          <table:table-cell office:value-type="float" office:value="296313" calcext:value-type="float">
            <text:p>296313</text:p>
          </table:table-cell>
          <table:table-cell office:value-type="float" office:value="62370" calcext:value-type="float">
            <text:p>62370</text:p>
          </table:table-cell>
          <table:table-cell office:value-type="float" office:value="92.677" calcext:value-type="float">
            <text:p>92,6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086" calcext:value-type="float">
            <text:p>0,086</text:p>
          </table:table-cell>
          <table:table-cell office:value-type="float" office:value="307653" calcext:value-type="float">
            <text:p>307653</text:p>
          </table:table-cell>
          <table:table-cell office:value-type="float" office:value="64679" calcext:value-type="float">
            <text:p>64679</text:p>
          </table:table-cell>
          <table:table-cell office:value-type="float" office:value="93.437" calcext:value-type="float">
            <text:p>93,43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092" calcext:value-type="float">
            <text:p>0,092</text:p>
          </table:table-cell>
          <table:table-cell office:value-type="float" office:value="293513" calcext:value-type="float">
            <text:p>293513</text:p>
          </table:table-cell>
          <table:table-cell office:value-type="float" office:value="61966" calcext:value-type="float">
            <text:p>61966</text:p>
          </table:table-cell>
          <table:table-cell office:value-type="float" office:value="94.306" calcext:value-type="float">
            <text:p>94,30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081" calcext:value-type="float">
            <text:p>0,081</text:p>
          </table:table-cell>
          <table:table-cell office:value-type="float" office:value="273598" calcext:value-type="float">
            <text:p>273598</text:p>
          </table:table-cell>
          <table:table-cell office:value-type="float" office:value="57701" calcext:value-type="float">
            <text:p>57701</text:p>
          </table:table-cell>
          <table:table-cell office:value-type="float" office:value="94.118" calcext:value-type="float">
            <text:p>94,1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083" calcext:value-type="float">
            <text:p>0,083</text:p>
          </table:table-cell>
          <table:table-cell office:value-type="float" office:value="288775" calcext:value-type="float">
            <text:p>288775</text:p>
          </table:table-cell>
          <table:table-cell office:value-type="float" office:value="60850" calcext:value-type="float">
            <text:p>60850</text:p>
          </table:table-cell>
          <table:table-cell office:value-type="float" office:value="93.857" calcext:value-type="float">
            <text:p>93,8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85" calcext:value-type="float">
            <text:p>0,085</text:p>
          </table:table-cell>
          <table:table-cell office:value-type="float" office:value="282462" calcext:value-type="float">
            <text:p>282462</text:p>
          </table:table-cell>
          <table:table-cell office:value-type="float" office:value="59700" calcext:value-type="float">
            <text:p>59700</text:p>
          </table:table-cell>
          <table:table-cell office:value-type="float" office:value="94.026" calcext:value-type="float">
            <text:p>94,0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082" calcext:value-type="float">
            <text:p>0,082</text:p>
          </table:table-cell>
          <table:table-cell office:value-type="float" office:value="294155" calcext:value-type="float">
            <text:p>294155</text:p>
          </table:table-cell>
          <table:table-cell office:value-type="float" office:value="61562" calcext:value-type="float">
            <text:p>61562</text:p>
          </table:table-cell>
          <table:table-cell office:value-type="float" office:value="90.692" calcext:value-type="float">
            <text:p>90,69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084" calcext:value-type="float">
            <text:p>0,084</text:p>
          </table:table-cell>
          <table:table-cell office:value-type="float" office:value="286841" calcext:value-type="float">
            <text:p>286841</text:p>
          </table:table-cell>
          <table:table-cell office:value-type="float" office:value="60638" calcext:value-type="float">
            <text:p>60638</text:p>
          </table:table-cell>
          <table:table-cell office:value-type="float" office:value="88.211" calcext:value-type="float">
            <text:p>88,21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078" calcext:value-type="float">
            <text:p>0,078</text:p>
          </table:table-cell>
          <table:table-cell office:value-type="float" office:value="270285" calcext:value-type="float">
            <text:p>270285</text:p>
          </table:table-cell>
          <table:table-cell office:value-type="float" office:value="57203" calcext:value-type="float">
            <text:p>57203</text:p>
          </table:table-cell>
          <table:table-cell office:value-type="float" office:value="92.562" calcext:value-type="float">
            <text:p>92,56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08" calcext:value-type="float">
            <text:p>0,08</text:p>
          </table:table-cell>
          <table:table-cell office:value-type="float" office:value="267630" calcext:value-type="float">
            <text:p>267630</text:p>
          </table:table-cell>
          <table:table-cell office:value-type="float" office:value="56273" calcext:value-type="float">
            <text:p>56273</text:p>
          </table:table-cell>
          <table:table-cell office:value-type="float" office:value="93.568" calcext:value-type="float">
            <text:p>93,5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08" calcext:value-type="float">
            <text:p>0,08</text:p>
          </table:table-cell>
          <table:table-cell office:value-type="float" office:value="238338" calcext:value-type="float">
            <text:p>238338</text:p>
          </table:table-cell>
          <table:table-cell office:value-type="float" office:value="50531" calcext:value-type="float">
            <text:p>50531</text:p>
          </table:table-cell>
          <table:table-cell office:value-type="float" office:value="94.269" calcext:value-type="float">
            <text:p>94,26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77" calcext:value-type="float">
            <text:p>0,077</text:p>
          </table:table-cell>
          <table:table-cell office:value-type="float" office:value="259728" calcext:value-type="float">
            <text:p>259728</text:p>
          </table:table-cell>
          <table:table-cell office:value-type="float" office:value="54842" calcext:value-type="float">
            <text:p>54842</text:p>
          </table:table-cell>
          <table:table-cell office:value-type="float" office:value="93.567" calcext:value-type="float">
            <text:p>93,56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08" calcext:value-type="float">
            <text:p>0,08</text:p>
          </table:table-cell>
          <table:table-cell office:value-type="float" office:value="258798" calcext:value-type="float">
            <text:p>258798</text:p>
          </table:table-cell>
          <table:table-cell office:value-type="float" office:value="54538" calcext:value-type="float">
            <text:p>54538</text:p>
          </table:table-cell>
          <table:table-cell office:value-type="float" office:value="93.426" calcext:value-type="float">
            <text:p>93,42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077" calcext:value-type="float">
            <text:p>0,077</text:p>
          </table:table-cell>
          <table:table-cell office:value-type="float" office:value="240974" calcext:value-type="float">
            <text:p>240974</text:p>
          </table:table-cell>
          <table:table-cell office:value-type="float" office:value="50752" calcext:value-type="float">
            <text:p>50752</text:p>
          </table:table-cell>
          <table:table-cell office:value-type="float" office:value="93.112" calcext:value-type="float">
            <text:p>93,11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075" calcext:value-type="float">
            <text:p>0,075</text:p>
          </table:table-cell>
          <table:table-cell office:value-type="float" office:value="232470" calcext:value-type="float">
            <text:p>232470</text:p>
          </table:table-cell>
          <table:table-cell office:value-type="float" office:value="49279" calcext:value-type="float">
            <text:p>49279</text:p>
          </table:table-cell>
          <table:table-cell office:value-type="float" office:value="93.451" calcext:value-type="float">
            <text:p>93,45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071" calcext:value-type="float">
            <text:p>0,071</text:p>
          </table:table-cell>
          <table:table-cell office:value-type="float" office:value="226409" calcext:value-type="float">
            <text:p>226409</text:p>
          </table:table-cell>
          <table:table-cell office:value-type="float" office:value="48055" calcext:value-type="float">
            <text:p>48055</text:p>
          </table:table-cell>
          <table:table-cell office:value-type="float" office:value="91.316" calcext:value-type="float">
            <text:p>91,31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077" calcext:value-type="float">
            <text:p>0,077</text:p>
          </table:table-cell>
          <table:table-cell office:value-type="float" office:value="235233" calcext:value-type="float">
            <text:p>235233</text:p>
          </table:table-cell>
          <table:table-cell office:value-type="float" office:value="49725" calcext:value-type="float">
            <text:p>49725</text:p>
          </table:table-cell>
          <table:table-cell office:value-type="float" office:value="88.548" calcext:value-type="float">
            <text:p>88,54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071" calcext:value-type="float">
            <text:p>0,071</text:p>
          </table:table-cell>
          <table:table-cell office:value-type="float" office:value="229044" calcext:value-type="float">
            <text:p>229044</text:p>
          </table:table-cell>
          <table:table-cell office:value-type="float" office:value="48499" calcext:value-type="float">
            <text:p>48499</text:p>
          </table:table-cell>
          <table:table-cell office:value-type="float" office:value="93.415" calcext:value-type="float">
            <text:p>93,4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076" calcext:value-type="float">
            <text:p>0,076</text:p>
          </table:table-cell>
          <table:table-cell office:value-type="float" office:value="229289" calcext:value-type="float">
            <text:p>229289</text:p>
          </table:table-cell>
          <table:table-cell office:value-type="float" office:value="48166" calcext:value-type="float">
            <text:p>48166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069" calcext:value-type="float">
            <text:p>0,069</text:p>
          </table:table-cell>
          <table:table-cell office:value-type="float" office:value="199191" calcext:value-type="float">
            <text:p>199191</text:p>
          </table:table-cell>
          <table:table-cell office:value-type="float" office:value="42275" calcext:value-type="float">
            <text:p>42275</text:p>
          </table:table-cell>
          <table:table-cell office:value-type="float" office:value="92.784" calcext:value-type="float">
            <text:p>92,78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073" calcext:value-type="float">
            <text:p>0,073</text:p>
          </table:table-cell>
          <table:table-cell office:value-type="float" office:value="214998" calcext:value-type="float">
            <text:p>214998</text:p>
          </table:table-cell>
          <table:table-cell office:value-type="float" office:value="45941" calcext:value-type="float">
            <text:p>45941</text:p>
          </table:table-cell>
          <table:table-cell office:value-type="float" office:value="89.621" calcext:value-type="float">
            <text:p>89,62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068" calcext:value-type="float">
            <text:p>0,068</text:p>
          </table:table-cell>
          <table:table-cell office:value-type="float" office:value="212598" calcext:value-type="float">
            <text:p>212598</text:p>
          </table:table-cell>
          <table:table-cell office:value-type="float" office:value="45122" calcext:value-type="float">
            <text:p>45122</text:p>
          </table:table-cell>
          <table:table-cell office:value-type="float" office:value="87.389" calcext:value-type="float">
            <text:p>87,38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07" calcext:value-type="float">
            <text:p>0,07</text:p>
          </table:table-cell>
          <table:table-cell office:value-type="float" office:value="204937" calcext:value-type="float">
            <text:p>204937</text:p>
          </table:table-cell>
          <table:table-cell office:value-type="float" office:value="43642" calcext:value-type="float">
            <text:p>43642</text:p>
          </table:table-cell>
          <table:table-cell office:value-type="float" office:value="93.229" calcext:value-type="float">
            <text:p>93,22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073" calcext:value-type="float">
            <text:p>0,073</text:p>
          </table:table-cell>
          <table:table-cell office:value-type="float" office:value="224867" calcext:value-type="float">
            <text:p>224867</text:p>
          </table:table-cell>
          <table:table-cell office:value-type="float" office:value="47842" calcext:value-type="float">
            <text:p>47842</text:p>
          </table:table-cell>
          <table:table-cell office:value-type="float" office:value="88.154" calcext:value-type="float">
            <text:p>88,15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066" calcext:value-type="float">
            <text:p>0,066</text:p>
          </table:table-cell>
          <table:table-cell office:value-type="float" office:value="188659" calcext:value-type="float">
            <text:p>188659</text:p>
          </table:table-cell>
          <table:table-cell office:value-type="float" office:value="40166" calcext:value-type="float">
            <text:p>40166</text:p>
          </table:table-cell>
          <table:table-cell office:value-type="float" office:value="90.904" calcext:value-type="float">
            <text:p>90,90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066" calcext:value-type="float">
            <text:p>0,066</text:p>
          </table:table-cell>
          <table:table-cell office:value-type="float" office:value="182334" calcext:value-type="float">
            <text:p>182334</text:p>
          </table:table-cell>
          <table:table-cell office:value-type="float" office:value="38810" calcext:value-type="float">
            <text:p>38810</text:p>
          </table:table-cell>
          <table:table-cell office:value-type="float" office:value="92.045" calcext:value-type="float">
            <text:p>92,04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068" calcext:value-type="float">
            <text:p>0,068</text:p>
          </table:table-cell>
          <table:table-cell office:value-type="float" office:value="190522" calcext:value-type="float">
            <text:p>190522</text:p>
          </table:table-cell>
          <table:table-cell office:value-type="float" office:value="40225" calcext:value-type="float">
            <text:p>40225</text:p>
          </table:table-cell>
          <table:table-cell office:value-type="float" office:value="92.455" calcext:value-type="float">
            <text:p>92,4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069" calcext:value-type="float">
            <text:p>0,069</text:p>
          </table:table-cell>
          <table:table-cell office:value-type="float" office:value="191492" calcext:value-type="float">
            <text:p>191492</text:p>
          </table:table-cell>
          <table:table-cell office:value-type="float" office:value="40580" calcext:value-type="float">
            <text:p>40580</text:p>
          </table:table-cell>
          <table:table-cell office:value-type="float" office:value="92.956" calcext:value-type="float">
            <text:p>92,95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066" calcext:value-type="float">
            <text:p>0,066</text:p>
          </table:table-cell>
          <table:table-cell office:value-type="float" office:value="176922" calcext:value-type="float">
            <text:p>176922</text:p>
          </table:table-cell>
          <table:table-cell office:value-type="float" office:value="37740" calcext:value-type="float">
            <text:p>37740</text:p>
          </table:table-cell>
          <table:table-cell office:value-type="float" office:value="90.908" calcext:value-type="float">
            <text:p>90,90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069" calcext:value-type="float">
            <text:p>0,069</text:p>
          </table:table-cell>
          <table:table-cell office:value-type="float" office:value="179879" calcext:value-type="float">
            <text:p>179879</text:p>
          </table:table-cell>
          <table:table-cell office:value-type="float" office:value="38409" calcext:value-type="float">
            <text:p>38409</text:p>
          </table:table-cell>
          <table:table-cell office:value-type="float" office:value="92.465" calcext:value-type="float">
            <text:p>92,46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065" calcext:value-type="float">
            <text:p>0,065</text:p>
          </table:table-cell>
          <table:table-cell office:value-type="float" office:value="178915" calcext:value-type="float">
            <text:p>178915</text:p>
          </table:table-cell>
          <table:table-cell office:value-type="float" office:value="38005" calcext:value-type="float">
            <text:p>38005</text:p>
          </table:table-cell>
          <table:table-cell office:value-type="float" office:value="93.119" calcext:value-type="float">
            <text:p>93,11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064" calcext:value-type="float">
            <text:p>0,064</text:p>
          </table:table-cell>
          <table:table-cell office:value-type="float" office:value="174862" calcext:value-type="float">
            <text:p>174862</text:p>
          </table:table-cell>
          <table:table-cell office:value-type="float" office:value="37112" calcext:value-type="float">
            <text:p>37112</text:p>
          </table:table-cell>
          <table:table-cell office:value-type="float" office:value="93.398" calcext:value-type="float">
            <text:p>93,39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062" calcext:value-type="float">
            <text:p>0,062</text:p>
          </table:table-cell>
          <table:table-cell office:value-type="float" office:value="165866" calcext:value-type="float">
            <text:p>165866</text:p>
          </table:table-cell>
          <table:table-cell office:value-type="float" office:value="35643" calcext:value-type="float">
            <text:p>35643</text:p>
          </table:table-cell>
          <table:table-cell office:value-type="float" office:value="88.646" calcext:value-type="float">
            <text:p>88,64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062" calcext:value-type="float">
            <text:p>0,062</text:p>
          </table:table-cell>
          <table:table-cell office:value-type="float" office:value="168412" calcext:value-type="float">
            <text:p>168412</text:p>
          </table:table-cell>
          <table:table-cell office:value-type="float" office:value="35779" calcext:value-type="float">
            <text:p>35779</text:p>
          </table:table-cell>
          <table:table-cell office:value-type="float" office:value="92.668" calcext:value-type="float">
            <text:p>92,6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056" calcext:value-type="float">
            <text:p>0,056</text:p>
          </table:table-cell>
          <table:table-cell office:value-type="float" office:value="156843" calcext:value-type="float">
            <text:p>156843</text:p>
          </table:table-cell>
          <table:table-cell office:value-type="float" office:value="33515" calcext:value-type="float">
            <text:p>33515</text:p>
          </table:table-cell>
          <table:table-cell office:value-type="float" office:value="87.716" calcext:value-type="float">
            <text:p>87,7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065" calcext:value-type="float">
            <text:p>0,065</text:p>
          </table:table-cell>
          <table:table-cell office:value-type="float" office:value="152412" calcext:value-type="float">
            <text:p>152412</text:p>
          </table:table-cell>
          <table:table-cell office:value-type="float" office:value="32583" calcext:value-type="float">
            <text:p>32583</text:p>
          </table:table-cell>
          <table:table-cell office:value-type="float" office:value="90.449" calcext:value-type="float">
            <text:p>90,4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063" calcext:value-type="float">
            <text:p>0,063</text:p>
          </table:table-cell>
          <table:table-cell office:value-type="float" office:value="154115" calcext:value-type="float">
            <text:p>154115</text:p>
          </table:table-cell>
          <table:table-cell office:value-type="float" office:value="32956" calcext:value-type="float">
            <text:p>32956</text:p>
          </table:table-cell>
          <table:table-cell office:value-type="float" office:value="92.958" calcext:value-type="float">
            <text:p>92,9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064" calcext:value-type="float">
            <text:p>0,064</text:p>
          </table:table-cell>
          <table:table-cell office:value-type="float" office:value="153538" calcext:value-type="float">
            <text:p>153538</text:p>
          </table:table-cell>
          <table:table-cell office:value-type="float" office:value="32764" calcext:value-type="float">
            <text:p>32764</text:p>
          </table:table-cell>
          <table:table-cell office:value-type="float" office:value="88.478" calcext:value-type="float">
            <text:p>88,47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059" calcext:value-type="float">
            <text:p>0,059</text:p>
          </table:table-cell>
          <table:table-cell office:value-type="float" office:value="125057" calcext:value-type="float">
            <text:p>125057</text:p>
          </table:table-cell>
          <table:table-cell office:value-type="float" office:value="26830" calcext:value-type="float">
            <text:p>26830</text:p>
          </table:table-cell>
          <table:table-cell office:value-type="float" office:value="92.732" calcext:value-type="float">
            <text:p>92,73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069" calcext:value-type="float">
            <text:p>0,069</text:p>
          </table:table-cell>
          <table:table-cell office:value-type="float" office:value="138751" calcext:value-type="float">
            <text:p>138751</text:p>
          </table:table-cell>
          <table:table-cell office:value-type="float" office:value="29970" calcext:value-type="float">
            <text:p>29970</text:p>
          </table:table-cell>
          <table:table-cell office:value-type="float" office:value="92.309" calcext:value-type="float">
            <text:p>92,3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06" calcext:value-type="float">
            <text:p>0,06</text:p>
          </table:table-cell>
          <table:table-cell office:value-type="float" office:value="144936" calcext:value-type="float">
            <text:p>144936</text:p>
          </table:table-cell>
          <table:table-cell office:value-type="float" office:value="31111" calcext:value-type="float">
            <text:p>31111</text:p>
          </table:table-cell>
          <table:table-cell office:value-type="float" office:value="91.803" calcext:value-type="float">
            <text:p>91,80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062" calcext:value-type="float">
            <text:p>0,062</text:p>
          </table:table-cell>
          <table:table-cell office:value-type="float" office:value="149526" calcext:value-type="float">
            <text:p>149526</text:p>
          </table:table-cell>
          <table:table-cell office:value-type="float" office:value="31996" calcext:value-type="float">
            <text:p>31996</text:p>
          </table:table-cell>
          <table:table-cell office:value-type="float" office:value="92.982" calcext:value-type="float">
            <text:p>92,9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059" calcext:value-type="float">
            <text:p>0,059</text:p>
          </table:table-cell>
          <table:table-cell office:value-type="float" office:value="130855" calcext:value-type="float">
            <text:p>130855</text:p>
          </table:table-cell>
          <table:table-cell office:value-type="float" office:value="28260" calcext:value-type="float">
            <text:p>28260</text:p>
          </table:table-cell>
          <table:table-cell office:value-type="float" office:value="92.509" calcext:value-type="float">
            <text:p>92,50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062" calcext:value-type="float">
            <text:p>0,062</text:p>
          </table:table-cell>
          <table:table-cell office:value-type="float" office:value="136529" calcext:value-type="float">
            <text:p>136529</text:p>
          </table:table-cell>
          <table:table-cell office:value-type="float" office:value="29275" calcext:value-type="float">
            <text:p>29275</text:p>
          </table:table-cell>
          <table:table-cell office:value-type="float" office:value="93.152" calcext:value-type="float">
            <text:p>93,15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061" calcext:value-type="float">
            <text:p>0,061</text:p>
          </table:table-cell>
          <table:table-cell office:value-type="float" office:value="136934" calcext:value-type="float">
            <text:p>136934</text:p>
          </table:table-cell>
          <table:table-cell office:value-type="float" office:value="29388" calcext:value-type="float">
            <text:p>29388</text:p>
          </table:table-cell>
          <table:table-cell office:value-type="float" office:value="92.129" calcext:value-type="float">
            <text:p>92,12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054" calcext:value-type="float">
            <text:p>0,054</text:p>
          </table:table-cell>
          <table:table-cell office:value-type="float" office:value="117607" calcext:value-type="float">
            <text:p>117607</text:p>
          </table:table-cell>
          <table:table-cell office:value-type="float" office:value="25417" calcext:value-type="float">
            <text:p>25417</text:p>
          </table:table-cell>
          <table:table-cell office:value-type="float" office:value="92.416" calcext:value-type="float">
            <text:p>92,41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053" calcext:value-type="float">
            <text:p>0,053</text:p>
          </table:table-cell>
          <table:table-cell office:value-type="float" office:value="125674" calcext:value-type="float">
            <text:p>125674</text:p>
          </table:table-cell>
          <table:table-cell office:value-type="float" office:value="26865" calcext:value-type="float">
            <text:p>26865</text:p>
          </table:table-cell>
          <table:table-cell office:value-type="float" office:value="92.794" calcext:value-type="float">
            <text:p>92,79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06" calcext:value-type="float">
            <text:p>0,06</text:p>
          </table:table-cell>
          <table:table-cell office:value-type="float" office:value="130003" calcext:value-type="float">
            <text:p>130003</text:p>
          </table:table-cell>
          <table:table-cell office:value-type="float" office:value="27928" calcext:value-type="float">
            <text:p>27928</text:p>
          </table:table-cell>
          <table:table-cell office:value-type="float" office:value="89.706" calcext:value-type="float">
            <text:p>89,70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061" calcext:value-type="float">
            <text:p>0,061</text:p>
          </table:table-cell>
          <table:table-cell office:value-type="float" office:value="127919" calcext:value-type="float">
            <text:p>127919</text:p>
          </table:table-cell>
          <table:table-cell office:value-type="float" office:value="27549" calcext:value-type="float">
            <text:p>27549</text:p>
          </table:table-cell>
          <table:table-cell office:value-type="float" office:value="91.475" calcext:value-type="float">
            <text:p>91,47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064" calcext:value-type="float">
            <text:p>0,064</text:p>
          </table:table-cell>
          <table:table-cell office:value-type="float" office:value="127696" calcext:value-type="float">
            <text:p>127696</text:p>
          </table:table-cell>
          <table:table-cell office:value-type="float" office:value="27482" calcext:value-type="float">
            <text:p>27482</text:p>
          </table:table-cell>
          <table:table-cell office:value-type="float" office:value="91.334" calcext:value-type="float">
            <text:p>91,33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058" calcext:value-type="float">
            <text:p>0,058</text:p>
          </table:table-cell>
          <table:table-cell office:value-type="float" office:value="120501" calcext:value-type="float">
            <text:p>120501</text:p>
          </table:table-cell>
          <table:table-cell office:value-type="float" office:value="25999" calcext:value-type="float">
            <text:p>25999</text:p>
          </table:table-cell>
          <table:table-cell office:value-type="float" office:value="90.457" calcext:value-type="float">
            <text:p>90,4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057" calcext:value-type="float">
            <text:p>0,057</text:p>
          </table:table-cell>
          <table:table-cell office:value-type="float" office:value="143132" calcext:value-type="float">
            <text:p>143132</text:p>
          </table:table-cell>
          <table:table-cell office:value-type="float" office:value="30469" calcext:value-type="float">
            <text:p>30469</text:p>
          </table:table-cell>
          <table:table-cell office:value-type="float" office:value="92.674" calcext:value-type="float">
            <text:p>92,67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054" calcext:value-type="float">
            <text:p>0,054</text:p>
          </table:table-cell>
          <table:table-cell office:value-type="float" office:value="124738" calcext:value-type="float">
            <text:p>124738</text:p>
          </table:table-cell>
          <table:table-cell office:value-type="float" office:value="26742" calcext:value-type="float">
            <text:p>26742</text:p>
          </table:table-cell>
          <table:table-cell office:value-type="float" office:value="87.556" calcext:value-type="float">
            <text:p>87,55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06" calcext:value-type="float">
            <text:p>0,06</text:p>
          </table:table-cell>
          <table:table-cell office:value-type="float" office:value="119571" calcext:value-type="float">
            <text:p>119571</text:p>
          </table:table-cell>
          <table:table-cell office:value-type="float" office:value="25823" calcext:value-type="float">
            <text:p>25823</text:p>
          </table:table-cell>
          <table:table-cell office:value-type="float" office:value="92.192" calcext:value-type="float">
            <text:p>92,1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048" calcext:value-type="float">
            <text:p>0,048</text:p>
          </table:table-cell>
          <table:table-cell office:value-type="float" office:value="87337" calcext:value-type="float">
            <text:p>87337</text:p>
          </table:table-cell>
          <table:table-cell office:value-type="float" office:value="19118" calcext:value-type="float">
            <text:p>19118</text:p>
          </table:table-cell>
          <table:table-cell office:value-type="float" office:value="88.33" calcext:value-type="float">
            <text:p>88,3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52" calcext:value-type="float">
            <text:p>0,052</text:p>
          </table:table-cell>
          <table:table-cell office:value-type="float" office:value="92203" calcext:value-type="float">
            <text:p>92203</text:p>
          </table:table-cell>
          <table:table-cell office:value-type="float" office:value="19840" calcext:value-type="float">
            <text:p>19840</text:p>
          </table:table-cell>
          <table:table-cell office:value-type="float" office:value="88.746" calcext:value-type="float">
            <text:p>88,7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054" calcext:value-type="float">
            <text:p>0,054</text:p>
          </table:table-cell>
          <table:table-cell office:value-type="float" office:value="108292" calcext:value-type="float">
            <text:p>108292</text:p>
          </table:table-cell>
          <table:table-cell office:value-type="float" office:value="23361" calcext:value-type="float">
            <text:p>23361</text:p>
          </table:table-cell>
          <table:table-cell office:value-type="float" office:value="90.092" calcext:value-type="float">
            <text:p>90,09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056" calcext:value-type="float">
            <text:p>0,056</text:p>
          </table:table-cell>
          <table:table-cell office:value-type="float" office:value="100997" calcext:value-type="float">
            <text:p>100997</text:p>
          </table:table-cell>
          <table:table-cell office:value-type="float" office:value="21765" calcext:value-type="float">
            <text:p>21765</text:p>
          </table:table-cell>
          <table:table-cell office:value-type="float" office:value="92.284" calcext:value-type="float">
            <text:p>92,28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045" calcext:value-type="float">
            <text:p>0,045</text:p>
          </table:table-cell>
          <table:table-cell office:value-type="float" office:value="91570" calcext:value-type="float">
            <text:p>91570</text:p>
          </table:table-cell>
          <table:table-cell office:value-type="float" office:value="19900" calcext:value-type="float">
            <text:p>19900</text:p>
          </table:table-cell>
          <table:table-cell office:value-type="float" office:value="87.107" calcext:value-type="float">
            <text:p>87,1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056" calcext:value-type="float">
            <text:p>0,056</text:p>
          </table:table-cell>
          <table:table-cell office:value-type="float" office:value="102483" calcext:value-type="float">
            <text:p>102483</text:p>
          </table:table-cell>
          <table:table-cell office:value-type="float" office:value="22035" calcext:value-type="float">
            <text:p>22035</text:p>
          </table:table-cell>
          <table:table-cell office:value-type="float" office:value="89.142" calcext:value-type="float">
            <text:p>89,14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053" calcext:value-type="float">
            <text:p>0,053</text:p>
          </table:table-cell>
          <table:table-cell office:value-type="float" office:value="98898" calcext:value-type="float">
            <text:p>98898</text:p>
          </table:table-cell>
          <table:table-cell office:value-type="float" office:value="21161" calcext:value-type="float">
            <text:p>21161</text:p>
          </table:table-cell>
          <table:table-cell office:value-type="float" office:value="89.896" calcext:value-type="float">
            <text:p>89,89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053" calcext:value-type="float">
            <text:p>0,053</text:p>
          </table:table-cell>
          <table:table-cell office:value-type="float" office:value="97065" calcext:value-type="float">
            <text:p>97065</text:p>
          </table:table-cell>
          <table:table-cell office:value-type="float" office:value="21136" calcext:value-type="float">
            <text:p>21136</text:p>
          </table:table-cell>
          <table:table-cell office:value-type="float" office:value="91.195" calcext:value-type="float">
            <text:p>91,1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047" calcext:value-type="float">
            <text:p>0,047</text:p>
          </table:table-cell>
          <table:table-cell office:value-type="float" office:value="76985" calcext:value-type="float">
            <text:p>76985</text:p>
          </table:table-cell>
          <table:table-cell office:value-type="float" office:value="16834" calcext:value-type="float">
            <text:p>16834</text:p>
          </table:table-cell>
          <table:table-cell office:value-type="float" office:value="91.115" calcext:value-type="float">
            <text:p>91,1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053" calcext:value-type="float">
            <text:p>0,053</text:p>
          </table:table-cell>
          <table:table-cell office:value-type="float" office:value="86207" calcext:value-type="float">
            <text:p>86207</text:p>
          </table:table-cell>
          <table:table-cell office:value-type="float" office:value="18823" calcext:value-type="float">
            <text:p>18823</text:p>
          </table:table-cell>
          <table:table-cell office:value-type="float" office:value="91.336" calcext:value-type="float">
            <text:p>91,33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051" calcext:value-type="float">
            <text:p>0,051</text:p>
          </table:table-cell>
          <table:table-cell office:value-type="float" office:value="80381" calcext:value-type="float">
            <text:p>80381</text:p>
          </table:table-cell>
          <table:table-cell office:value-type="float" office:value="17566" calcext:value-type="float">
            <text:p>17566</text:p>
          </table:table-cell>
          <table:table-cell office:value-type="float" office:value="92.337" calcext:value-type="float">
            <text:p>92,33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048" calcext:value-type="float">
            <text:p>0,048</text:p>
          </table:table-cell>
          <table:table-cell office:value-type="float" office:value="86726" calcext:value-type="float">
            <text:p>86726</text:p>
          </table:table-cell>
          <table:table-cell office:value-type="float" office:value="18950" calcext:value-type="float">
            <text:p>18950</text:p>
          </table:table-cell>
          <table:table-cell office:value-type="float" office:value="92.269" calcext:value-type="float">
            <text:p>92,26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051" calcext:value-type="float">
            <text:p>0,051</text:p>
          </table:table-cell>
          <table:table-cell office:value-type="float" office:value="73679" calcext:value-type="float">
            <text:p>73679</text:p>
          </table:table-cell>
          <table:table-cell office:value-type="float" office:value="16159" calcext:value-type="float">
            <text:p>16159</text:p>
          </table:table-cell>
          <table:table-cell office:value-type="float" office:value="91.667" calcext:value-type="float">
            <text:p>91,66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05" calcext:value-type="float">
            <text:p>0,05</text:p>
          </table:table-cell>
          <table:table-cell office:value-type="float" office:value="75853" calcext:value-type="float">
            <text:p>75853</text:p>
          </table:table-cell>
          <table:table-cell office:value-type="float" office:value="16500" calcext:value-type="float">
            <text:p>16500</text:p>
          </table:table-cell>
          <table:table-cell office:value-type="float" office:value="91.64" calcext:value-type="float">
            <text:p>91,6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045" calcext:value-type="float">
            <text:p>0,045</text:p>
          </table:table-cell>
          <table:table-cell office:value-type="float" office:value="63343" calcext:value-type="float">
            <text:p>63343</text:p>
          </table:table-cell>
          <table:table-cell office:value-type="float" office:value="14015" calcext:value-type="float">
            <text:p>14015</text:p>
          </table:table-cell>
          <table:table-cell office:value-type="float" office:value="87.322" calcext:value-type="float">
            <text:p>87,3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048" calcext:value-type="float">
            <text:p>0,048</text:p>
          </table:table-cell>
          <table:table-cell office:value-type="float" office:value="73935" calcext:value-type="float">
            <text:p>73935</text:p>
          </table:table-cell>
          <table:table-cell office:value-type="float" office:value="16210" calcext:value-type="float">
            <text:p>16210</text:p>
          </table:table-cell>
          <table:table-cell office:value-type="float" office:value="91.23" calcext:value-type="float">
            <text:p>91,2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051" calcext:value-type="float">
            <text:p>0,051</text:p>
          </table:table-cell>
          <table:table-cell office:value-type="float" office:value="73940" calcext:value-type="float">
            <text:p>73940</text:p>
          </table:table-cell>
          <table:table-cell office:value-type="float" office:value="16115" calcext:value-type="float">
            <text:p>16115</text:p>
          </table:table-cell>
          <table:table-cell office:value-type="float" office:value="90.627" calcext:value-type="float">
            <text:p>90,62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052" calcext:value-type="float">
            <text:p>0,052</text:p>
          </table:table-cell>
          <table:table-cell office:value-type="float" office:value="77835" calcext:value-type="float">
            <text:p>77835</text:p>
          </table:table-cell>
          <table:table-cell office:value-type="float" office:value="16839" calcext:value-type="float">
            <text:p>16839</text:p>
          </table:table-cell>
          <table:table-cell office:value-type="float" office:value="91.62" calcext:value-type="float">
            <text:p>91,6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048" calcext:value-type="float">
            <text:p>0,048</text:p>
          </table:table-cell>
          <table:table-cell office:value-type="float" office:value="66399" calcext:value-type="float">
            <text:p>66399</text:p>
          </table:table-cell>
          <table:table-cell office:value-type="float" office:value="14444" calcext:value-type="float">
            <text:p>14444</text:p>
          </table:table-cell>
          <table:table-cell office:value-type="float" office:value="91.501" calcext:value-type="float">
            <text:p>91,501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043" calcext:value-type="float">
            <text:p>0,043</text:p>
          </table:table-cell>
          <table:table-cell office:value-type="float" office:value="72561" calcext:value-type="float">
            <text:p>72561</text:p>
          </table:table-cell>
          <table:table-cell office:value-type="float" office:value="15855" calcext:value-type="float">
            <text:p>15855</text:p>
          </table:table-cell>
          <table:table-cell office:value-type="float" office:value="91.539" calcext:value-type="float">
            <text:p>91,53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047" calcext:value-type="float">
            <text:p>0,047</text:p>
          </table:table-cell>
          <table:table-cell office:value-type="float" office:value="68071" calcext:value-type="float">
            <text:p>68071</text:p>
          </table:table-cell>
          <table:table-cell office:value-type="float" office:value="15060" calcext:value-type="float">
            <text:p>15060</text:p>
          </table:table-cell>
          <table:table-cell office:value-type="float" office:value="92.572" calcext:value-type="float">
            <text:p>92,57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053" calcext:value-type="float">
            <text:p>0,053</text:p>
          </table:table-cell>
          <table:table-cell office:value-type="float" office:value="68334" calcext:value-type="float">
            <text:p>68334</text:p>
          </table:table-cell>
          <table:table-cell office:value-type="float" office:value="15033" calcext:value-type="float">
            <text:p>15033</text:p>
          </table:table-cell>
          <table:table-cell office:value-type="float" office:value="91.675" calcext:value-type="float">
            <text:p>91,67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046" calcext:value-type="float">
            <text:p>0,046</text:p>
          </table:table-cell>
          <table:table-cell office:value-type="float" office:value="60554" calcext:value-type="float">
            <text:p>60554</text:p>
          </table:table-cell>
          <table:table-cell office:value-type="float" office:value="13330" calcext:value-type="float">
            <text:p>13330</text:p>
          </table:table-cell>
          <table:table-cell office:value-type="float" office:value="90.889" calcext:value-type="float">
            <text:p>90,8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054" calcext:value-type="float">
            <text:p>0,054</text:p>
          </table:table-cell>
          <table:table-cell office:value-type="float" office:value="66038" calcext:value-type="float">
            <text:p>66038</text:p>
          </table:table-cell>
          <table:table-cell office:value-type="float" office:value="14515" calcext:value-type="float">
            <text:p>14515</text:p>
          </table:table-cell>
          <table:table-cell office:value-type="float" office:value="92.721" calcext:value-type="float">
            <text:p>92,7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04" calcext:value-type="float">
            <text:p>0,04</text:p>
          </table:table-cell>
          <table:table-cell office:value-type="float" office:value="47220" calcext:value-type="float">
            <text:p>47220</text:p>
          </table:table-cell>
          <table:table-cell office:value-type="float" office:value="10425" calcext:value-type="float">
            <text:p>10425</text:p>
          </table:table-cell>
          <table:table-cell office:value-type="float" office:value="88.44" calcext:value-type="float">
            <text:p>88,4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044" calcext:value-type="float">
            <text:p>0,044</text:p>
          </table:table-cell>
          <table:table-cell office:value-type="float" office:value="50142" calcext:value-type="float">
            <text:p>50142</text:p>
          </table:table-cell>
          <table:table-cell office:value-type="float" office:value="11095" calcext:value-type="float">
            <text:p>11095</text:p>
          </table:table-cell>
          <table:table-cell office:value-type="float" office:value="90.979" calcext:value-type="float">
            <text:p>90,9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047" calcext:value-type="float">
            <text:p>0,047</text:p>
          </table:table-cell>
          <table:table-cell office:value-type="float" office:value="63655" calcext:value-type="float">
            <text:p>63655</text:p>
          </table:table-cell>
          <table:table-cell office:value-type="float" office:value="13732" calcext:value-type="float">
            <text:p>13732</text:p>
          </table:table-cell>
          <table:table-cell office:value-type="float" office:value="90.6" calcext:value-type="float">
            <text:p>90,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048" calcext:value-type="float">
            <text:p>0,048</text:p>
          </table:table-cell>
          <table:table-cell office:value-type="float" office:value="56087" calcext:value-type="float">
            <text:p>56087</text:p>
          </table:table-cell>
          <table:table-cell office:value-type="float" office:value="12378" calcext:value-type="float">
            <text:p>12378</text:p>
          </table:table-cell>
          <table:table-cell office:value-type="float" office:value="91.221" calcext:value-type="float">
            <text:p>91,2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043" calcext:value-type="float">
            <text:p>0,043</text:p>
          </table:table-cell>
          <table:table-cell office:value-type="float" office:value="51428" calcext:value-type="float">
            <text:p>51428</text:p>
          </table:table-cell>
          <table:table-cell office:value-type="float" office:value="11425" calcext:value-type="float">
            <text:p>11425</text:p>
          </table:table-cell>
          <table:table-cell office:value-type="float" office:value="89.719" calcext:value-type="float">
            <text:p>89,71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044" calcext:value-type="float">
            <text:p>0,044</text:p>
          </table:table-cell>
          <table:table-cell office:value-type="float" office:value="59396" calcext:value-type="float">
            <text:p>59396</text:p>
          </table:table-cell>
          <table:table-cell office:value-type="float" office:value="13045" calcext:value-type="float">
            <text:p>13045</text:p>
          </table:table-cell>
          <table:table-cell office:value-type="float" office:value="90.464" calcext:value-type="float">
            <text:p>90,46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043" calcext:value-type="float">
            <text:p>0,043</text:p>
          </table:table-cell>
          <table:table-cell office:value-type="float" office:value="46685" calcext:value-type="float">
            <text:p>46685</text:p>
          </table:table-cell>
          <table:table-cell office:value-type="float" office:value="10509" calcext:value-type="float">
            <text:p>10509</text:p>
          </table:table-cell>
          <table:table-cell office:value-type="float" office:value="90.855" calcext:value-type="float">
            <text:p>90,85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036" calcext:value-type="float">
            <text:p>0,036</text:p>
          </table:table-cell>
          <table:table-cell office:value-type="float" office:value="35830" calcext:value-type="float">
            <text:p>35830</text:p>
          </table:table-cell>
          <table:table-cell office:value-type="float" office:value="8038" calcext:value-type="float">
            <text:p>8038</text:p>
          </table:table-cell>
          <table:table-cell office:value-type="float" office:value="84.501" calcext:value-type="float">
            <text:p>84,50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044" calcext:value-type="float">
            <text:p>0,044</text:p>
          </table:table-cell>
          <table:table-cell office:value-type="float" office:value="51719" calcext:value-type="float">
            <text:p>51719</text:p>
          </table:table-cell>
          <table:table-cell office:value-type="float" office:value="11454" calcext:value-type="float">
            <text:p>11454</text:p>
          </table:table-cell>
          <table:table-cell office:value-type="float" office:value="92.059" calcext:value-type="float">
            <text:p>92,05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047" calcext:value-type="float">
            <text:p>0,047</text:p>
          </table:table-cell>
          <table:table-cell office:value-type="float" office:value="47755" calcext:value-type="float">
            <text:p>47755</text:p>
          </table:table-cell>
          <table:table-cell office:value-type="float" office:value="10575" calcext:value-type="float">
            <text:p>10575</text:p>
          </table:table-cell>
          <table:table-cell office:value-type="float" office:value="91.466" calcext:value-type="float">
            <text:p>91,46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042" calcext:value-type="float">
            <text:p>0,042</text:p>
          </table:table-cell>
          <table:table-cell office:value-type="float" office:value="44050" calcext:value-type="float">
            <text:p>44050</text:p>
          </table:table-cell>
          <table:table-cell office:value-type="float" office:value="9787" calcext:value-type="float">
            <text:p>9787</text:p>
          </table:table-cell>
          <table:table-cell office:value-type="float" office:value="90.246" calcext:value-type="float">
            <text:p>90,24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042" calcext:value-type="float">
            <text:p>0,042</text:p>
          </table:table-cell>
          <table:table-cell office:value-type="float" office:value="54809" calcext:value-type="float">
            <text:p>54809</text:p>
          </table:table-cell>
          <table:table-cell office:value-type="float" office:value="12081" calcext:value-type="float">
            <text:p>12081</text:p>
          </table:table-cell>
          <table:table-cell office:value-type="float" office:value="86.494" calcext:value-type="float">
            <text:p>86,49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04" calcext:value-type="float">
            <text:p>0,04</text:p>
          </table:table-cell>
          <table:table-cell office:value-type="float" office:value="38524" calcext:value-type="float">
            <text:p>38524</text:p>
          </table:table-cell>
          <table:table-cell office:value-type="float" office:value="8592" calcext:value-type="float">
            <text:p>8592</text:p>
          </table:table-cell>
          <table:table-cell office:value-type="float" office:value="89.436" calcext:value-type="float">
            <text:p>89,43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037" calcext:value-type="float">
            <text:p>0,037</text:p>
          </table:table-cell>
          <table:table-cell office:value-type="float" office:value="33890" calcext:value-type="float">
            <text:p>33890</text:p>
          </table:table-cell>
          <table:table-cell office:value-type="float" office:value="7688" calcext:value-type="float">
            <text:p>7688</text:p>
          </table:table-cell>
          <table:table-cell office:value-type="float" office:value="90.123" calcext:value-type="float">
            <text:p>90,12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042" calcext:value-type="float">
            <text:p>0,042</text:p>
          </table:table-cell>
          <table:table-cell office:value-type="float" office:value="50463" calcext:value-type="float">
            <text:p>50463</text:p>
          </table:table-cell>
          <table:table-cell office:value-type="float" office:value="11042" calcext:value-type="float">
            <text:p>11042</text:p>
          </table:table-cell>
          <table:table-cell office:value-type="float" office:value="85.49" calcext:value-type="float">
            <text:p>85,4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039" calcext:value-type="float">
            <text:p>0,039</text:p>
          </table:table-cell>
          <table:table-cell office:value-type="float" office:value="35397" calcext:value-type="float">
            <text:p>35397</text:p>
          </table:table-cell>
          <table:table-cell office:value-type="float" office:value="8057" calcext:value-type="float">
            <text:p>8057</text:p>
          </table:table-cell>
          <table:table-cell office:value-type="float" office:value="90.15" calcext:value-type="float">
            <text:p>90,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042" calcext:value-type="float">
            <text:p>0,042</text:p>
          </table:table-cell>
          <table:table-cell office:value-type="float" office:value="42343" calcext:value-type="float">
            <text:p>42343</text:p>
          </table:table-cell>
          <table:table-cell office:value-type="float" office:value="9495" calcext:value-type="float">
            <text:p>9495</text:p>
          </table:table-cell>
          <table:table-cell office:value-type="float" office:value="91.545" calcext:value-type="float">
            <text:p>91,54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042" calcext:value-type="float">
            <text:p>0,042</text:p>
          </table:table-cell>
          <table:table-cell office:value-type="float" office:value="47565" calcext:value-type="float">
            <text:p>47565</text:p>
          </table:table-cell>
          <table:table-cell office:value-type="float" office:value="10567" calcext:value-type="float">
            <text:p>10567</text:p>
          </table:table-cell>
          <table:table-cell office:value-type="float" office:value="91.221" calcext:value-type="float">
            <text:p>91,22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39" calcext:value-type="float">
            <text:p>0,039</text:p>
          </table:table-cell>
          <table:table-cell office:value-type="float" office:value="39372" calcext:value-type="float">
            <text:p>39372</text:p>
          </table:table-cell>
          <table:table-cell office:value-type="float" office:value="8739" calcext:value-type="float">
            <text:p>8739</text:p>
          </table:table-cell>
          <table:table-cell office:value-type="float" office:value="89.992" calcext:value-type="float">
            <text:p>89,99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44" calcext:value-type="float">
            <text:p>0,044</text:p>
          </table:table-cell>
          <table:table-cell office:value-type="float" office:value="36695" calcext:value-type="float">
            <text:p>36695</text:p>
          </table:table-cell>
          <table:table-cell office:value-type="float" office:value="8214" calcext:value-type="float">
            <text:p>8214</text:p>
          </table:table-cell>
          <table:table-cell office:value-type="float" office:value="90.136" calcext:value-type="float">
            <text:p>90,13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4" calcext:value-type="float">
            <text:p>0,04</text:p>
          </table:table-cell>
          <table:table-cell office:value-type="float" office:value="38634" calcext:value-type="float">
            <text:p>38634</text:p>
          </table:table-cell>
          <table:table-cell office:value-type="float" office:value="8564" calcext:value-type="float">
            <text:p>8564</text:p>
          </table:table-cell>
          <table:table-cell office:value-type="float" office:value="91.098" calcext:value-type="float">
            <text:p>91,09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4" calcext:value-type="float">
            <text:p>0,04</text:p>
          </table:table-cell>
          <table:table-cell office:value-type="float" office:value="46764" calcext:value-type="float">
            <text:p>46764</text:p>
          </table:table-cell>
          <table:table-cell office:value-type="float" office:value="10233" calcext:value-type="float">
            <text:p>10233</text:p>
          </table:table-cell>
          <table:table-cell office:value-type="float" office:value="89.663" calcext:value-type="float">
            <text:p>89,6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4" calcext:value-type="float">
            <text:p>0,04</text:p>
          </table:table-cell>
          <table:table-cell office:value-type="float" office:value="36162" calcext:value-type="float">
            <text:p>36162</text:p>
          </table:table-cell>
          <table:table-cell office:value-type="float" office:value="8187" calcext:value-type="float">
            <text:p>8187</text:p>
          </table:table-cell>
          <table:table-cell office:value-type="float" office:value="88.595" calcext:value-type="float">
            <text:p>88,59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39" calcext:value-type="float">
            <text:p>0,039</text:p>
          </table:table-cell>
          <table:table-cell office:value-type="float" office:value="37163" calcext:value-type="float">
            <text:p>37163</text:p>
          </table:table-cell>
          <table:table-cell office:value-type="float" office:value="8302" calcext:value-type="float">
            <text:p>8302</text:p>
          </table:table-cell>
          <table:table-cell office:value-type="float" office:value="88.254" calcext:value-type="float">
            <text:p>88,25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39" calcext:value-type="float">
            <text:p>0,039</text:p>
          </table:table-cell>
          <table:table-cell office:value-type="float" office:value="33213" calcext:value-type="float">
            <text:p>33213</text:p>
          </table:table-cell>
          <table:table-cell office:value-type="float" office:value="7463" calcext:value-type="float">
            <text:p>7463</text:p>
          </table:table-cell>
          <table:table-cell office:value-type="float" office:value="89.164" calcext:value-type="float">
            <text:p>89,16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39" calcext:value-type="float">
            <text:p>0,039</text:p>
          </table:table-cell>
          <table:table-cell office:value-type="float" office:value="32010" calcext:value-type="float">
            <text:p>32010</text:p>
          </table:table-cell>
          <table:table-cell office:value-type="float" office:value="7185" calcext:value-type="float">
            <text:p>7185</text:p>
          </table:table-cell>
          <table:table-cell office:value-type="float" office:value="86.869" calcext:value-type="float">
            <text:p>86,86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45" calcext:value-type="float">
            <text:p>0,045</text:p>
          </table:table-cell>
          <table:table-cell office:value-type="float" office:value="29471" calcext:value-type="float">
            <text:p>29471</text:p>
          </table:table-cell>
          <table:table-cell office:value-type="float" office:value="6712" calcext:value-type="float">
            <text:p>6712</text:p>
          </table:table-cell>
          <table:table-cell office:value-type="float" office:value="90.839" calcext:value-type="float">
            <text:p>90,83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38" calcext:value-type="float">
            <text:p>0,038</text:p>
          </table:table-cell>
          <table:table-cell office:value-type="float" office:value="23160" calcext:value-type="float">
            <text:p>23160</text:p>
          </table:table-cell>
          <table:table-cell office:value-type="float" office:value="5353" calcext:value-type="float">
            <text:p>5353</text:p>
          </table:table-cell>
          <table:table-cell office:value-type="float" office:value="87.452" calcext:value-type="float">
            <text:p>87,45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041" calcext:value-type="float">
            <text:p>0,041</text:p>
          </table:table-cell>
          <table:table-cell office:value-type="float" office:value="25242" calcext:value-type="float">
            <text:p>25242</text:p>
          </table:table-cell>
          <table:table-cell office:value-type="float" office:value="5757" calcext:value-type="float">
            <text:p>5757</text:p>
          </table:table-cell>
          <table:table-cell office:value-type="float" office:value="90.496" calcext:value-type="float">
            <text:p>90,496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036" calcext:value-type="float">
            <text:p>0,036</text:p>
          </table:table-cell>
          <table:table-cell office:value-type="float" office:value="25518" calcext:value-type="float">
            <text:p>25518</text:p>
          </table:table-cell>
          <table:table-cell office:value-type="float" office:value="5801" calcext:value-type="float">
            <text:p>5801</text:p>
          </table:table-cell>
          <table:table-cell office:value-type="float" office:value="89.498" calcext:value-type="float">
            <text:p>89,49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038" calcext:value-type="float">
            <text:p>0,038</text:p>
          </table:table-cell>
          <table:table-cell office:value-type="float" office:value="26895" calcext:value-type="float">
            <text:p>26895</text:p>
          </table:table-cell>
          <table:table-cell office:value-type="float" office:value="6174" calcext:value-type="float">
            <text:p>6174</text:p>
          </table:table-cell>
          <table:table-cell office:value-type="float" office:value="89.091" calcext:value-type="float">
            <text:p>89,09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035" calcext:value-type="float">
            <text:p>0,035</text:p>
          </table:table-cell>
          <table:table-cell office:value-type="float" office:value="24984" calcext:value-type="float">
            <text:p>24984</text:p>
          </table:table-cell>
          <table:table-cell office:value-type="float" office:value="5610" calcext:value-type="float">
            <text:p>5610</text:p>
          </table:table-cell>
          <table:table-cell office:value-type="float" office:value="89.832" calcext:value-type="float">
            <text:p>89,83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041" calcext:value-type="float">
            <text:p>0,041</text:p>
          </table:table-cell>
          <table:table-cell office:value-type="float" office:value="25910" calcext:value-type="float">
            <text:p>25910</text:p>
          </table:table-cell>
          <table:table-cell office:value-type="float" office:value="5878" calcext:value-type="float">
            <text:p>5878</text:p>
          </table:table-cell>
          <table:table-cell office:value-type="float" office:value="86.444" calcext:value-type="float">
            <text:p>86,44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033" calcext:value-type="float">
            <text:p>0,033</text:p>
          </table:table-cell>
          <table:table-cell office:value-type="float" office:value="22139" calcext:value-type="float">
            <text:p>22139</text:p>
          </table:table-cell>
          <table:table-cell office:value-type="float" office:value="4974" calcext:value-type="float">
            <text:p>4974</text:p>
          </table:table-cell>
          <table:table-cell office:value-type="float" office:value="89.172" calcext:value-type="float">
            <text:p>89,1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043" calcext:value-type="float">
            <text:p>0,043</text:p>
          </table:table-cell>
          <table:table-cell office:value-type="float" office:value="29431" calcext:value-type="float">
            <text:p>29431</text:p>
          </table:table-cell>
          <table:table-cell office:value-type="float" office:value="6643" calcext:value-type="float">
            <text:p>6643</text:p>
          </table:table-cell>
          <table:table-cell office:value-type="float" office:value="89.714" calcext:value-type="float">
            <text:p>89,7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037" calcext:value-type="float">
            <text:p>0,037</text:p>
          </table:table-cell>
          <table:table-cell office:value-type="float" office:value="40882" calcext:value-type="float">
            <text:p>40882</text:p>
          </table:table-cell>
          <table:table-cell office:value-type="float" office:value="9018" calcext:value-type="float">
            <text:p>9018</text:p>
          </table:table-cell>
          <table:table-cell office:value-type="float" office:value="84.89" calcext:value-type="float">
            <text:p>84,8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03" calcext:value-type="float">
            <text:p>0,03</text:p>
          </table:table-cell>
          <table:table-cell office:value-type="float" office:value="14663" calcext:value-type="float">
            <text:p>14663</text:p>
          </table:table-cell>
          <table:table-cell office:value-type="float" office:value="3376" calcext:value-type="float">
            <text:p>3376</text:p>
          </table:table-cell>
          <table:table-cell office:value-type="float" office:value="88.107" calcext:value-type="float">
            <text:p>88,10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42" calcext:value-type="float">
            <text:p>0,042</text:p>
          </table:table-cell>
          <table:table-cell office:value-type="float" office:value="28420" calcext:value-type="float">
            <text:p>28420</text:p>
          </table:table-cell>
          <table:table-cell office:value-type="float" office:value="6450" calcext:value-type="float">
            <text:p>6450</text:p>
          </table:table-cell>
          <table:table-cell office:value-type="float" office:value="89.011" calcext:value-type="float">
            <text:p>89,0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031" calcext:value-type="float">
            <text:p>0,031</text:p>
          </table:table-cell>
          <table:table-cell office:value-type="float" office:value="19081" calcext:value-type="float">
            <text:p>19081</text:p>
          </table:table-cell>
          <table:table-cell office:value-type="float" office:value="4390" calcext:value-type="float">
            <text:p>4390</text:p>
          </table:table-cell>
          <table:table-cell office:value-type="float" office:value="84.535" calcext:value-type="float">
            <text:p>84,53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035" calcext:value-type="float">
            <text:p>0,035</text:p>
          </table:table-cell>
          <table:table-cell office:value-type="float" office:value="20294" calcext:value-type="float">
            <text:p>20294</text:p>
          </table:table-cell>
          <table:table-cell office:value-type="float" office:value="4566" calcext:value-type="float">
            <text:p>4566</text:p>
          </table:table-cell>
          <table:table-cell office:value-type="float" office:value="83.38" calcext:value-type="float">
            <text:p>83,3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038" calcext:value-type="float">
            <text:p>0,038</text:p>
          </table:table-cell>
          <table:table-cell office:value-type="float" office:value="22940" calcext:value-type="float">
            <text:p>22940</text:p>
          </table:table-cell>
          <table:table-cell office:value-type="float" office:value="5164" calcext:value-type="float">
            <text:p>5164</text:p>
          </table:table-cell>
          <table:table-cell office:value-type="float" office:value="89.21" calcext:value-type="float">
            <text:p>89,2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035" calcext:value-type="float">
            <text:p>0,035</text:p>
          </table:table-cell>
          <table:table-cell office:value-type="float" office:value="30732" calcext:value-type="float">
            <text:p>30732</text:p>
          </table:table-cell>
          <table:table-cell office:value-type="float" office:value="6907" calcext:value-type="float">
            <text:p>6907</text:p>
          </table:table-cell>
          <table:table-cell office:value-type="float" office:value="86.851" calcext:value-type="float">
            <text:p>86,85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024" calcext:value-type="float">
            <text:p>0,024</text:p>
          </table:table-cell>
          <table:table-cell office:value-type="float" office:value="12102" calcext:value-type="float">
            <text:p>12102</text:p>
          </table:table-cell>
          <table:table-cell office:value-type="float" office:value="2791" calcext:value-type="float">
            <text:p>2791</text:p>
          </table:table-cell>
          <table:table-cell office:value-type="float" office:value="81.651" calcext:value-type="float">
            <text:p>81,65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036" calcext:value-type="float">
            <text:p>0,036</text:p>
          </table:table-cell>
          <table:table-cell office:value-type="float" office:value="25374" calcext:value-type="float">
            <text:p>25374</text:p>
          </table:table-cell>
          <table:table-cell office:value-type="float" office:value="5723" calcext:value-type="float">
            <text:p>5723</text:p>
          </table:table-cell>
          <table:table-cell office:value-type="float" office:value="89.424" calcext:value-type="float">
            <text:p>89,4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03" calcext:value-type="float">
            <text:p>0,03</text:p>
          </table:table-cell>
          <table:table-cell office:value-type="float" office:value="14589" calcext:value-type="float">
            <text:p>14589</text:p>
          </table:table-cell>
          <table:table-cell office:value-type="float" office:value="3386" calcext:value-type="float">
            <text:p>3386</text:p>
          </table:table-cell>
          <table:table-cell office:value-type="float" office:value="88.002" calcext:value-type="float">
            <text:p>88,0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038" calcext:value-type="float">
            <text:p>0,038</text:p>
          </table:table-cell>
          <table:table-cell office:value-type="float" office:value="30863" calcext:value-type="float">
            <text:p>30863</text:p>
          </table:table-cell>
          <table:table-cell office:value-type="float" office:value="6985" calcext:value-type="float">
            <text:p>6985</text:p>
          </table:table-cell>
          <table:table-cell office:value-type="float" office:value="90.813" calcext:value-type="float">
            <text:p>90,81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035" calcext:value-type="float">
            <text:p>0,035</text:p>
          </table:table-cell>
          <table:table-cell office:value-type="float" office:value="26188" calcext:value-type="float">
            <text:p>26188</text:p>
          </table:table-cell>
          <table:table-cell office:value-type="float" office:value="5928" calcext:value-type="float">
            <text:p>5928</text:p>
          </table:table-cell>
          <table:table-cell office:value-type="float" office:value="87.279" calcext:value-type="float">
            <text:p>87,27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38" calcext:value-type="float">
            <text:p>0,038</text:p>
          </table:table-cell>
          <table:table-cell office:value-type="float" office:value="19755" calcext:value-type="float">
            <text:p>19755</text:p>
          </table:table-cell>
          <table:table-cell office:value-type="float" office:value="4498" calcext:value-type="float">
            <text:p>4498</text:p>
          </table:table-cell>
          <table:table-cell office:value-type="float" office:value="86.923" calcext:value-type="float">
            <text:p>86,92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039" calcext:value-type="float">
            <text:p>0,039</text:p>
          </table:table-cell>
          <table:table-cell office:value-type="float" office:value="21981" calcext:value-type="float">
            <text:p>21981</text:p>
          </table:table-cell>
          <table:table-cell office:value-type="float" office:value="4852" calcext:value-type="float">
            <text:p>4852</text:p>
          </table:table-cell>
          <table:table-cell office:value-type="float" office:value="88.827" calcext:value-type="float">
            <text:p>88,82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031" calcext:value-type="float">
            <text:p>0,031</text:p>
          </table:table-cell>
          <table:table-cell office:value-type="float" office:value="12855" calcext:value-type="float">
            <text:p>12855</text:p>
          </table:table-cell>
          <table:table-cell office:value-type="float" office:value="2983" calcext:value-type="float">
            <text:p>2983</text:p>
          </table:table-cell>
          <table:table-cell office:value-type="float" office:value="85.257" calcext:value-type="float">
            <text:p>85,25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022" calcext:value-type="float">
            <text:p>0,022</text:p>
          </table:table-cell>
          <table:table-cell office:value-type="float" office:value="6970" calcext:value-type="float">
            <text:p>6970</text:p>
          </table:table-cell>
          <table:table-cell office:value-type="float" office:value="1647" calcext:value-type="float">
            <text:p>1647</text:p>
          </table:table-cell>
          <table:table-cell office:value-type="float" office:value="79.855" calcext:value-type="float">
            <text:p>79,85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032" calcext:value-type="float">
            <text:p>0,032</text:p>
          </table:table-cell>
          <table:table-cell office:value-type="float" office:value="22318" calcext:value-type="float">
            <text:p>22318</text:p>
          </table:table-cell>
          <table:table-cell office:value-type="float" office:value="5018" calcext:value-type="float">
            <text:p>5018</text:p>
          </table:table-cell>
          <table:table-cell office:value-type="float" office:value="89.873" calcext:value-type="float">
            <text:p>89,87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037" calcext:value-type="float">
            <text:p>0,037</text:p>
          </table:table-cell>
          <table:table-cell office:value-type="float" office:value="19459" calcext:value-type="float">
            <text:p>19459</text:p>
          </table:table-cell>
          <table:table-cell office:value-type="float" office:value="4462" calcext:value-type="float">
            <text:p>4462</text:p>
          </table:table-cell>
          <table:table-cell office:value-type="float" office:value="88.435" calcext:value-type="float">
            <text:p>88,43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035" calcext:value-type="float">
            <text:p>0,035</text:p>
          </table:table-cell>
          <table:table-cell office:value-type="float" office:value="22382" calcext:value-type="float">
            <text:p>22382</text:p>
          </table:table-cell>
          <table:table-cell office:value-type="float" office:value="5061" calcext:value-type="float">
            <text:p>5061</text:p>
          </table:table-cell>
          <table:table-cell office:value-type="float" office:value="86.283" calcext:value-type="float">
            <text:p>86,2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034" calcext:value-type="float">
            <text:p>0,034</text:p>
          </table:table-cell>
          <table:table-cell office:value-type="float" office:value="17040" calcext:value-type="float">
            <text:p>17040</text:p>
          </table:table-cell>
          <table:table-cell office:value-type="float" office:value="3899" calcext:value-type="float">
            <text:p>3899</text:p>
          </table:table-cell>
          <table:table-cell office:value-type="float" office:value="85.354" calcext:value-type="float">
            <text:p>85,35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029" calcext:value-type="float">
            <text:p>0,029</text:p>
          </table:table-cell>
          <table:table-cell office:value-type="float" office:value="12776" calcext:value-type="float">
            <text:p>12776</text:p>
          </table:table-cell>
          <table:table-cell office:value-type="float" office:value="2985" calcext:value-type="float">
            <text:p>2985</text:p>
          </table:table-cell>
          <table:table-cell office:value-type="float" office:value="89.019" calcext:value-type="float">
            <text:p>89,019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032" calcext:value-type="float">
            <text:p>0,032</text:p>
          </table:table-cell>
          <table:table-cell office:value-type="float" office:value="18714" calcext:value-type="float">
            <text:p>18714</text:p>
          </table:table-cell>
          <table:table-cell office:value-type="float" office:value="4171" calcext:value-type="float">
            <text:p>4171</text:p>
          </table:table-cell>
          <table:table-cell office:value-type="float" office:value="87.647" calcext:value-type="float">
            <text:p>87,6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28" calcext:value-type="float">
            <text:p>0,028</text:p>
          </table:table-cell>
          <table:table-cell office:value-type="float" office:value="12652" calcext:value-type="float">
            <text:p>12652</text:p>
          </table:table-cell>
          <table:table-cell office:value-type="float" office:value="2847" calcext:value-type="float">
            <text:p>2847</text:p>
          </table:table-cell>
          <table:table-cell office:value-type="float" office:value="88.307" calcext:value-type="float">
            <text:p>88,30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032" calcext:value-type="float">
            <text:p>0,032</text:p>
          </table:table-cell>
          <table:table-cell office:value-type="float" office:value="12473" calcext:value-type="float">
            <text:p>12473</text:p>
          </table:table-cell>
          <table:table-cell office:value-type="float" office:value="2918" calcext:value-type="float">
            <text:p>2918</text:p>
          </table:table-cell>
          <table:table-cell office:value-type="float" office:value="85.206" calcext:value-type="float">
            <text:p>85,20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031" calcext:value-type="float">
            <text:p>0,031</text:p>
          </table:table-cell>
          <table:table-cell office:value-type="float" office:value="9026" calcext:value-type="float">
            <text:p>9026</text:p>
          </table:table-cell>
          <table:table-cell office:value-type="float" office:value="2170" calcext:value-type="float">
            <text:p>2170</text:p>
          </table:table-cell>
          <table:table-cell office:value-type="float" office:value="88.322" calcext:value-type="float">
            <text:p>88,32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031" calcext:value-type="float">
            <text:p>0,031</text:p>
          </table:table-cell>
          <table:table-cell office:value-type="float" office:value="13248" calcext:value-type="float">
            <text:p>13248</text:p>
          </table:table-cell>
          <table:table-cell office:value-type="float" office:value="3052" calcext:value-type="float">
            <text:p>3052</text:p>
          </table:table-cell>
          <table:table-cell office:value-type="float" office:value="84.237" calcext:value-type="float">
            <text:p>84,23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036" calcext:value-type="float">
            <text:p>0,036</text:p>
          </table:table-cell>
          <table:table-cell office:value-type="float" office:value="12691" calcext:value-type="float">
            <text:p>12691</text:p>
          </table:table-cell>
          <table:table-cell office:value-type="float" office:value="2854" calcext:value-type="float">
            <text:p>2854</text:p>
          </table:table-cell>
          <table:table-cell office:value-type="float" office:value="86.546" calcext:value-type="float">
            <text:p>86,546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032" calcext:value-type="float">
            <text:p>0,032</text:p>
          </table:table-cell>
          <table:table-cell office:value-type="float" office:value="13077" calcext:value-type="float">
            <text:p>13077</text:p>
          </table:table-cell>
          <table:table-cell office:value-type="float" office:value="3011" calcext:value-type="float">
            <text:p>3011</text:p>
          </table:table-cell>
          <table:table-cell office:value-type="float" office:value="88.551" calcext:value-type="float">
            <text:p>88,55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033" calcext:value-type="float">
            <text:p>0,033</text:p>
          </table:table-cell>
          <table:table-cell office:value-type="float" office:value="13852" calcext:value-type="float">
            <text:p>13852</text:p>
          </table:table-cell>
          <table:table-cell office:value-type="float" office:value="3262" calcext:value-type="float">
            <text:p>3262</text:p>
          </table:table-cell>
          <table:table-cell office:value-type="float" office:value="85.397" calcext:value-type="float">
            <text:p>85,39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029" calcext:value-type="float">
            <text:p>0,029</text:p>
          </table:table-cell>
          <table:table-cell office:value-type="float" office:value="6397" calcext:value-type="float">
            <text:p>6397</text:p>
          </table:table-cell>
          <table:table-cell office:value-type="float" office:value="1589" calcext:value-type="float">
            <text:p>158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031" calcext:value-type="float">
            <text:p>0,031</text:p>
          </table:table-cell>
          <table:table-cell office:value-type="float" office:value="15624" calcext:value-type="float">
            <text:p>15624</text:p>
          </table:table-cell>
          <table:table-cell office:value-type="float" office:value="3634" calcext:value-type="float">
            <text:p>3634</text:p>
          </table:table-cell>
          <table:table-cell office:value-type="float" office:value="87.14" calcext:value-type="float">
            <text:p>87,1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028" calcext:value-type="float">
            <text:p>0,028</text:p>
          </table:table-cell>
          <table:table-cell office:value-type="float" office:value="8115" calcext:value-type="float">
            <text:p>8115</text:p>
          </table:table-cell>
          <table:table-cell office:value-type="float" office:value="1959" calcext:value-type="float">
            <text:p>1959</text:p>
          </table:table-cell>
          <table:table-cell office:value-type="float" office:value="87.38" calcext:value-type="float">
            <text:p>87,3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,03</text:p>
          </table:table-cell>
          <table:table-cell office:value-type="float" office:value="6285" calcext:value-type="float">
            <text:p>6285</text:p>
          </table:table-cell>
          <table:table-cell office:value-type="float" office:value="1555" calcext:value-type="float">
            <text:p>1555</text:p>
          </table:table-cell>
          <table:table-cell office:value-type="float" office:value="86.754" calcext:value-type="float">
            <text:p>86,75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03" calcext:value-type="float">
            <text:p>0,03</text:p>
          </table:table-cell>
          <table:table-cell office:value-type="float" office:value="11461" calcext:value-type="float">
            <text:p>11461</text:p>
          </table:table-cell>
          <table:table-cell office:value-type="float" office:value="2716" calcext:value-type="float">
            <text:p>2716</text:p>
          </table:table-cell>
          <table:table-cell office:value-type="float" office:value="87.574" calcext:value-type="float">
            <text:p>87,5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026" calcext:value-type="float">
            <text:p>0,026</text:p>
          </table:table-cell>
          <table:table-cell office:value-type="float" office:value="8784" calcext:value-type="float">
            <text:p>8784</text:p>
          </table:table-cell>
          <table:table-cell office:value-type="float" office:value="2082" calcext:value-type="float">
            <text:p>2082</text:p>
          </table:table-cell>
          <table:table-cell office:value-type="float" office:value="86.104" calcext:value-type="float">
            <text:p>86,10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03" calcext:value-type="float">
            <text:p>0,03</text:p>
          </table:table-cell>
          <table:table-cell office:value-type="float" office:value="15663" calcext:value-type="float">
            <text:p>15663</text:p>
          </table:table-cell>
          <table:table-cell office:value-type="float" office:value="3547" calcext:value-type="float">
            <text:p>3547</text:p>
          </table:table-cell>
          <table:table-cell office:value-type="float" office:value="88.36" calcext:value-type="float">
            <text:p>88,3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028" calcext:value-type="float">
            <text:p>0,028</text:p>
          </table:table-cell>
          <table:table-cell office:value-type="float" office:value="8870" calcext:value-type="float">
            <text:p>8870</text:p>
          </table:table-cell>
          <table:table-cell office:value-type="float" office:value="2133" calcext:value-type="float">
            <text:p>2133</text:p>
          </table:table-cell>
          <table:table-cell office:value-type="float" office:value="84.327" calcext:value-type="float">
            <text:p>84,32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032" calcext:value-type="float">
            <text:p>0,032</text:p>
          </table:table-cell>
          <table:table-cell office:value-type="float" office:value="11201" calcext:value-type="float">
            <text:p>11201</text:p>
          </table:table-cell>
          <table:table-cell office:value-type="float" office:value="2598" calcext:value-type="float">
            <text:p>2598</text:p>
          </table:table-cell>
          <table:table-cell office:value-type="float" office:value="83.784" calcext:value-type="float">
            <text:p>83,7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026" calcext:value-type="float">
            <text:p>0,026</text:p>
          </table:table-cell>
          <table:table-cell office:value-type="float" office:value="9654" calcext:value-type="float">
            <text:p>9654</text:p>
          </table:table-cell>
          <table:table-cell office:value-type="float" office:value="2297" calcext:value-type="float">
            <text:p>2297</text:p>
          </table:table-cell>
          <table:table-cell office:value-type="float" office:value="82.84" calcext:value-type="float">
            <text:p>82,8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031" calcext:value-type="float">
            <text:p>0,031</text:p>
          </table:table-cell>
          <table:table-cell office:value-type="float" office:value="8985" calcext:value-type="float">
            <text:p>8985</text:p>
          </table:table-cell>
          <table:table-cell office:value-type="float" office:value="2129" calcext:value-type="float">
            <text:p>2129</text:p>
          </table:table-cell>
          <table:table-cell office:value-type="float" office:value="87.272" calcext:value-type="float">
            <text:p>87,27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025" calcext:value-type="float">
            <text:p>0,025</text:p>
          </table:table-cell>
          <table:table-cell office:value-type="float" office:value="6372" calcext:value-type="float">
            <text:p>6372</text:p>
          </table:table-cell>
          <table:table-cell office:value-type="float" office:value="1628" calcext:value-type="float">
            <text:p>1628</text:p>
          </table:table-cell>
          <table:table-cell office:value-type="float" office:value="82.148" calcext:value-type="float">
            <text:p>82,14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025" calcext:value-type="float">
            <text:p>0,025</text:p>
          </table:table-cell>
          <table:table-cell office:value-type="float" office:value="11014" calcext:value-type="float">
            <text:p>11014</text:p>
          </table:table-cell>
          <table:table-cell office:value-type="float" office:value="2542" calcext:value-type="float">
            <text:p>2542</text:p>
          </table:table-cell>
          <table:table-cell office:value-type="float" office:value="86.363" calcext:value-type="float">
            <text:p>86,36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25" calcext:value-type="float">
            <text:p>0,025</text:p>
          </table:table-cell>
          <table:table-cell office:value-type="float" office:value="3658" calcext:value-type="float">
            <text:p>3658</text:p>
          </table:table-cell>
          <table:table-cell office:value-type="float" office:value="934" calcext:value-type="float">
            <text:p>934</text:p>
          </table:table-cell>
          <table:table-cell office:value-type="float" office:value="86.973" calcext:value-type="float">
            <text:p>86,97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023" calcext:value-type="float">
            <text:p>0,023</text:p>
          </table:table-cell>
          <table:table-cell office:value-type="float" office:value="5660" calcext:value-type="float">
            <text:p>5660</text:p>
          </table:table-cell>
          <table:table-cell office:value-type="float" office:value="1411" calcext:value-type="float">
            <text:p>1411</text:p>
          </table:table-cell>
          <table:table-cell office:value-type="float" office:value="81.399" calcext:value-type="float">
            <text:p>81,39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026" calcext:value-type="float">
            <text:p>0,026</text:p>
          </table:table-cell>
          <table:table-cell office:value-type="float" office:value="8709" calcext:value-type="float">
            <text:p>8709</text:p>
          </table:table-cell>
          <table:table-cell office:value-type="float" office:value="2085" calcext:value-type="float">
            <text:p>2085</text:p>
          </table:table-cell>
          <table:table-cell office:value-type="float" office:value="87.222" calcext:value-type="float">
            <text:p>87,2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024" calcext:value-type="float">
            <text:p>0,024</text:p>
          </table:table-cell>
          <table:table-cell office:value-type="float" office:value="5924" calcext:value-type="float">
            <text:p>5924</text:p>
          </table:table-cell>
          <table:table-cell office:value-type="float" office:value="1482" calcext:value-type="float">
            <text:p>1482</text:p>
          </table:table-cell>
          <table:table-cell office:value-type="float" office:value="85.3" calcext:value-type="float">
            <text:p>85,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028" calcext:value-type="float">
            <text:p>0,028</text:p>
          </table:table-cell>
          <table:table-cell office:value-type="float" office:value="10455" calcext:value-type="float">
            <text:p>10455</text:p>
          </table:table-cell>
          <table:table-cell office:value-type="float" office:value="2420" calcext:value-type="float">
            <text:p>2420</text:p>
          </table:table-cell>
          <table:table-cell office:value-type="float" office:value="86.64" calcext:value-type="float">
            <text:p>86,6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3" calcext:value-type="float">
            <text:p>0,03</text:p>
          </table:table-cell>
          <table:table-cell office:value-type="float" office:value="7840" calcext:value-type="float">
            <text:p>7840</text:p>
          </table:table-cell>
          <table:table-cell office:value-type="float" office:value="1952" calcext:value-type="float">
            <text:p>1952</text:p>
          </table:table-cell>
          <table:table-cell office:value-type="float" office:value="88.204" calcext:value-type="float">
            <text:p>88,2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3" calcext:value-type="float">
            <text:p>0,03</text:p>
          </table:table-cell>
          <table:table-cell office:value-type="float" office:value="5162" calcext:value-type="float">
            <text:p>5162</text:p>
          </table:table-cell>
          <table:table-cell office:value-type="float" office:value="1283" calcext:value-type="float">
            <text:p>1283</text:p>
          </table:table-cell>
          <table:table-cell office:value-type="float" office:value="84.856" calcext:value-type="float">
            <text:p>84,85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22" calcext:value-type="float">
            <text:p>0,022</text:p>
          </table:table-cell>
          <table:table-cell office:value-type="float" office:value="828" calcext:value-type="float">
            <text:p>828</text:p>
          </table:table-cell>
          <table:table-cell office:value-type="float" office:value="335" calcext:value-type="float">
            <text:p>335</text:p>
          </table:table-cell>
          <table:table-cell office:value-type="float" office:value="81.259" calcext:value-type="float">
            <text:p>81,25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29" calcext:value-type="float">
            <text:p>0,029</text:p>
          </table:table-cell>
          <table:table-cell office:value-type="float" office:value="5385" calcext:value-type="float">
            <text:p>5385</text:p>
          </table:table-cell>
          <table:table-cell office:value-type="float" office:value="1328" calcext:value-type="float">
            <text:p>1328</text:p>
          </table:table-cell>
          <table:table-cell office:value-type="float" office:value="85.99" calcext:value-type="float">
            <text:p>85,9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27" calcext:value-type="float">
            <text:p>0,027</text:p>
          </table:table-cell>
          <table:table-cell office:value-type="float" office:value="6641" calcext:value-type="float">
            <text:p>6641</text:p>
          </table:table-cell>
          <table:table-cell office:value-type="float" office:value="1635" calcext:value-type="float">
            <text:p>1635</text:p>
          </table:table-cell>
          <table:table-cell office:value-type="float" office:value="81.687" calcext:value-type="float">
            <text:p>81,68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22" calcext:value-type="float">
            <text:p>0,022</text:p>
          </table:table-cell>
          <table:table-cell office:value-type="float" office:value="3826" calcext:value-type="float">
            <text:p>3826</text:p>
          </table:table-cell>
          <table:table-cell office:value-type="float" office:value="1012" calcext:value-type="float">
            <text:p>1012</text:p>
          </table:table-cell>
          <table:table-cell office:value-type="float" office:value="81.427" calcext:value-type="float">
            <text:p>81,42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28" calcext:value-type="float">
            <text:p>0,028</text:p>
          </table:table-cell>
          <table:table-cell office:value-type="float" office:value="10050" calcext:value-type="float">
            <text:p>10050</text:p>
          </table:table-cell>
          <table:table-cell office:value-type="float" office:value="2383" calcext:value-type="float">
            <text:p>2383</text:p>
          </table:table-cell>
          <table:table-cell office:value-type="float" office:value="87.538" calcext:value-type="float">
            <text:p>87,5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,03</text:p>
          </table:table-cell>
          <table:table-cell office:value-type="float" office:value="6291" calcext:value-type="float">
            <text:p>6291</text:p>
          </table:table-cell>
          <table:table-cell office:value-type="float" office:value="1553" calcext:value-type="float">
            <text:p>1553</text:p>
          </table:table-cell>
          <table:table-cell office:value-type="float" office:value="88.077" calcext:value-type="float">
            <text:p>88,0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24" calcext:value-type="float">
            <text:p>0,024</text:p>
          </table:table-cell>
          <table:table-cell office:value-type="float" office:value="1612" calcext:value-type="float">
            <text:p>1612</text:p>
          </table:table-cell>
          <table:table-cell office:value-type="float" office:value="510" calcext:value-type="float">
            <text:p>510</text:p>
          </table:table-cell>
          <table:table-cell office:value-type="float" office:value="87.158" calcext:value-type="float">
            <text:p>87,15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25" calcext:value-type="float">
            <text:p>0,025</text:p>
          </table:table-cell>
          <table:table-cell office:value-type="float" office:value="4306" calcext:value-type="float">
            <text:p>4306</text:p>
          </table:table-cell>
          <table:table-cell office:value-type="float" office:value="1073" calcext:value-type="float">
            <text:p>1073</text:p>
          </table:table-cell>
          <table:table-cell office:value-type="float" office:value="86.76" calcext:value-type="float">
            <text:p>86,7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26" calcext:value-type="float">
            <text:p>0,026</text:p>
          </table:table-cell>
          <table:table-cell office:value-type="float" office:value="1532" calcext:value-type="float">
            <text:p>1532</text:p>
          </table:table-cell>
          <table:table-cell office:value-type="float" office:value="505" calcext:value-type="float">
            <text:p>505</text:p>
          </table:table-cell>
          <table:table-cell office:value-type="float" office:value="80.747" calcext:value-type="float">
            <text:p>80,7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23" calcext:value-type="float">
            <text:p>0,023</text:p>
          </table:table-cell>
          <table:table-cell office:value-type="float" office:value="5593" calcext:value-type="float">
            <text:p>5593</text:p>
          </table:table-cell>
          <table:table-cell office:value-type="float" office:value="1392" calcext:value-type="float">
            <text:p>1392</text:p>
          </table:table-cell>
          <table:table-cell office:value-type="float" office:value="80.757" calcext:value-type="float">
            <text:p>80,757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3" calcext:value-type="float">
            <text:p>0,03</text:p>
          </table:table-cell>
          <table:table-cell office:value-type="float" office:value="5186" calcext:value-type="float">
            <text:p>5186</text:p>
          </table:table-cell>
          <table:table-cell office:value-type="float" office:value="1314" calcext:value-type="float">
            <text:p>1314</text:p>
          </table:table-cell>
          <table:table-cell office:value-type="float" office:value="83.77" calcext:value-type="float">
            <text:p>83,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26" calcext:value-type="float">
            <text:p>0,026</text:p>
          </table:table-cell>
          <table:table-cell office:value-type="float" office:value="9547" calcext:value-type="float">
            <text:p>9547</text:p>
          </table:table-cell>
          <table:table-cell office:value-type="float" office:value="2230" calcext:value-type="float">
            <text:p>2230</text:p>
          </table:table-cell>
          <table:table-cell office:value-type="float" office:value="82.784" calcext:value-type="float">
            <text:p>82,78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23" calcext:value-type="float">
            <text:p>0,023</text:p>
          </table:table-cell>
          <table:table-cell office:value-type="float" office:value="4566" calcext:value-type="float">
            <text:p>4566</text:p>
          </table:table-cell>
          <table:table-cell office:value-type="float" office:value="1179" calcext:value-type="float">
            <text:p>1179</text:p>
          </table:table-cell>
          <table:table-cell office:value-type="float" office:value="80.761" calcext:value-type="float">
            <text:p>80,76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27" calcext:value-type="float">
            <text:p>0,027</text:p>
          </table:table-cell>
          <table:table-cell office:value-type="float" office:value="9164" calcext:value-type="float">
            <text:p>9164</text:p>
          </table:table-cell>
          <table:table-cell office:value-type="float" office:value="2102" calcext:value-type="float">
            <text:p>2102</text:p>
          </table:table-cell>
          <table:table-cell office:value-type="float" office:value="87.015" calcext:value-type="float">
            <text:p>87,0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21" calcext:value-type="float">
            <text:p>0,021</text:p>
          </table:table-cell>
          <table:table-cell office:value-type="float" office:value="2264" calcext:value-type="float">
            <text:p>2264</text:p>
          </table:table-cell>
          <table:table-cell office:value-type="float" office:value="644" calcext:value-type="float">
            <text:p>644</text:p>
          </table:table-cell>
          <table:table-cell office:value-type="float" office:value="85.793" calcext:value-type="float">
            <text:p>85,79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21" calcext:value-type="float">
            <text:p>0,021</text:p>
          </table:table-cell>
          <table:table-cell office:value-type="float" office:value="2044" calcext:value-type="float">
            <text:p>2044</text:p>
          </table:table-cell>
          <table:table-cell office:value-type="float" office:value="616" calcext:value-type="float">
            <text:p>616</text:p>
          </table:table-cell>
          <table:table-cell office:value-type="float" office:value="86.255" calcext:value-type="float">
            <text:p>86,25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27" calcext:value-type="float">
            <text:p>0,027</text:p>
          </table:table-cell>
          <table:table-cell office:value-type="float" office:value="912" calcext:value-type="float">
            <text:p>912</text:p>
          </table:table-cell>
          <table:table-cell office:value-type="float" office:value="348" calcext:value-type="float">
            <text:p>348</text:p>
          </table:table-cell>
          <table:table-cell office:value-type="float" office:value="79.65" calcext:value-type="float">
            <text:p>79,6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29" calcext:value-type="float">
            <text:p>0,029</text:p>
          </table:table-cell>
          <table:table-cell office:value-type="float" office:value="7855" calcext:value-type="float">
            <text:p>7855</text:p>
          </table:table-cell>
          <table:table-cell office:value-type="float" office:value="1851" calcext:value-type="float">
            <text:p>1851</text:p>
          </table:table-cell>
          <table:table-cell office:value-type="float" office:value="83.296" calcext:value-type="float">
            <text:p>83,29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27" calcext:value-type="float">
            <text:p>0,027</text:p>
          </table:table-cell>
          <table:table-cell office:value-type="float" office:value="5836" calcext:value-type="float">
            <text:p>5836</text:p>
          </table:table-cell>
          <table:table-cell office:value-type="float" office:value="1452" calcext:value-type="float">
            <text:p>1452</text:p>
          </table:table-cell>
          <table:table-cell office:value-type="float" office:value="88.315" calcext:value-type="float">
            <text:p>88,31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24" calcext:value-type="float">
            <text:p>0,024</text:p>
          </table:table-cell>
          <table:table-cell office:value-type="float" office:value="4988" calcext:value-type="float">
            <text:p>4988</text:p>
          </table:table-cell>
          <table:table-cell office:value-type="float" office:value="1270" calcext:value-type="float">
            <text:p>1270</text:p>
          </table:table-cell>
          <table:table-cell office:value-type="float" office:value="82.445" calcext:value-type="float">
            <text:p>82,44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28" calcext:value-type="float">
            <text:p>0,028</text:p>
          </table:table-cell>
          <table:table-cell office:value-type="float" office:value="1601" calcext:value-type="float">
            <text:p>1601</text:p>
          </table:table-cell>
          <table:table-cell office:value-type="float" office:value="506" calcext:value-type="float">
            <text:p>506</text:p>
          </table:table-cell>
          <table:table-cell office:value-type="float" office:value="86.456" calcext:value-type="float">
            <text:p>86,45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24" calcext:value-type="float">
            <text:p>0,024</text:p>
          </table:table-cell>
          <table:table-cell office:value-type="float" office:value="3308" calcext:value-type="float">
            <text:p>3308</text:p>
          </table:table-cell>
          <table:table-cell office:value-type="float" office:value="901" calcext:value-type="float">
            <text:p>901</text:p>
          </table:table-cell>
          <table:table-cell office:value-type="float" office:value="86.876" calcext:value-type="float">
            <text:p>86,8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24" calcext:value-type="float">
            <text:p>0,024</text:p>
          </table:table-cell>
          <table:table-cell office:value-type="float" office:value="7140" calcext:value-type="float">
            <text:p>7140</text:p>
          </table:table-cell>
          <table:table-cell office:value-type="float" office:value="1697" calcext:value-type="float">
            <text:p>1697</text:p>
          </table:table-cell>
          <table:table-cell office:value-type="float" office:value="83.028" calcext:value-type="float">
            <text:p>83,02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3" calcext:value-type="float">
            <text:p>0,03</text:p>
          </table:table-cell>
          <table:table-cell office:value-type="float" office:value="4080" calcext:value-type="float">
            <text:p>4080</text:p>
          </table:table-cell>
          <table:table-cell office:value-type="float" office:value="1050" calcext:value-type="float">
            <text:p>1050</text:p>
          </table:table-cell>
          <table:table-cell office:value-type="float" office:value="86.918" calcext:value-type="float">
            <text:p>86,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26" calcext:value-type="float">
            <text:p>0,026</text:p>
          </table:table-cell>
          <table:table-cell office:value-type="float" office:value="4917" calcext:value-type="float">
            <text:p>4917</text:p>
          </table:table-cell>
          <table:table-cell office:value-type="float" office:value="1277" calcext:value-type="float">
            <text:p>1277</text:p>
          </table:table-cell>
          <table:table-cell office:value-type="float" office:value="80.47" calcext:value-type="float">
            <text:p>80,4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25" calcext:value-type="float">
            <text:p>0,025</text:p>
          </table:table-cell>
          <table:table-cell office:value-type="float" office:value="5572" calcext:value-type="float">
            <text:p>5572</text:p>
          </table:table-cell>
          <table:table-cell office:value-type="float" office:value="1419" calcext:value-type="float">
            <text:p>1419</text:p>
          </table:table-cell>
          <table:table-cell office:value-type="float" office:value="87.14" calcext:value-type="float">
            <text:p>87,1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24" calcext:value-type="float">
            <text:p>0,024</text:p>
          </table:table-cell>
          <table:table-cell office:value-type="float" office:value="671" calcext:value-type="float">
            <text:p>671</text:p>
          </table:table-cell>
          <table:table-cell office:value-type="float" office:value="285" calcext:value-type="float">
            <text:p>285</text:p>
          </table:table-cell>
          <table:table-cell office:value-type="float" office:value="84.148" calcext:value-type="float">
            <text:p>84,14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23" calcext:value-type="float">
            <text:p>0,023</text:p>
          </table:table-cell>
          <table:table-cell office:value-type="float" office:value="1387" calcext:value-type="float">
            <text:p>1387</text:p>
          </table:table-cell>
          <table:table-cell office:value-type="float" office:value="465" calcext:value-type="float">
            <text:p>465</text:p>
          </table:table-cell>
          <table:table-cell office:value-type="float" office:value="83.99" calcext:value-type="float">
            <text:p>83,9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26" calcext:value-type="float">
            <text:p>0,026</text:p>
          </table:table-cell>
          <table:table-cell office:value-type="float" office:value="750" calcext:value-type="float">
            <text:p>750</text:p>
          </table:table-cell>
          <table:table-cell office:value-type="float" office:value="303" calcext:value-type="float">
            <text:p>303</text:p>
          </table:table-cell>
          <table:table-cell office:value-type="float" office:value="84.718" calcext:value-type="float">
            <text:p>84,7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22" calcext:value-type="float">
            <text:p>0,022</text:p>
          </table:table-cell>
          <table:table-cell office:value-type="float" office:value="502" calcext:value-type="float">
            <text:p>502</text:p>
          </table:table-cell>
          <table:table-cell office:value-type="float" office:value="247" calcext:value-type="float">
            <text:p>247</text:p>
          </table:table-cell>
          <table:table-cell office:value-type="float" office:value="77.489" calcext:value-type="float">
            <text:p>77,48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23" calcext:value-type="float">
            <text:p>0,023</text:p>
          </table:table-cell>
          <table:table-cell office:value-type="float" office:value="668" calcext:value-type="float">
            <text:p>668</text:p>
          </table:table-cell>
          <table:table-cell office:value-type="float" office:value="284" calcext:value-type="float">
            <text:p>284</text:p>
          </table:table-cell>
          <table:table-cell office:value-type="float" office:value="84.071" calcext:value-type="float">
            <text:p>84,07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26" calcext:value-type="float">
            <text:p>0,026</text:p>
          </table:table-cell>
          <table:table-cell office:value-type="float" office:value="1108" calcext:value-type="float">
            <text:p>1108</text:p>
          </table:table-cell>
          <table:table-cell office:value-type="float" office:value="398" calcext:value-type="float">
            <text:p>398</text:p>
          </table:table-cell>
          <table:table-cell office:value-type="float" office:value="84.681" calcext:value-type="float">
            <text:p>84,6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26" calcext:value-type="float">
            <text:p>0,026</text:p>
          </table:table-cell>
          <table:table-cell office:value-type="float" office:value="675" calcext:value-type="float">
            <text:p>675</text:p>
          </table:table-cell>
          <table:table-cell office:value-type="float" office:value="286" calcext:value-type="float">
            <text:p>286</text:p>
          </table:table-cell>
          <table:table-cell office:value-type="float" office:value="79.943" calcext:value-type="float">
            <text:p>79,9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23" calcext:value-type="float">
            <text:p>0,023</text:p>
          </table:table-cell>
          <table:table-cell office:value-type="float" office:value="857" calcext:value-type="float">
            <text:p>857</text:p>
          </table:table-cell>
          <table:table-cell office:value-type="float" office:value="340" calcext:value-type="float">
            <text:p>340</text:p>
          </table:table-cell>
          <table:table-cell office:value-type="float" office:value="80.114" calcext:value-type="float">
            <text:p>80,11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25" calcext:value-type="float">
            <text:p>0,025</text:p>
          </table:table-cell>
          <table:table-cell office:value-type="float" office:value="1114" calcext:value-type="float">
            <text:p>1114</text:p>
          </table:table-cell>
          <table:table-cell office:value-type="float" office:value="390" calcext:value-type="float">
            <text:p>390</text:p>
          </table:table-cell>
          <table:table-cell office:value-type="float" office:value="84.567" calcext:value-type="float">
            <text:p>84,567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26" calcext:value-type="float">
            <text:p>0,026</text:p>
          </table:table-cell>
          <table:table-cell office:value-type="float" office:value="751" calcext:value-type="float">
            <text:p>751</text:p>
          </table:table-cell>
          <table:table-cell office:value-type="float" office:value="299" calcext:value-type="float">
            <text:p>299</text:p>
          </table:table-cell>
          <table:table-cell office:value-type="float" office:value="84.761" calcext:value-type="float">
            <text:p>84,76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22" calcext:value-type="float">
            <text:p>0,022</text:p>
          </table:table-cell>
          <table:table-cell office:value-type="float" office:value="586" calcext:value-type="float">
            <text:p>586</text:p>
          </table:table-cell>
          <table:table-cell office:value-type="float" office:value="270" calcext:value-type="float">
            <text:p>270</text:p>
          </table:table-cell>
          <table:table-cell office:value-type="float" office:value="77.677" calcext:value-type="float">
            <text:p>77,677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24" calcext:value-type="float">
            <text:p>0,024</text:p>
          </table:table-cell>
          <table:table-cell office:value-type="float" office:value="667" calcext:value-type="float">
            <text:p>667</text:p>
          </table:table-cell>
          <table:table-cell office:value-type="float" office:value="281" calcext:value-type="float">
            <text:p>281</text:p>
          </table:table-cell>
          <table:table-cell office:value-type="float" office:value="84.312" calcext:value-type="float">
            <text:p>84,3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2" calcext:value-type="float">
            <text:p>0,02</text:p>
          </table:table-cell>
          <table:table-cell office:value-type="float" office:value="503" calcext:value-type="float">
            <text:p>503</text:p>
          </table:table-cell>
          <table:table-cell office:value-type="float" office:value="245" calcext:value-type="float">
            <text:p>245</text:p>
          </table:table-cell>
          <table:table-cell office:value-type="float" office:value="80.311" calcext:value-type="float">
            <text:p>80,31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21" calcext:value-type="float">
            <text:p>0,021</text:p>
          </table:table-cell>
          <table:table-cell office:value-type="float" office:value="505" calcext:value-type="float">
            <text:p>505</text:p>
          </table:table-cell>
          <table:table-cell office:value-type="float" office:value="249" calcext:value-type="float">
            <text:p>249</text:p>
          </table:table-cell>
          <table:table-cell office:value-type="float" office:value="77.453" calcext:value-type="float">
            <text:p>77,45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26" calcext:value-type="float">
            <text:p>0,026</text:p>
          </table:table-cell>
          <table:table-cell office:value-type="float" office:value="584" calcext:value-type="float">
            <text:p>584</text:p>
          </table:table-cell>
          <table:table-cell office:value-type="float" office:value="271" calcext:value-type="float">
            <text:p>271</text:p>
          </table:table-cell>
          <table:table-cell office:value-type="float" office:value="79.779" calcext:value-type="float">
            <text:p>79,77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23" calcext:value-type="float">
            <text:p>0,023</text:p>
          </table:table-cell>
          <table:table-cell office:value-type="float" office:value="669" calcext:value-type="float">
            <text:p>669</text:p>
          </table:table-cell>
          <table:table-cell office:value-type="float" office:value="288" calcext:value-type="float">
            <text:p>288</text:p>
          </table:table-cell>
          <table:table-cell office:value-type="float" office:value="84.094" calcext:value-type="float">
            <text:p>84,09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22" calcext:value-type="float">
            <text:p>0,022</text:p>
          </table:table-cell>
          <table:table-cell office:value-type="float" office:value="581" calcext:value-type="float">
            <text:p>581</text:p>
          </table:table-cell>
          <table:table-cell office:value-type="float" office:value="263" calcext:value-type="float">
            <text:p>263</text:p>
          </table:table-cell>
          <table:table-cell office:value-type="float" office:value="84.556" calcext:value-type="float">
            <text:p>84,5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27" calcext:value-type="float">
            <text:p>0,027</text:p>
          </table:table-cell>
          <table:table-cell office:value-type="float" office:value="849" calcext:value-type="float">
            <text:p>849</text:p>
          </table:table-cell>
          <table:table-cell office:value-type="float" office:value="339" calcext:value-type="float">
            <text:p>339</text:p>
          </table:table-cell>
          <table:table-cell office:value-type="float" office:value="80.324" calcext:value-type="float">
            <text:p>80,32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26" calcext:value-type="float">
            <text:p>0,026</text:p>
          </table:table-cell>
          <table:table-cell office:value-type="float" office:value="843" calcext:value-type="float">
            <text:p>843</text:p>
          </table:table-cell>
          <table:table-cell office:value-type="float" office:value="326" calcext:value-type="float">
            <text:p>326</text:p>
          </table:table-cell>
          <table:table-cell office:value-type="float" office:value="84.105" calcext:value-type="float">
            <text:p>84,10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25" calcext:value-type="float">
            <text:p>0,025</text:p>
          </table:table-cell>
          <table:table-cell office:value-type="float" office:value="759" calcext:value-type="float">
            <text:p>759</text:p>
          </table:table-cell>
          <table:table-cell office:value-type="float" office:value="310" calcext:value-type="float">
            <text:p>310</text:p>
          </table:table-cell>
          <table:table-cell office:value-type="float" office:value="84.516" calcext:value-type="float">
            <text:p>84,51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23" calcext:value-type="float">
            <text:p>0,023</text:p>
          </table:table-cell>
          <table:table-cell office:value-type="float" office:value="581" calcext:value-type="float">
            <text:p>581</text:p>
          </table:table-cell>
          <table:table-cell office:value-type="float" office:value="263" calcext:value-type="float">
            <text:p>263</text:p>
          </table:table-cell>
          <table:table-cell office:value-type="float" office:value="83.889" calcext:value-type="float">
            <text:p>83,88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21" calcext:value-type="float">
            <text:p>0,021</text:p>
          </table:table-cell>
          <table:table-cell office:value-type="float" office:value="505" calcext:value-type="float">
            <text:p>505</text:p>
          </table:table-cell>
          <table:table-cell office:value-type="float" office:value="248" calcext:value-type="float">
            <text:p>248</text:p>
          </table:table-cell>
          <table:table-cell office:value-type="float" office:value="77.523" calcext:value-type="float">
            <text:p>77,52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2" calcext:value-type="float">
            <text:p>0,02</text:p>
          </table:table-cell>
          <table:table-cell office:value-type="float" office:value="416" calcext:value-type="float">
            <text:p>416</text:p>
          </table:table-cell>
          <table:table-cell office:value-type="float" office:value="233" calcext:value-type="float">
            <text:p>233</text:p>
          </table:table-cell>
          <table:table-cell office:value-type="float" office:value="79.217" calcext:value-type="float">
            <text:p>79,2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23" calcext:value-type="float">
            <text:p>0,023</text:p>
          </table:table-cell>
          <table:table-cell office:value-type="float" office:value="676" calcext:value-type="float">
            <text:p>676</text:p>
          </table:table-cell>
          <table:table-cell office:value-type="float" office:value="292" calcext:value-type="float">
            <text:p>292</text:p>
          </table:table-cell>
          <table:table-cell office:value-type="float" office:value="77.932" calcext:value-type="float">
            <text:p>77,93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24" calcext:value-type="float">
            <text:p>0,024</text:p>
          </table:table-cell>
          <table:table-cell office:value-type="float" office:value="583" calcext:value-type="float">
            <text:p>583</text:p>
          </table:table-cell>
          <table:table-cell office:value-type="float" office:value="271" calcext:value-type="float">
            <text:p>271</text:p>
          </table:table-cell>
          <table:table-cell office:value-type="float" office:value="80.226" calcext:value-type="float">
            <text:p>80,226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25" calcext:value-type="float">
            <text:p>0,025</text:p>
          </table:table-cell>
          <table:table-cell office:value-type="float" office:value="1483" calcext:value-type="float">
            <text:p>1483</text:p>
          </table:table-cell>
          <table:table-cell office:value-type="float" office:value="485" calcext:value-type="float">
            <text:p>485</text:p>
          </table:table-cell>
          <table:table-cell office:value-type="float" office:value="84.511" calcext:value-type="float">
            <text:p>84,51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24" calcext:value-type="float">
            <text:p>0,024</text:p>
          </table:table-cell>
          <table:table-cell office:value-type="float" office:value="585" calcext:value-type="float">
            <text:p>585</text:p>
          </table:table-cell>
          <table:table-cell office:value-type="float" office:value="269" calcext:value-type="float">
            <text:p>269</text:p>
          </table:table-cell>
          <table:table-cell office:value-type="float" office:value="80.247" calcext:value-type="float">
            <text:p>80,2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25" calcext:value-type="float">
            <text:p>0,025</text:p>
          </table:table-cell>
          <table:table-cell office:value-type="float" office:value="586" calcext:value-type="float">
            <text:p>586</text:p>
          </table:table-cell>
          <table:table-cell office:value-type="float" office:value="272" calcext:value-type="float">
            <text:p>272</text:p>
          </table:table-cell>
          <table:table-cell office:value-type="float" office:value="79.526" calcext:value-type="float">
            <text:p>79,52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25" calcext:value-type="float">
            <text:p>0,025</text:p>
          </table:table-cell>
          <table:table-cell office:value-type="float" office:value="581" calcext:value-type="float">
            <text:p>581</text:p>
          </table:table-cell>
          <table:table-cell office:value-type="float" office:value="264" calcext:value-type="float">
            <text:p>264</text:p>
          </table:table-cell>
          <table:table-cell office:value-type="float" office:value="84.525" calcext:value-type="float">
            <text:p>84,52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22" calcext:value-type="float">
            <text:p>0,022</text:p>
          </table:table-cell>
          <table:table-cell office:value-type="float" office:value="770" calcext:value-type="float">
            <text:p>770</text:p>
          </table:table-cell>
          <table:table-cell office:value-type="float" office:value="314" calcext:value-type="float">
            <text:p>314</text:p>
          </table:table-cell>
          <table:table-cell office:value-type="float" office:value="77.771" calcext:value-type="float">
            <text:p>77,77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15" calcext:value-type="float">
            <text:p>0,015</text:p>
          </table:table-cell>
          <table:table-cell office:value-type="float" office:value="333" calcext:value-type="float">
            <text:p>333</text:p>
          </table:table-cell>
          <table:table-cell office:value-type="float" office:value="203" calcext:value-type="float">
            <text:p>203</text:p>
          </table:table-cell>
          <table:table-cell office:value-type="float" office:value="79.456" calcext:value-type="float">
            <text:p>79,456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012" calcext:value-type="float">
            <text:p>0,012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012" calcext:value-type="float">
            <text:p>0,012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011" calcext:value-type="float">
            <text:p>0,01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011" calcext:value-type="float">
            <text:p>0,01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009" calcext:value-type="float">
            <text:p>0,009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1" calcext:value-type="float">
            <text:p>0,01</text:p>
          </table:table-cell>
          <table:table-cell office:value-type="float" office:value="250" calcext:value-type="float">
            <text:p>250</text:p>
          </table:table-cell>
          <table:table-cell office:value-type="float" office:value="177" calcext:value-type="float">
            <text:p>177</text:p>
          </table:table-cell>
          <table:table-cell office:value-type="float" office:value="82.443" calcext:value-type="float">
            <text:p>82,4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o" fo:country="RO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o" fo:country="RO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8T17:33:12.238000000</dc:date>
    <meta:editing-duration>PT46M54S</meta:editing-duration>
    <meta:editing-cycles>8</meta:editing-cycles>
    <meta:generator>LibreOffice/4.4.5.2$Windows_x86 LibreOffice_project/a22f674fd25a3b6f45bdebf25400ed2adff0ff99</meta:generator>
    <meta:document-statistic meta:table-count="1" meta:cell-count="25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4.504cm" svg:y="4.201cm" style:legend-expansion="high" chart:style-name="ch2"/>
        <chart:plot-area chart:style-name="ch3" table:cell-range-address="triangle.B1:triangle.B514" chart:data-source-has-labels="row" svg:x="0.32cm" svg:y="0.18cm" svg:width="13.864cm" svg:height="8.64cm">
          <chartooo:coordinate-region svg:x="0.756cm" svg:y="0.301cm" svg:width="13.234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riangle.B2:triangle.B514" chart:label-cell-address="triangle.B1:triangle.B1" chart:class="chart:area">
            <chart:data-point chart:repeated="5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triangle.B1:triangle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905">
                <text:p>11.905</text:p>
                <draw:g>
                  <svg:desc>triangle.B2:triangle.B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307">
                <text:p>10.3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.554">
                <text:p>9.5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958">
                <text:p>7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277">
                <text:p>7.2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868">
                <text:p>6.8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64">
                <text:p>6.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66">
                <text:p>6.1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41">
                <text:p>5.9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609">
                <text:p>5.6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399">
                <text:p>5.3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49">
                <text:p>5.2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766">
                <text:p>4.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82">
                <text:p>4.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93">
                <text:p>4.2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137">
                <text:p>4.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754">
                <text:p>3.7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46">
                <text:p>3.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21">
                <text:p>3.3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17">
                <text:p>3.2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56">
                <text:p>2.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72">
                <text:p>2.6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433">
                <text:p>2.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1">
                <text:p>2.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77">
                <text:p>2.2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229">
                <text:p>2.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75">
                <text:p>2.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11">
                <text:p>2.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6">
                <text:p>2.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97">
                <text:p>1.9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99">
                <text:p>1.8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68">
                <text:p>1.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24">
                <text:p>1.8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23">
                <text:p>1.7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712">
                <text:p>1.7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648">
                <text:p>1.6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53">
                <text:p>1.6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592">
                <text:p>1.5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68">
                <text:p>1.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31">
                <text:p>1.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76">
                <text:p>1.3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71">
                <text:p>1.3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51">
                <text:p>1.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03">
                <text:p>1.3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63">
                <text:p>1.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39">
                <text:p>1.2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6">
                <text:p>1.2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164">
                <text:p>1.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34">
                <text:p>1.13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146">
                <text:p>1.1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093">
                <text:p>1.0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052">
                <text:p>1.0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26">
                <text:p>1.0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043">
                <text:p>1.0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78">
                <text:p>0.9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19">
                <text:p>0.9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2">
                <text:p>0.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5">
                <text:p>0.8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45">
                <text:p>0.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17">
                <text:p>0.8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99">
                <text:p>0.7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62">
                <text:p>0.7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757">
                <text:p>0.7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17">
                <text:p>0.7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713">
                <text:p>0.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84">
                <text:p>0.6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81">
                <text:p>0.6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">
                <text:p>0.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657">
                <text:p>0.6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19">
                <text:p>0.6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08">
                <text:p>0.6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86">
                <text:p>0.5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43">
                <text:p>0.54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529">
                <text:p>0.5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501">
                <text:p>0.5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3">
                <text:p>0.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77">
                <text:p>0.4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69">
                <text:p>0.4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62">
                <text:p>0.4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49">
                <text:p>0.4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34">
                <text:p>0.43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21">
                <text:p>0.4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28">
                <text:p>0.4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08">
                <text:p>0.40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11">
                <text:p>0.41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6">
                <text:p>0.3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2">
                <text:p>0.3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2">
                <text:p>0.3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7">
                <text:p>0.3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9">
                <text:p>0.3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2">
                <text:p>0.35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39">
                <text:p>0.3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7">
                <text:p>0.3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9">
                <text:p>0.3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2">
                <text:p>0.3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99">
                <text:p>0.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86">
                <text:p>0.28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69">
                <text:p>0.26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47">
                <text:p>0.2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35">
                <text:p>0.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229">
                <text:p>0.2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17">
                <text:p>0.2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214">
                <text:p>0.2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1">
                <text:p>0.2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88">
                <text:p>0.18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91">
                <text:p>0.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67">
                <text:p>0.1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61">
                <text:p>0.1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48">
                <text:p>0.1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42">
                <text:p>0.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118">
                <text:p>0.1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69">
                <text:p>0.06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8">
                <text:p>0.0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4">
                <text:p>0.0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952cm" style:legend-expansion="high" chart:style-name="ch2"/>
        <chart:plot-area chart:style-name="ch3" table:cell-range-address="triangle.C1:triangle.D514" chart:data-source-has-labels="row" svg:x="0.32cm" svg:y="0.18cm" svg:width="12.587cm" svg:height="8.64cm">
          <chartooo:coordinate-region svg:x="2.238cm" svg:y="0.301cm" svg:width="10.669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ngle.C2:triangle.C514" chart:label-cell-address="triangle.C1:triangle.C1" chart:class="chart:line">
            <chart:data-point chart:repeated="513"/>
          </chart:series>
          <chart:series chart:style-name="ch8" chart:values-cell-range-address="triangle.D2:triangle.D514" chart:label-cell-address="triangle.D1:triangle.D1" chart:class="chart:line">
            <chart:data-point chart:repeated="5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gSize</text:p>
                <draw:g>
                  <svg:desc>triangle.C1:triangle.C1</svg:desc>
                </draw:g>
              </table:table-cell>
              <table:table-cell office:value-type="string">
                <text:p>SvgzSize</text:p>
                <draw:g>
                  <svg:desc>triangle.D1:triangl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4515178">
                <text:p>84515178</text:p>
                <draw:g>
                  <svg:desc>triangle.C2:triangle.C514</svg:desc>
                </draw:g>
              </table:table-cell>
              <table:table-cell office:value-type="float" office:value="12779832">
                <text:p>12779832</text:p>
                <draw:g>
                  <svg:desc>triangle.D2:triangle.D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2777395">
                <text:p>82777395</text:p>
              </table:table-cell>
              <table:table-cell office:value-type="float" office:value="12577604">
                <text:p>12577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8698393">
                <text:p>78698393</text:p>
              </table:table-cell>
              <table:table-cell office:value-type="float" office:value="12081634">
                <text:p>120816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424814">
                <text:p>64424814</text:p>
              </table:table-cell>
              <table:table-cell office:value-type="float" office:value="10290914">
                <text:p>102909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8943865">
                <text:p>58943865</text:p>
              </table:table-cell>
              <table:table-cell office:value-type="float" office:value="9536992">
                <text:p>9536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71923">
                <text:p>55371923</text:p>
              </table:table-cell>
              <table:table-cell office:value-type="float" office:value="9049498">
                <text:p>90494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332607">
                <text:p>51332607</text:p>
              </table:table-cell>
              <table:table-cell office:value-type="float" office:value="8470411">
                <text:p>84704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496938">
                <text:p>49496938</text:p>
              </table:table-cell>
              <table:table-cell office:value-type="float" office:value="8194519">
                <text:p>81945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7756957">
                <text:p>47756957</text:p>
              </table:table-cell>
              <table:table-cell office:value-type="float" office:value="7931680">
                <text:p>793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859191">
                <text:p>44859191</text:p>
              </table:table-cell>
              <table:table-cell office:value-type="float" office:value="7532607">
                <text:p>7532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280200">
                <text:p>43280200</text:p>
              </table:table-cell>
              <table:table-cell office:value-type="float" office:value="7274201">
                <text:p>7274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00214">
                <text:p>41900214</text:p>
              </table:table-cell>
              <table:table-cell office:value-type="float" office:value="7072161">
                <text:p>7072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19640">
                <text:p>39119640</text:p>
              </table:table-cell>
              <table:table-cell office:value-type="float" office:value="6688312">
                <text:p>66883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780008">
                <text:p>37780008</text:p>
              </table:table-cell>
              <table:table-cell office:value-type="float" office:value="6465757">
                <text:p>6465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345750">
                <text:p>36345750</text:p>
              </table:table-cell>
              <table:table-cell office:value-type="float" office:value="6243026">
                <text:p>6243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913453">
                <text:p>33913453</text:p>
              </table:table-cell>
              <table:table-cell office:value-type="float" office:value="5885564">
                <text:p>58855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24474">
                <text:p>32724474</text:p>
              </table:table-cell>
              <table:table-cell office:value-type="float" office:value="5708570">
                <text:p>570857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67485">
                <text:p>31467485</text:p>
              </table:table-cell>
              <table:table-cell office:value-type="float" office:value="5511209">
                <text:p>551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530454">
                <text:p>29530454</text:p>
              </table:table-cell>
              <table:table-cell office:value-type="float" office:value="5213900">
                <text:p>52139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498953">
                <text:p>28498953</text:p>
              </table:table-cell>
              <table:table-cell office:value-type="float" office:value="5056654">
                <text:p>5056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401901">
                <text:p>27401901</text:p>
              </table:table-cell>
              <table:table-cell office:value-type="float" office:value="4891024">
                <text:p>4891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930445">
                <text:p>25930445</text:p>
              </table:table-cell>
              <table:table-cell office:value-type="float" office:value="4650530">
                <text:p>46505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995568">
                <text:p>24995568</text:p>
              </table:table-cell>
              <table:table-cell office:value-type="float" office:value="4513683">
                <text:p>45136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47278">
                <text:p>24047278</text:p>
              </table:table-cell>
              <table:table-cell office:value-type="float" office:value="4351719">
                <text:p>43517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75743">
                <text:p>22975743</text:p>
              </table:table-cell>
              <table:table-cell office:value-type="float" office:value="4180874">
                <text:p>41808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164632">
                <text:p>22164632</text:p>
              </table:table-cell>
              <table:table-cell office:value-type="float" office:value="4050084">
                <text:p>4050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369354">
                <text:p>21369354</text:p>
              </table:table-cell>
              <table:table-cell office:value-type="float" office:value="3918635">
                <text:p>39186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628831">
                <text:p>20628831</text:p>
              </table:table-cell>
              <table:table-cell office:value-type="float" office:value="3798812">
                <text:p>37988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58302">
                <text:p>19958302</text:p>
              </table:table-cell>
              <table:table-cell office:value-type="float" office:value="3687936">
                <text:p>36879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336338">
                <text:p>19336338</text:p>
              </table:table-cell>
              <table:table-cell office:value-type="float" office:value="3584012">
                <text:p>3584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49591">
                <text:p>18649591</text:p>
              </table:table-cell>
              <table:table-cell office:value-type="float" office:value="3466797">
                <text:p>34667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03282">
                <text:p>18103282</text:p>
              </table:table-cell>
              <table:table-cell office:value-type="float" office:value="3373507">
                <text:p>33735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522106">
                <text:p>17522106</text:p>
              </table:table-cell>
              <table:table-cell office:value-type="float" office:value="3277166">
                <text:p>3277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37858">
                <text:p>17037858</text:p>
              </table:table-cell>
              <table:table-cell office:value-type="float" office:value="3195993">
                <text:p>3195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614165">
                <text:p>16614165</text:p>
              </table:table-cell>
              <table:table-cell office:value-type="float" office:value="3127430">
                <text:p>31274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084137">
                <text:p>16084137</text:p>
              </table:table-cell>
              <table:table-cell office:value-type="float" office:value="3031323">
                <text:p>30313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633104">
                <text:p>15633104</text:p>
              </table:table-cell>
              <table:table-cell office:value-type="float" office:value="2952034">
                <text:p>2952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44933">
                <text:p>15244933</text:p>
              </table:table-cell>
              <table:table-cell office:value-type="float" office:value="2881495">
                <text:p>28814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817981">
                <text:p>14817981</text:p>
              </table:table-cell>
              <table:table-cell office:value-type="float" office:value="2810154">
                <text:p>28101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99320">
                <text:p>14399320</text:p>
              </table:table-cell>
              <table:table-cell office:value-type="float" office:value="2737775">
                <text:p>2737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052224">
                <text:p>14052224</text:p>
              </table:table-cell>
              <table:table-cell office:value-type="float" office:value="2674457">
                <text:p>2674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773884">
                <text:p>13773884</text:p>
              </table:table-cell>
              <table:table-cell office:value-type="float" office:value="2625767">
                <text:p>26257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18419">
                <text:p>13418419</text:p>
              </table:table-cell>
              <table:table-cell office:value-type="float" office:value="2560585">
                <text:p>25605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80095">
                <text:p>13080095</text:p>
              </table:table-cell>
              <table:table-cell office:value-type="float" office:value="2496649">
                <text:p>2496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864938">
                <text:p>12864938</text:p>
              </table:table-cell>
              <table:table-cell office:value-type="float" office:value="2462278">
                <text:p>24622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508459">
                <text:p>12508459</text:p>
              </table:table-cell>
              <table:table-cell office:value-type="float" office:value="2393801">
                <text:p>23938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271611">
                <text:p>12271611</text:p>
              </table:table-cell>
              <table:table-cell office:value-type="float" office:value="2355821">
                <text:p>23558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982069">
                <text:p>11982069</text:p>
              </table:table-cell>
              <table:table-cell office:value-type="float" office:value="2299486">
                <text:p>2299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666686">
                <text:p>11666686</text:p>
              </table:table-cell>
              <table:table-cell office:value-type="float" office:value="2242026">
                <text:p>22420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483859">
                <text:p>11483859</text:p>
              </table:table-cell>
              <table:table-cell office:value-type="float" office:value="2209022">
                <text:p>22090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248922">
                <text:p>11248922</text:p>
              </table:table-cell>
              <table:table-cell office:value-type="float" office:value="2167594">
                <text:p>21675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50146">
                <text:p>11050146</text:p>
              </table:table-cell>
              <table:table-cell office:value-type="float" office:value="2129323">
                <text:p>21293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70634">
                <text:p>10770634</text:p>
              </table:table-cell>
              <table:table-cell office:value-type="float" office:value="2077532">
                <text:p>20775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591835">
                <text:p>10591835</text:p>
              </table:table-cell>
              <table:table-cell office:value-type="float" office:value="2045483">
                <text:p>20454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331248">
                <text:p>10331248</text:p>
              </table:table-cell>
              <table:table-cell office:value-type="float" office:value="1996249">
                <text:p>1996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113464">
                <text:p>10113464</text:p>
              </table:table-cell>
              <table:table-cell office:value-type="float" office:value="1957051">
                <text:p>19570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62629">
                <text:p>9962629</text:p>
              </table:table-cell>
              <table:table-cell office:value-type="float" office:value="1928655">
                <text:p>19286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84666">
                <text:p>9684666</text:p>
              </table:table-cell>
              <table:table-cell office:value-type="float" office:value="1877688">
                <text:p>18776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511396">
                <text:p>9511396</text:p>
              </table:table-cell>
              <table:table-cell office:value-type="float" office:value="1844139">
                <text:p>18441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317056">
                <text:p>9317056</text:p>
              </table:table-cell>
              <table:table-cell office:value-type="float" office:value="1808262">
                <text:p>18082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193846">
                <text:p>9193846</text:p>
              </table:table-cell>
              <table:table-cell office:value-type="float" office:value="1785507">
                <text:p>17855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978930">
                <text:p>8978930</text:p>
              </table:table-cell>
              <table:table-cell office:value-type="float" office:value="1744429">
                <text:p>17444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802337">
                <text:p>8802337</text:p>
              </table:table-cell>
              <table:table-cell office:value-type="float" office:value="1712165">
                <text:p>1712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583351">
                <text:p>8583351</text:p>
              </table:table-cell>
              <table:table-cell office:value-type="float" office:value="1669830">
                <text:p>16698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28817">
                <text:p>8428817</text:p>
              </table:table-cell>
              <table:table-cell office:value-type="float" office:value="1639322">
                <text:p>16393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39757">
                <text:p>8339757</text:p>
              </table:table-cell>
              <table:table-cell office:value-type="float" office:value="1626003">
                <text:p>1626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49470">
                <text:p>8149470</text:p>
              </table:table-cell>
              <table:table-cell office:value-type="float" office:value="1589349">
                <text:p>15893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944732">
                <text:p>7944732</text:p>
              </table:table-cell>
              <table:table-cell office:value-type="float" office:value="1550519">
                <text:p>1550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03073">
                <text:p>7803073</text:p>
              </table:table-cell>
              <table:table-cell office:value-type="float" office:value="1521851">
                <text:p>15218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88647">
                <text:p>7588647</text:p>
              </table:table-cell>
              <table:table-cell office:value-type="float" office:value="1481579">
                <text:p>14815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517465">
                <text:p>7517465</text:p>
              </table:table-cell>
              <table:table-cell office:value-type="float" office:value="1468395">
                <text:p>14683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73109">
                <text:p>7373109</text:p>
              </table:table-cell>
              <table:table-cell office:value-type="float" office:value="1440850">
                <text:p>144085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22913">
                <text:p>7222913</text:p>
              </table:table-cell>
              <table:table-cell office:value-type="float" office:value="1413939">
                <text:p>14139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68375">
                <text:p>7068375</text:p>
              </table:table-cell>
              <table:table-cell office:value-type="float" office:value="1383740">
                <text:p>13837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07405">
                <text:p>6907405</text:p>
              </table:table-cell>
              <table:table-cell office:value-type="float" office:value="1352357">
                <text:p>1352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730313">
                <text:p>6730313</text:p>
              </table:table-cell>
              <table:table-cell office:value-type="float" office:value="1319717">
                <text:p>13197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604122">
                <text:p>6604122</text:p>
              </table:table-cell>
              <table:table-cell office:value-type="float" office:value="1294159">
                <text:p>12941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475996">
                <text:p>6475996</text:p>
              </table:table-cell>
              <table:table-cell office:value-type="float" office:value="1271373">
                <text:p>12713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353570">
                <text:p>6353570</text:p>
              </table:table-cell>
              <table:table-cell office:value-type="float" office:value="1246425">
                <text:p>12464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37775">
                <text:p>6237775</text:p>
              </table:table-cell>
              <table:table-cell office:value-type="float" office:value="1224950">
                <text:p>12249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11008">
                <text:p>6111008</text:p>
              </table:table-cell>
              <table:table-cell office:value-type="float" office:value="1202154">
                <text:p>12021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984448">
                <text:p>5984448</text:p>
              </table:table-cell>
              <table:table-cell office:value-type="float" office:value="1175868">
                <text:p>11758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63081">
                <text:p>5863081</text:p>
              </table:table-cell>
              <table:table-cell office:value-type="float" office:value="1152350">
                <text:p>11523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39200">
                <text:p>5739200</text:p>
              </table:table-cell>
              <table:table-cell office:value-type="float" office:value="1129314">
                <text:p>1129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664754">
                <text:p>5664754</text:p>
              </table:table-cell>
              <table:table-cell office:value-type="float" office:value="1115363">
                <text:p>11153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537618">
                <text:p>5537618</text:p>
              </table:table-cell>
              <table:table-cell office:value-type="float" office:value="1089494">
                <text:p>1089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432698">
                <text:p>5432698</text:p>
              </table:table-cell>
              <table:table-cell office:value-type="float" office:value="1070579">
                <text:p>10705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308242">
                <text:p>5308242</text:p>
              </table:table-cell>
              <table:table-cell office:value-type="float" office:value="1047198">
                <text:p>10471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189271">
                <text:p>5189271</text:p>
              </table:table-cell>
              <table:table-cell office:value-type="float" office:value="1022606">
                <text:p>10226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124185">
                <text:p>5124185</text:p>
              </table:table-cell>
              <table:table-cell office:value-type="float" office:value="1011772">
                <text:p>10117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87723">
                <text:p>4987723</text:p>
              </table:table-cell>
              <table:table-cell office:value-type="float" office:value="984943">
                <text:p>98494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48787">
                <text:p>4948787</text:p>
              </table:table-cell>
              <table:table-cell office:value-type="float" office:value="977515">
                <text:p>9775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846043">
                <text:p>4846043</text:p>
              </table:table-cell>
              <table:table-cell office:value-type="float" office:value="958126">
                <text:p>9581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30742">
                <text:p>4730742</text:p>
              </table:table-cell>
              <table:table-cell office:value-type="float" office:value="935909">
                <text:p>9359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614283">
                <text:p>4614283</text:p>
              </table:table-cell>
              <table:table-cell office:value-type="float" office:value="912266">
                <text:p>9122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40048">
                <text:p>4540048</text:p>
              </table:table-cell>
              <table:table-cell office:value-type="float" office:value="898278">
                <text:p>898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21401">
                <text:p>4421401</text:p>
              </table:table-cell>
              <table:table-cell office:value-type="float" office:value="875550">
                <text:p>8755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80470">
                <text:p>4380470</text:p>
              </table:table-cell>
              <table:table-cell office:value-type="float" office:value="869305">
                <text:p>8693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61568">
                <text:p>4261568</text:p>
              </table:table-cell>
              <table:table-cell office:value-type="float" office:value="845469">
                <text:p>8454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24120">
                <text:p>4124120</text:p>
              </table:table-cell>
              <table:table-cell office:value-type="float" office:value="817451">
                <text:p>817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82077">
                <text:p>4082077</text:p>
              </table:table-cell>
              <table:table-cell office:value-type="float" office:value="809960">
                <text:p>8099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27911">
                <text:p>4027911</text:p>
              </table:table-cell>
              <table:table-cell office:value-type="float" office:value="801120">
                <text:p>80112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56883">
                <text:p>3956883</text:p>
              </table:table-cell>
              <table:table-cell office:value-type="float" office:value="784708">
                <text:p>7847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37441">
                <text:p>3837441</text:p>
              </table:table-cell>
              <table:table-cell office:value-type="float" office:value="761540">
                <text:p>76154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793023">
                <text:p>3793023</text:p>
              </table:table-cell>
              <table:table-cell office:value-type="float" office:value="754403">
                <text:p>754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652337">
                <text:p>3652337</text:p>
              </table:table-cell>
              <table:table-cell office:value-type="float" office:value="726090">
                <text:p>7260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95439">
                <text:p>3595439</text:p>
              </table:table-cell>
              <table:table-cell office:value-type="float" office:value="715403">
                <text:p>71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9366">
                <text:p>3549366</text:p>
              </table:table-cell>
              <table:table-cell office:value-type="float" office:value="706657">
                <text:p>7066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79301">
                <text:p>3479301</text:p>
              </table:table-cell>
              <table:table-cell office:value-type="float" office:value="693380">
                <text:p>6933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27220">
                <text:p>3427220</text:p>
              </table:table-cell>
              <table:table-cell office:value-type="float" office:value="683949">
                <text:p>6839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15883">
                <text:p>3315883</text:p>
              </table:table-cell>
              <table:table-cell office:value-type="float" office:value="662127">
                <text:p>6621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281882">
                <text:p>3281882</text:p>
              </table:table-cell>
              <table:table-cell office:value-type="float" office:value="655583">
                <text:p>6555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253033">
                <text:p>3253033</text:p>
              </table:table-cell>
              <table:table-cell office:value-type="float" office:value="650069">
                <text:p>65006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48395">
                <text:p>3148395</text:p>
              </table:table-cell>
              <table:table-cell office:value-type="float" office:value="628713">
                <text:p>6287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89238">
                <text:p>3089238</text:p>
              </table:table-cell>
              <table:table-cell office:value-type="float" office:value="616922">
                <text:p>616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52076">
                <text:p>3052076</text:p>
              </table:table-cell>
              <table:table-cell office:value-type="float" office:value="610447">
                <text:p>6104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11688">
                <text:p>3011688</text:p>
              </table:table-cell>
              <table:table-cell office:value-type="float" office:value="602116">
                <text:p>6021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57031">
                <text:p>2957031</text:p>
              </table:table-cell>
              <table:table-cell office:value-type="float" office:value="591373">
                <text:p>5913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6793">
                <text:p>2866793</text:p>
              </table:table-cell>
              <table:table-cell office:value-type="float" office:value="573846">
                <text:p>5738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39389">
                <text:p>2839389</text:p>
              </table:table-cell>
              <table:table-cell office:value-type="float" office:value="569549">
                <text:p>569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64928">
                <text:p>2764928</text:p>
              </table:table-cell>
              <table:table-cell office:value-type="float" office:value="553521">
                <text:p>5535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44197">
                <text:p>2744197</text:p>
              </table:table-cell>
              <table:table-cell office:value-type="float" office:value="549873">
                <text:p>54987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68871">
                <text:p>2668871</text:p>
              </table:table-cell>
              <table:table-cell office:value-type="float" office:value="534860">
                <text:p>5348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93028">
                <text:p>2593028</text:p>
              </table:table-cell>
              <table:table-cell office:value-type="float" office:value="520025">
                <text:p>5200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53228">
                <text:p>2553228</text:p>
              </table:table-cell>
              <table:table-cell office:value-type="float" office:value="512832">
                <text:p>5128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91419">
                <text:p>2491419</text:p>
              </table:table-cell>
              <table:table-cell office:value-type="float" office:value="501348">
                <text:p>5013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96113">
                <text:p>2496113</text:p>
              </table:table-cell>
              <table:table-cell office:value-type="float" office:value="499855">
                <text:p>49985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91000">
                <text:p>2391000</text:p>
              </table:table-cell>
              <table:table-cell office:value-type="float" office:value="481117">
                <text:p>481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64670">
                <text:p>2364670</text:p>
              </table:table-cell>
              <table:table-cell office:value-type="float" office:value="476076">
                <text:p>47607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14106">
                <text:p>2314106</text:p>
              </table:table-cell>
              <table:table-cell office:value-type="float" office:value="465556">
                <text:p>4655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97227">
                <text:p>2297227</text:p>
              </table:table-cell>
              <table:table-cell office:value-type="float" office:value="462108">
                <text:p>46210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55276">
                <text:p>2255276</text:p>
              </table:table-cell>
              <table:table-cell office:value-type="float" office:value="454495">
                <text:p>4544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3721">
                <text:p>2203721</text:p>
              </table:table-cell>
              <table:table-cell office:value-type="float" office:value="443767">
                <text:p>4437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2560">
                <text:p>2172560</text:p>
              </table:table-cell>
              <table:table-cell office:value-type="float" office:value="437499">
                <text:p>4374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28286">
                <text:p>2128286</text:p>
              </table:table-cell>
              <table:table-cell office:value-type="float" office:value="429674">
                <text:p>4296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73040">
                <text:p>2073040</text:p>
              </table:table-cell>
              <table:table-cell office:value-type="float" office:value="418162">
                <text:p>4181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61473">
                <text:p>2061473</text:p>
              </table:table-cell>
              <table:table-cell office:value-type="float" office:value="416034">
                <text:p>41603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0147">
                <text:p>2030147</text:p>
              </table:table-cell>
              <table:table-cell office:value-type="float" office:value="409169">
                <text:p>409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1249">
                <text:p>1941249</text:p>
              </table:table-cell>
              <table:table-cell office:value-type="float" office:value="391983">
                <text:p>3919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47719">
                <text:p>1947719</text:p>
              </table:table-cell>
              <table:table-cell office:value-type="float" office:value="393311">
                <text:p>3933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23024">
                <text:p>1923024</text:p>
              </table:table-cell>
              <table:table-cell office:value-type="float" office:value="388676">
                <text:p>3886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1057">
                <text:p>1901057</text:p>
              </table:table-cell>
              <table:table-cell office:value-type="float" office:value="385021">
                <text:p>3850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44245">
                <text:p>1844245</text:p>
              </table:table-cell>
              <table:table-cell office:value-type="float" office:value="373170">
                <text:p>3731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05191">
                <text:p>1805191</text:p>
              </table:table-cell>
              <table:table-cell office:value-type="float" office:value="364848">
                <text:p>3648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75890">
                <text:p>1775890</text:p>
              </table:table-cell>
              <table:table-cell office:value-type="float" office:value="359220">
                <text:p>3592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37823">
                <text:p>1837823</text:p>
              </table:table-cell>
              <table:table-cell office:value-type="float" office:value="372433">
                <text:p>372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9775">
                <text:p>1669775</text:p>
              </table:table-cell>
              <table:table-cell office:value-type="float" office:value="338707">
                <text:p>3387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01605">
                <text:p>1701605</text:p>
              </table:table-cell>
              <table:table-cell office:value-type="float" office:value="344020">
                <text:p>34402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58070">
                <text:p>1658070</text:p>
              </table:table-cell>
              <table:table-cell office:value-type="float" office:value="336156">
                <text:p>3361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1383">
                <text:p>1641383</text:p>
              </table:table-cell>
              <table:table-cell office:value-type="float" office:value="332867">
                <text:p>332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4353">
                <text:p>1644353</text:p>
              </table:table-cell>
              <table:table-cell office:value-type="float" office:value="333680">
                <text:p>333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76758">
                <text:p>1576758</text:p>
              </table:table-cell>
              <table:table-cell office:value-type="float" office:value="320548">
                <text:p>320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71798">
                <text:p>1571798</text:p>
              </table:table-cell>
              <table:table-cell office:value-type="float" office:value="319332">
                <text:p>31933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28046">
                <text:p>1528046</text:p>
              </table:table-cell>
              <table:table-cell office:value-type="float" office:value="310559">
                <text:p>310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28071">
                <text:p>1528071</text:p>
              </table:table-cell>
              <table:table-cell office:value-type="float" office:value="310062">
                <text:p>3100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98981">
                <text:p>1498981</text:p>
              </table:table-cell>
              <table:table-cell office:value-type="float" office:value="304669">
                <text:p>3046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56372">
                <text:p>1456372</text:p>
              </table:table-cell>
              <table:table-cell office:value-type="float" office:value="296049">
                <text:p>296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55900">
                <text:p>1455900</text:p>
              </table:table-cell>
              <table:table-cell office:value-type="float" office:value="295779">
                <text:p>295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50810">
                <text:p>1450810</text:p>
              </table:table-cell>
              <table:table-cell office:value-type="float" office:value="294914">
                <text:p>2949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81566">
                <text:p>1381566</text:p>
              </table:table-cell>
              <table:table-cell office:value-type="float" office:value="281007">
                <text:p>28100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71726">
                <text:p>1371726</text:p>
              </table:table-cell>
              <table:table-cell office:value-type="float" office:value="279100">
                <text:p>2791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19981">
                <text:p>1319981</text:p>
              </table:table-cell>
              <table:table-cell office:value-type="float" office:value="268841">
                <text:p>2688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19900">
                <text:p>1319900</text:p>
              </table:table-cell>
              <table:table-cell office:value-type="float" office:value="269400">
                <text:p>2694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96087">
                <text:p>1296087</text:p>
              </table:table-cell>
              <table:table-cell office:value-type="float" office:value="264206">
                <text:p>2642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87612">
                <text:p>1287612</text:p>
              </table:table-cell>
              <table:table-cell office:value-type="float" office:value="262565">
                <text:p>26256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87627">
                <text:p>1287627</text:p>
              </table:table-cell>
              <table:table-cell office:value-type="float" office:value="262134">
                <text:p>2621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22143">
                <text:p>1222143</text:p>
              </table:table-cell>
              <table:table-cell office:value-type="float" office:value="249067">
                <text:p>2490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99115">
                <text:p>1199115</text:p>
              </table:table-cell>
              <table:table-cell office:value-type="float" office:value="244369">
                <text:p>2443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0885">
                <text:p>1230885</text:p>
              </table:table-cell>
              <table:table-cell office:value-type="float" office:value="251129">
                <text:p>2511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64949">
                <text:p>1164949</text:p>
              </table:table-cell>
              <table:table-cell office:value-type="float" office:value="237432">
                <text:p>2374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82135">
                <text:p>1182135</text:p>
              </table:table-cell>
              <table:table-cell office:value-type="float" office:value="241388">
                <text:p>2413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8430">
                <text:p>1168430</text:p>
              </table:table-cell>
              <table:table-cell office:value-type="float" office:value="238502">
                <text:p>2385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00514">
                <text:p>1100514</text:p>
              </table:table-cell>
              <table:table-cell office:value-type="float" office:value="224731">
                <text:p>2247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14160">
                <text:p>1114160</text:p>
              </table:table-cell>
              <table:table-cell office:value-type="float" office:value="227789">
                <text:p>2277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87434">
                <text:p>1087434</text:p>
              </table:table-cell>
              <table:table-cell office:value-type="float" office:value="221887">
                <text:p>22188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51915">
                <text:p>1051915</text:p>
              </table:table-cell>
              <table:table-cell office:value-type="float" office:value="215094">
                <text:p>2150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83017">
                <text:p>1083017</text:p>
              </table:table-cell>
              <table:table-cell office:value-type="float" office:value="221483">
                <text:p>2214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34532">
                <text:p>1034532</text:p>
              </table:table-cell>
              <table:table-cell office:value-type="float" office:value="212210">
                <text:p>2122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1833">
                <text:p>1021833</text:p>
              </table:table-cell>
              <table:table-cell office:value-type="float" office:value="209302">
                <text:p>2093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0769">
                <text:p>1020769</text:p>
              </table:table-cell>
              <table:table-cell office:value-type="float" office:value="209005">
                <text:p>2090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6796">
                <text:p>996796</text:p>
              </table:table-cell>
              <table:table-cell office:value-type="float" office:value="204283">
                <text:p>20428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3628">
                <text:p>963628</text:p>
              </table:table-cell>
              <table:table-cell office:value-type="float" office:value="197501">
                <text:p>1975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0237">
                <text:p>940237</text:p>
              </table:table-cell>
              <table:table-cell office:value-type="float" office:value="192332">
                <text:p>1923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1302">
                <text:p>941302</text:p>
              </table:table-cell>
              <table:table-cell office:value-type="float" office:value="192821">
                <text:p>19282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31452">
                <text:p>931452</text:p>
              </table:table-cell>
              <table:table-cell office:value-type="float" office:value="191142">
                <text:p>1911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83353">
                <text:p>883353</text:p>
              </table:table-cell>
              <table:table-cell office:value-type="float" office:value="181366">
                <text:p>1813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81172">
                <text:p>881172</text:p>
              </table:table-cell>
              <table:table-cell office:value-type="float" office:value="181122">
                <text:p>1811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85702">
                <text:p>885702</text:p>
              </table:table-cell>
              <table:table-cell office:value-type="float" office:value="182186">
                <text:p>1821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88618">
                <text:p>888618</text:p>
              </table:table-cell>
              <table:table-cell office:value-type="float" office:value="182965">
                <text:p>18296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73384">
                <text:p>873384</text:p>
              </table:table-cell>
              <table:table-cell office:value-type="float" office:value="179532">
                <text:p>1795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9556">
                <text:p>819556</text:p>
              </table:table-cell>
              <table:table-cell office:value-type="float" office:value="168241">
                <text:p>1682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0101">
                <text:p>810101</text:p>
              </table:table-cell>
              <table:table-cell office:value-type="float" office:value="166947">
                <text:p>16694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93087">
                <text:p>793087</text:p>
              </table:table-cell>
              <table:table-cell office:value-type="float" office:value="163184">
                <text:p>1631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91465">
                <text:p>791465</text:p>
              </table:table-cell>
              <table:table-cell office:value-type="float" office:value="162884">
                <text:p>1628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780986">
                <text:p>780986</text:p>
              </table:table-cell>
              <table:table-cell office:value-type="float" office:value="160828">
                <text:p>1608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79932">
                <text:p>779932</text:p>
              </table:table-cell>
              <table:table-cell office:value-type="float" office:value="160763">
                <text:p>1607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34545">
                <text:p>734545</text:p>
              </table:table-cell>
              <table:table-cell office:value-type="float" office:value="151375">
                <text:p>1513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52038">
                <text:p>752038</text:p>
              </table:table-cell>
              <table:table-cell office:value-type="float" office:value="154887">
                <text:p>15488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04623">
                <text:p>704623</text:p>
              </table:table-cell>
              <table:table-cell office:value-type="float" office:value="145523">
                <text:p>14552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18386">
                <text:p>718386</text:p>
              </table:table-cell>
              <table:table-cell office:value-type="float" office:value="148223">
                <text:p>1482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84088">
                <text:p>684088</text:p>
              </table:table-cell>
              <table:table-cell office:value-type="float" office:value="141239">
                <text:p>1412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86301">
                <text:p>686301</text:p>
              </table:table-cell>
              <table:table-cell office:value-type="float" office:value="142118">
                <text:p>1421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45615">
                <text:p>645615</text:p>
              </table:table-cell>
              <table:table-cell office:value-type="float" office:value="133190">
                <text:p>13319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38875">
                <text:p>638875</text:p>
              </table:table-cell>
              <table:table-cell office:value-type="float" office:value="131994">
                <text:p>13199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28304">
                <text:p>628304</text:p>
              </table:table-cell>
              <table:table-cell office:value-type="float" office:value="130417">
                <text:p>1304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23216">
                <text:p>623216</text:p>
              </table:table-cell>
              <table:table-cell office:value-type="float" office:value="129077">
                <text:p>1290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76215">
                <text:p>576215</text:p>
              </table:table-cell>
              <table:table-cell office:value-type="float" office:value="119266">
                <text:p>11926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35149">
                <text:p>635149</text:p>
              </table:table-cell>
              <table:table-cell office:value-type="float" office:value="131334">
                <text:p>131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6916">
                <text:p>606916</text:p>
              </table:table-cell>
              <table:table-cell office:value-type="float" office:value="125960">
                <text:p>12596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71582">
                <text:p>571582</text:p>
              </table:table-cell>
              <table:table-cell office:value-type="float" office:value="118474">
                <text:p>11847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0970">
                <text:p>570970</text:p>
              </table:table-cell>
              <table:table-cell office:value-type="float" office:value="118688">
                <text:p>1186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71934">
                <text:p>571934</text:p>
              </table:table-cell>
              <table:table-cell office:value-type="float" office:value="118663">
                <text:p>11866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6720">
                <text:p>566720</text:p>
              </table:table-cell>
              <table:table-cell office:value-type="float" office:value="117548">
                <text:p>1175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44130">
                <text:p>544130</text:p>
              </table:table-cell>
              <table:table-cell office:value-type="float" office:value="112934">
                <text:p>1129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15258">
                <text:p>515258</text:p>
              </table:table-cell>
              <table:table-cell office:value-type="float" office:value="106969">
                <text:p>10696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35806">
                <text:p>535806</text:p>
              </table:table-cell>
              <table:table-cell office:value-type="float" office:value="111335">
                <text:p>11133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16402">
                <text:p>516402</text:p>
              </table:table-cell>
              <table:table-cell office:value-type="float" office:value="107167">
                <text:p>1071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97906">
                <text:p>497906</text:p>
              </table:table-cell>
              <table:table-cell office:value-type="float" office:value="103122">
                <text:p>103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97213">
                <text:p>497213</text:p>
              </table:table-cell>
              <table:table-cell office:value-type="float" office:value="103200">
                <text:p>1032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84801">
                <text:p>484801</text:p>
              </table:table-cell>
              <table:table-cell office:value-type="float" office:value="101137">
                <text:p>10113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84060">
                <text:p>484060</text:p>
              </table:table-cell>
              <table:table-cell office:value-type="float" office:value="100893">
                <text:p>1008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84894">
                <text:p>484894</text:p>
              </table:table-cell>
              <table:table-cell office:value-type="float" office:value="101203">
                <text:p>1012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1925">
                <text:p>451925</text:p>
              </table:table-cell>
              <table:table-cell office:value-type="float" office:value="94396">
                <text:p>94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28072">
                <text:p>428072</text:p>
              </table:table-cell>
              <table:table-cell office:value-type="float" office:value="89423">
                <text:p>894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7268">
                <text:p>437268</text:p>
              </table:table-cell>
              <table:table-cell office:value-type="float" office:value="91084">
                <text:p>910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0543">
                <text:p>430543</text:p>
              </table:table-cell>
              <table:table-cell office:value-type="float" office:value="89750">
                <text:p>8975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9942">
                <text:p>429942</text:p>
              </table:table-cell>
              <table:table-cell office:value-type="float" office:value="90062">
                <text:p>9006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43471">
                <text:p>443471</text:p>
              </table:table-cell>
              <table:table-cell office:value-type="float" office:value="92744">
                <text:p>927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3442">
                <text:p>393442</text:p>
              </table:table-cell>
              <table:table-cell office:value-type="float" office:value="82201">
                <text:p>8220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17041">
                <text:p>417041</text:p>
              </table:table-cell>
              <table:table-cell office:value-type="float" office:value="87117">
                <text:p>871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87086">
                <text:p>387086</text:p>
              </table:table-cell>
              <table:table-cell office:value-type="float" office:value="80942">
                <text:p>80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76060">
                <text:p>376060</text:p>
              </table:table-cell>
              <table:table-cell office:value-type="float" office:value="78905">
                <text:p>789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8557">
                <text:p>388557</text:p>
              </table:table-cell>
              <table:table-cell office:value-type="float" office:value="81553">
                <text:p>8155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3066">
                <text:p>383066</text:p>
              </table:table-cell>
              <table:table-cell office:value-type="float" office:value="80240">
                <text:p>8024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51137">
                <text:p>351137</text:p>
              </table:table-cell>
              <table:table-cell office:value-type="float" office:value="73508">
                <text:p>7350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4659">
                <text:p>364659</text:p>
              </table:table-cell>
              <table:table-cell office:value-type="float" office:value="76053">
                <text:p>760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85535">
                <text:p>385535</text:p>
              </table:table-cell>
              <table:table-cell office:value-type="float" office:value="80924">
                <text:p>809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6541">
                <text:p>346541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4210">
                <text:p>314210</text:p>
              </table:table-cell>
              <table:table-cell office:value-type="float" office:value="65991">
                <text:p>659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56089">
                <text:p>356089</text:p>
              </table:table-cell>
              <table:table-cell office:value-type="float" office:value="74350">
                <text:p>7435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6844">
                <text:p>346844</text:p>
              </table:table-cell>
              <table:table-cell office:value-type="float" office:value="72766">
                <text:p>7276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6099">
                <text:p>336099</text:p>
              </table:table-cell>
              <table:table-cell office:value-type="float" office:value="70662">
                <text:p>706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9841">
                <text:p>339841</text:p>
              </table:table-cell>
              <table:table-cell office:value-type="float" office:value="71330">
                <text:p>7133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6478">
                <text:p>316478</text:p>
              </table:table-cell>
              <table:table-cell office:value-type="float" office:value="66280">
                <text:p>662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20185">
                <text:p>320185</text:p>
              </table:table-cell>
              <table:table-cell office:value-type="float" office:value="67355">
                <text:p>673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96313">
                <text:p>296313</text:p>
              </table:table-cell>
              <table:table-cell office:value-type="float" office:value="62370">
                <text:p>6237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07653">
                <text:p>307653</text:p>
              </table:table-cell>
              <table:table-cell office:value-type="float" office:value="64679">
                <text:p>6467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3513">
                <text:p>293513</text:p>
              </table:table-cell>
              <table:table-cell office:value-type="float" office:value="61966">
                <text:p>619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598">
                <text:p>273598</text:p>
              </table:table-cell>
              <table:table-cell office:value-type="float" office:value="57701">
                <text:p>5770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8775">
                <text:p>288775</text:p>
              </table:table-cell>
              <table:table-cell office:value-type="float" office:value="60850">
                <text:p>6085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82462">
                <text:p>282462</text:p>
              </table:table-cell>
              <table:table-cell office:value-type="float" office:value="59700">
                <text:p>597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94155">
                <text:p>294155</text:p>
              </table:table-cell>
              <table:table-cell office:value-type="float" office:value="61562">
                <text:p>6156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841">
                <text:p>286841</text:p>
              </table:table-cell>
              <table:table-cell office:value-type="float" office:value="60638">
                <text:p>606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0285">
                <text:p>270285</text:p>
              </table:table-cell>
              <table:table-cell office:value-type="float" office:value="57203">
                <text:p>5720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67630">
                <text:p>267630</text:p>
              </table:table-cell>
              <table:table-cell office:value-type="float" office:value="56273">
                <text:p>562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8338">
                <text:p>238338</text:p>
              </table:table-cell>
              <table:table-cell office:value-type="float" office:value="50531">
                <text:p>505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728">
                <text:p>259728</text:p>
              </table:table-cell>
              <table:table-cell office:value-type="float" office:value="54842">
                <text:p>5484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798">
                <text:p>258798</text:p>
              </table:table-cell>
              <table:table-cell office:value-type="float" office:value="54538">
                <text:p>545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0974">
                <text:p>240974</text:p>
              </table:table-cell>
              <table:table-cell office:value-type="float" office:value="50752">
                <text:p>50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32470">
                <text:p>232470</text:p>
              </table:table-cell>
              <table:table-cell office:value-type="float" office:value="49279">
                <text:p>4927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6409">
                <text:p>226409</text:p>
              </table:table-cell>
              <table:table-cell office:value-type="float" office:value="48055">
                <text:p>480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35233">
                <text:p>235233</text:p>
              </table:table-cell>
              <table:table-cell office:value-type="float" office:value="49725">
                <text:p>4972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9044">
                <text:p>229044</text:p>
              </table:table-cell>
              <table:table-cell office:value-type="float" office:value="48499">
                <text:p>4849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9289">
                <text:p>229289</text:p>
              </table:table-cell>
              <table:table-cell office:value-type="float" office:value="48166">
                <text:p>4816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9191">
                <text:p>199191</text:p>
              </table:table-cell>
              <table:table-cell office:value-type="float" office:value="42275">
                <text:p>422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4998">
                <text:p>214998</text:p>
              </table:table-cell>
              <table:table-cell office:value-type="float" office:value="45941">
                <text:p>4594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2598">
                <text:p>212598</text:p>
              </table:table-cell>
              <table:table-cell office:value-type="float" office:value="45122">
                <text:p>4512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04937">
                <text:p>204937</text:p>
              </table:table-cell>
              <table:table-cell office:value-type="float" office:value="43642">
                <text:p>4364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4867">
                <text:p>224867</text:p>
              </table:table-cell>
              <table:table-cell office:value-type="float" office:value="47842">
                <text:p>478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8659">
                <text:p>188659</text:p>
              </table:table-cell>
              <table:table-cell office:value-type="float" office:value="40166">
                <text:p>401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2334">
                <text:p>182334</text:p>
              </table:table-cell>
              <table:table-cell office:value-type="float" office:value="38810">
                <text:p>388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0522">
                <text:p>190522</text:p>
              </table:table-cell>
              <table:table-cell office:value-type="float" office:value="40225">
                <text:p>402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1492">
                <text:p>191492</text:p>
              </table:table-cell>
              <table:table-cell office:value-type="float" office:value="40580">
                <text:p>4058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6922">
                <text:p>176922</text:p>
              </table:table-cell>
              <table:table-cell office:value-type="float" office:value="37740">
                <text:p>3774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9879">
                <text:p>179879</text:p>
              </table:table-cell>
              <table:table-cell office:value-type="float" office:value="38409">
                <text:p>3840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8915">
                <text:p>178915</text:p>
              </table:table-cell>
              <table:table-cell office:value-type="float" office:value="38005">
                <text:p>380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4862">
                <text:p>174862</text:p>
              </table:table-cell>
              <table:table-cell office:value-type="float" office:value="37112">
                <text:p>371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5866">
                <text:p>165866</text:p>
              </table:table-cell>
              <table:table-cell office:value-type="float" office:value="35643">
                <text:p>356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8412">
                <text:p>168412</text:p>
              </table:table-cell>
              <table:table-cell office:value-type="float" office:value="35779">
                <text:p>3577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56843">
                <text:p>156843</text:p>
              </table:table-cell>
              <table:table-cell office:value-type="float" office:value="33515">
                <text:p>335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2412">
                <text:p>152412</text:p>
              </table:table-cell>
              <table:table-cell office:value-type="float" office:value="32583">
                <text:p>325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4115">
                <text:p>154115</text:p>
              </table:table-cell>
              <table:table-cell office:value-type="float" office:value="32956">
                <text:p>329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3538">
                <text:p>153538</text:p>
              </table:table-cell>
              <table:table-cell office:value-type="float" office:value="32764">
                <text:p>327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5057">
                <text:p>125057</text:p>
              </table:table-cell>
              <table:table-cell office:value-type="float" office:value="26830">
                <text:p>2683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38751">
                <text:p>138751</text:p>
              </table:table-cell>
              <table:table-cell office:value-type="float" office:value="29970">
                <text:p>2997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4936">
                <text:p>144936</text:p>
              </table:table-cell>
              <table:table-cell office:value-type="float" office:value="31111">
                <text:p>311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9526">
                <text:p>149526</text:p>
              </table:table-cell>
              <table:table-cell office:value-type="float" office:value="31996">
                <text:p>3199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30855">
                <text:p>130855</text:p>
              </table:table-cell>
              <table:table-cell office:value-type="float" office:value="28260">
                <text:p>2826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6529">
                <text:p>136529</text:p>
              </table:table-cell>
              <table:table-cell office:value-type="float" office:value="29275">
                <text:p>292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6934">
                <text:p>136934</text:p>
              </table:table-cell>
              <table:table-cell office:value-type="float" office:value="29388">
                <text:p>293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17607">
                <text:p>117607</text:p>
              </table:table-cell>
              <table:table-cell office:value-type="float" office:value="25417">
                <text:p>254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5674">
                <text:p>125674</text:p>
              </table:table-cell>
              <table:table-cell office:value-type="float" office:value="26865">
                <text:p>268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0003">
                <text:p>130003</text:p>
              </table:table-cell>
              <table:table-cell office:value-type="float" office:value="27928">
                <text:p>279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7919">
                <text:p>127919</text:p>
              </table:table-cell>
              <table:table-cell office:value-type="float" office:value="27549">
                <text:p>2754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27696">
                <text:p>127696</text:p>
              </table:table-cell>
              <table:table-cell office:value-type="float" office:value="27482">
                <text:p>27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20501">
                <text:p>120501</text:p>
              </table:table-cell>
              <table:table-cell office:value-type="float" office:value="25999">
                <text:p>2599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3132">
                <text:p>143132</text:p>
              </table:table-cell>
              <table:table-cell office:value-type="float" office:value="30469">
                <text:p>3046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24738">
                <text:p>124738</text:p>
              </table:table-cell>
              <table:table-cell office:value-type="float" office:value="26742">
                <text:p>267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19571">
                <text:p>119571</text:p>
              </table:table-cell>
              <table:table-cell office:value-type="float" office:value="25823">
                <text:p>258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7337">
                <text:p>87337</text:p>
              </table:table-cell>
              <table:table-cell office:value-type="float" office:value="19118">
                <text:p>191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2203">
                <text:p>92203</text:p>
              </table:table-cell>
              <table:table-cell office:value-type="float" office:value="19840">
                <text:p>1984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8292">
                <text:p>108292</text:p>
              </table:table-cell>
              <table:table-cell office:value-type="float" office:value="23361">
                <text:p>233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0997">
                <text:p>100997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1570">
                <text:p>9157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483">
                <text:p>102483</text:p>
              </table:table-cell>
              <table:table-cell office:value-type="float" office:value="22035">
                <text:p>220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898">
                <text:p>98898</text:p>
              </table:table-cell>
              <table:table-cell office:value-type="float" office:value="21161">
                <text:p>2116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7065">
                <text:p>97065</text:p>
              </table:table-cell>
              <table:table-cell office:value-type="float" office:value="21136">
                <text:p>2113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985">
                <text:p>76985</text:p>
              </table:table-cell>
              <table:table-cell office:value-type="float" office:value="16834">
                <text:p>168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6207">
                <text:p>86207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0381">
                <text:p>80381</text:p>
              </table:table-cell>
              <table:table-cell office:value-type="float" office:value="17566">
                <text:p>1756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6726">
                <text:p>86726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3679">
                <text:p>73679</text:p>
              </table:table-cell>
              <table:table-cell office:value-type="float" office:value="16159">
                <text:p>161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853">
                <text:p>75853</text:p>
              </table:table-cell>
              <table:table-cell office:value-type="float" office:value="16500">
                <text:p>1650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3343">
                <text:p>63343</text:p>
              </table:table-cell>
              <table:table-cell office:value-type="float" office:value="14015">
                <text:p>1401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3935">
                <text:p>73935</text:p>
              </table:table-cell>
              <table:table-cell office:value-type="float" office:value="16210">
                <text:p>1621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3940">
                <text:p>73940</text:p>
              </table:table-cell>
              <table:table-cell office:value-type="float" office:value="16115">
                <text:p>16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7835">
                <text:p>77835</text:p>
              </table:table-cell>
              <table:table-cell office:value-type="float" office:value="16839">
                <text:p>168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6399">
                <text:p>66399</text:p>
              </table:table-cell>
              <table:table-cell office:value-type="float" office:value="14444">
                <text:p>1444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2561">
                <text:p>72561</text:p>
              </table:table-cell>
              <table:table-cell office:value-type="float" office:value="15855">
                <text:p>158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071">
                <text:p>68071</text:p>
              </table:table-cell>
              <table:table-cell office:value-type="float" office:value="15060">
                <text:p>1506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8334">
                <text:p>68334</text:p>
              </table:table-cell>
              <table:table-cell office:value-type="float" office:value="15033">
                <text:p>1503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0554">
                <text:p>60554</text:p>
              </table:table-cell>
              <table:table-cell office:value-type="float" office:value="13330">
                <text:p>1333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6038">
                <text:p>66038</text:p>
              </table:table-cell>
              <table:table-cell office:value-type="float" office:value="14515">
                <text:p>145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7220">
                <text:p>47220</text:p>
              </table:table-cell>
              <table:table-cell office:value-type="float" office:value="10425">
                <text:p>1042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0142">
                <text:p>50142</text:p>
              </table:table-cell>
              <table:table-cell office:value-type="float" office:value="11095">
                <text:p>1109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655">
                <text:p>63655</text:p>
              </table:table-cell>
              <table:table-cell office:value-type="float" office:value="13732">
                <text:p>137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6087">
                <text:p>56087</text:p>
              </table:table-cell>
              <table:table-cell office:value-type="float" office:value="12378">
                <text:p>123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1428">
                <text:p>51428</text:p>
              </table:table-cell>
              <table:table-cell office:value-type="float" office:value="11425">
                <text:p>114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396">
                <text:p>59396</text:p>
              </table:table-cell>
              <table:table-cell office:value-type="float" office:value="13045">
                <text:p>130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6685">
                <text:p>46685</text:p>
              </table:table-cell>
              <table:table-cell office:value-type="float" office:value="10509">
                <text:p>105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830">
                <text:p>35830</text:p>
              </table:table-cell>
              <table:table-cell office:value-type="float" office:value="8038">
                <text:p>803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1719">
                <text:p>51719</text:p>
              </table:table-cell>
              <table:table-cell office:value-type="float" office:value="11454">
                <text:p>114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7755">
                <text:p>47755</text:p>
              </table:table-cell>
              <table:table-cell office:value-type="float" office:value="10575">
                <text:p>105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4050">
                <text:p>44050</text:p>
              </table:table-cell>
              <table:table-cell office:value-type="float" office:value="9787">
                <text:p>978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4809">
                <text:p>54809</text:p>
              </table:table-cell>
              <table:table-cell office:value-type="float" office:value="12081">
                <text:p>1208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8524">
                <text:p>38524</text:p>
              </table:table-cell>
              <table:table-cell office:value-type="float" office:value="8592">
                <text:p>85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890">
                <text:p>33890</text:p>
              </table:table-cell>
              <table:table-cell office:value-type="float" office:value="7688">
                <text:p>76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463">
                <text:p>50463</text:p>
              </table:table-cell>
              <table:table-cell office:value-type="float" office:value="11042">
                <text:p>1104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397">
                <text:p>35397</text:p>
              </table:table-cell>
              <table:table-cell office:value-type="float" office:value="8057">
                <text:p>805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2343">
                <text:p>42343</text:p>
              </table:table-cell>
              <table:table-cell office:value-type="float" office:value="9495">
                <text:p>94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7565">
                <text:p>47565</text:p>
              </table:table-cell>
              <table:table-cell office:value-type="float" office:value="10567">
                <text:p>105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372">
                <text:p>39372</text:p>
              </table:table-cell>
              <table:table-cell office:value-type="float" office:value="8739">
                <text:p>87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695">
                <text:p>36695</text:p>
              </table:table-cell>
              <table:table-cell office:value-type="float" office:value="8214">
                <text:p>82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634">
                <text:p>38634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6764">
                <text:p>46764</text:p>
              </table:table-cell>
              <table:table-cell office:value-type="float" office:value="10233">
                <text:p>102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6162">
                <text:p>36162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63">
                <text:p>37163</text:p>
              </table:table-cell>
              <table:table-cell office:value-type="float" office:value="8302">
                <text:p>830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3213">
                <text:p>33213</text:p>
              </table:table-cell>
              <table:table-cell office:value-type="float" office:value="7463">
                <text:p>74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2010">
                <text:p>32010</text:p>
              </table:table-cell>
              <table:table-cell office:value-type="float" office:value="7185">
                <text:p>718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471">
                <text:p>29471</text:p>
              </table:table-cell>
              <table:table-cell office:value-type="float" office:value="6712">
                <text:p>67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160">
                <text:p>23160</text:p>
              </table:table-cell>
              <table:table-cell office:value-type="float" office:value="5353">
                <text:p>53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242">
                <text:p>25242</text:p>
              </table:table-cell>
              <table:table-cell office:value-type="float" office:value="5757">
                <text:p>575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5518">
                <text:p>25518</text:p>
              </table:table-cell>
              <table:table-cell office:value-type="float" office:value="5801">
                <text:p>58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6895">
                <text:p>26895</text:p>
              </table:table-cell>
              <table:table-cell office:value-type="float" office:value="6174">
                <text:p>617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4984">
                <text:p>24984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5910">
                <text:p>25910</text:p>
              </table:table-cell>
              <table:table-cell office:value-type="float" office:value="5878">
                <text:p>587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139">
                <text:p>22139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431">
                <text:p>29431</text:p>
              </table:table-cell>
              <table:table-cell office:value-type="float" office:value="6643">
                <text:p>66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0882">
                <text:p>40882</text:p>
              </table:table-cell>
              <table:table-cell office:value-type="float" office:value="9018">
                <text:p>90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663">
                <text:p>14663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8420">
                <text:p>28420</text:p>
              </table:table-cell>
              <table:table-cell office:value-type="float" office:value="6450">
                <text:p>645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081">
                <text:p>19081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294">
                <text:p>20294</text:p>
              </table:table-cell>
              <table:table-cell office:value-type="float" office:value="4566">
                <text:p>456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2940">
                <text:p>22940</text:p>
              </table:table-cell>
              <table:table-cell office:value-type="float" office:value="5164">
                <text:p>51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732">
                <text:p>30732</text:p>
              </table:table-cell>
              <table:table-cell office:value-type="float" office:value="6907">
                <text:p>690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102">
                <text:p>12102</text:p>
              </table:table-cell>
              <table:table-cell office:value-type="float" office:value="2791">
                <text:p>279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374">
                <text:p>25374</text:p>
              </table:table-cell>
              <table:table-cell office:value-type="float" office:value="5723">
                <text:p>57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4589">
                <text:p>14589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0863">
                <text:p>30863</text:p>
              </table:table-cell>
              <table:table-cell office:value-type="float" office:value="6985">
                <text:p>69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6188">
                <text:p>26188</text:p>
              </table:table-cell>
              <table:table-cell office:value-type="float" office:value="5928">
                <text:p>592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55">
                <text:p>19755</text:p>
              </table:table-cell>
              <table:table-cell office:value-type="float" office:value="4498">
                <text:p>449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981">
                <text:p>21981</text:p>
              </table:table-cell>
              <table:table-cell office:value-type="float" office:value="4852">
                <text:p>485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855">
                <text:p>12855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970">
                <text:p>697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2318">
                <text:p>22318</text:p>
              </table:table-cell>
              <table:table-cell office:value-type="float" office:value="5018">
                <text:p>5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9459">
                <text:p>19459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382">
                <text:p>22382</text:p>
              </table:table-cell>
              <table:table-cell office:value-type="float" office:value="5061">
                <text:p>506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040">
                <text:p>17040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776">
                <text:p>12776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714">
                <text:p>18714</text:p>
              </table:table-cell>
              <table:table-cell office:value-type="float" office:value="4171">
                <text:p>41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652">
                <text:p>12652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473">
                <text:p>12473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026">
                <text:p>9026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3248">
                <text:p>13248</text:p>
              </table:table-cell>
              <table:table-cell office:value-type="float" office:value="3052">
                <text:p>305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691">
                <text:p>12691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3077">
                <text:p>13077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3852">
                <text:p>13852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397">
                <text:p>6397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624">
                <text:p>15624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115">
                <text:p>8115</text:p>
              </table:table-cell>
              <table:table-cell office:value-type="float" office:value="1959">
                <text:p>19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285">
                <text:p>6285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1461">
                <text:p>11461</text:p>
              </table:table-cell>
              <table:table-cell office:value-type="float" office:value="2716">
                <text:p>27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784">
                <text:p>8784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663">
                <text:p>15663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870">
                <text:p>8870</text:p>
              </table:table-cell>
              <table:table-cell office:value-type="float" office:value="2133">
                <text:p>213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1201">
                <text:p>11201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654">
                <text:p>9654</text:p>
              </table:table-cell>
              <table:table-cell office:value-type="float" office:value="2297">
                <text:p>22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985">
                <text:p>8985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372">
                <text:p>6372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1014">
                <text:p>11014</text:p>
              </table:table-cell>
              <table:table-cell office:value-type="float" office:value="2542">
                <text:p>254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658">
                <text:p>365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60">
                <text:p>5660</text:p>
              </table:table-cell>
              <table:table-cell office:value-type="float" office:value="1411">
                <text:p>14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09">
                <text:p>8709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924">
                <text:p>5924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455">
                <text:p>10455</text:p>
              </table:table-cell>
              <table:table-cell office:value-type="float" office:value="2420">
                <text:p>242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840">
                <text:p>7840</text:p>
              </table:table-cell>
              <table:table-cell office:value-type="float" office:value="1952">
                <text:p>19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162">
                <text:p>5162</text:p>
              </table:table-cell>
              <table:table-cell office:value-type="float" office:value="1283">
                <text:p>12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8">
                <text:p>828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85">
                <text:p>5385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41">
                <text:p>6641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826">
                <text:p>382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050">
                <text:p>1005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291">
                <text:p>629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12">
                <text:p>161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06">
                <text:p>4306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32">
                <text:p>153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593">
                <text:p>5593</text:p>
              </table:table-cell>
              <table:table-cell office:value-type="float" office:value="1392">
                <text:p>13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186">
                <text:p>5186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547">
                <text:p>9547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566">
                <text:p>4566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164">
                <text:p>9164</text:p>
              </table:table-cell>
              <table:table-cell office:value-type="float" office:value="2102">
                <text:p>21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264">
                <text:p>2264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44">
                <text:p>2044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12">
                <text:p>91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855">
                <text:p>7855</text:p>
              </table:table-cell>
              <table:table-cell office:value-type="float" office:value="1851">
                <text:p>18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36">
                <text:p>5836</text:p>
              </table:table-cell>
              <table:table-cell office:value-type="float" office:value="1452">
                <text:p>14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988">
                <text:p>4988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01">
                <text:p>1601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08">
                <text:p>3308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140">
                <text:p>7140</text:p>
              </table:table-cell>
              <table:table-cell office:value-type="float" office:value="1697">
                <text:p>169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080">
                <text:p>4080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917">
                <text:p>4917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572">
                <text:p>5572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71">
                <text:p>67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87">
                <text:p>138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50">
                <text:p>75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02">
                <text:p>502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68">
                <text:p>66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108">
                <text:p>110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75">
                <text:p>675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57">
                <text:p>85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114">
                <text:p>111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51">
                <text:p>751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86">
                <text:p>58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67">
                <text:p>667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03">
                <text:p>50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05">
                <text:p>50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84">
                <text:p>58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69">
                <text:p>66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81">
                <text:p>5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49">
                <text:p>849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3">
                <text:p>84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59">
                <text:p>75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81">
                <text:p>58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05">
                <text:p>50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16">
                <text:p>416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76">
                <text:p>67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83">
                <text:p>58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83">
                <text:p>148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85">
                <text:p>58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86">
                <text:p>58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81">
                <text:p>581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0">
                <text:p>77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33">
                <text:p>33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0">
                <text:p>250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70" chart:maximum="10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4.201cm" style:legend-expansion="high" chart:style-name="ch2"/>
        <chart:plot-area chart:style-name="ch3" table:cell-range-address="triangle.E1:triangle.E514" chart:data-source-has-labels="row" svg:x="0.156cm" svg:y="0.129cm" svg:width="12.455cm" svg:height="8.838cm">
          <chartooo:coordinate-region svg:x="0.963cm" svg:y="0.328cm" svg:width="11.648cm" svg:height="7.7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iangle.E2:triangle.E514" chart:label-cell-address="triangle.E1:triangle.E1" chart:class="chart:line">
            <chart:data-point chart:repeated="5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</text:p>
                <draw:g>
                  <svg:desc>triangle.E1:triangl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049">
                <text:p>99.049</text:p>
                <draw:g>
                  <svg:desc>triangle.E2:triangle.E5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058">
                <text:p>99.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051">
                <text:p>99.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037">
                <text:p>99.0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028">
                <text:p>99.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014">
                <text:p>99.0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997">
                <text:p>98.9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987">
                <text:p>98.9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8.97">
                <text:p>98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958">
                <text:p>98.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8.943">
                <text:p>98.9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.926">
                <text:p>98.9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8.906">
                <text:p>98.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8.892">
                <text:p>98.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878">
                <text:p>98.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.853">
                <text:p>98.8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.835">
                <text:p>98.8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8.821">
                <text:p>98.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788">
                <text:p>98.7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784">
                <text:p>98.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.743">
                <text:p>98.7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.737">
                <text:p>98.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.702">
                <text:p>98.7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8.655">
                <text:p>98.6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8.642">
                <text:p>98.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.672">
                <text:p>98.6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.642">
                <text:p>98.6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.606">
                <text:p>98.6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584">
                <text:p>98.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.568">
                <text:p>98.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.548">
                <text:p>98.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8.495">
                <text:p>98.4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.539">
                <text:p>98.5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8.482">
                <text:p>98.4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389">
                <text:p>98.3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8.469">
                <text:p>98.4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.374">
                <text:p>98.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8.358">
                <text:p>98.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.355">
                <text:p>98.3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.263">
                <text:p>98.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8.339">
                <text:p>98.3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8.369">
                <text:p>98.3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321">
                <text:p>98.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8.123">
                <text:p>98.1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8.236">
                <text:p>98.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8.255">
                <text:p>98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8.198">
                <text:p>98.1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224">
                <text:p>98.2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.213">
                <text:p>98.2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7.99">
                <text:p>97.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8.057">
                <text:p>98.05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8.134">
                <text:p>98.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8.061">
                <text:p>98.06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7.914">
                <text:p>97.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8.039">
                <text:p>98.0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8.038">
                <text:p>98.0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7.978">
                <text:p>97.9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8.019">
                <text:p>98.0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7.974">
                <text:p>97.9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7.995">
                <text:p>97.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7.802">
                <text:p>97.8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7.874">
                <text:p>97.8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.818">
                <text:p>97.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7.835">
                <text:p>97.8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.929">
                <text:p>97.9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7.449">
                <text:p>97.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7.771">
                <text:p>97.7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7.648">
                <text:p>97.6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7.786">
                <text:p>97.7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7.672">
                <text:p>97.6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7.675">
                <text:p>97.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.65">
                <text:p>97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698">
                <text:p>97.6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584">
                <text:p>97.5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7.668">
                <text:p>97.6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7.602">
                <text:p>97.6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7.353">
                <text:p>97.3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7.417">
                <text:p>97.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7.502">
                <text:p>97.5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7.544">
                <text:p>97.5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7.558">
                <text:p>97.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.392">
                <text:p>97.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7.441">
                <text:p>97.4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6.71">
                <text:p>96.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7.351">
                <text:p>97.3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7.288">
                <text:p>97.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6.98">
                <text:p>96.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7.022">
                <text:p>97.0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7.007">
                <text:p>97.0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.325">
                <text:p>97.3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19">
                <text:p>97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7.327">
                <text:p>97.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.159">
                <text:p>97.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7.02">
                <text:p>97.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.875">
                <text:p>96.8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.176">
                <text:p>97.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.294">
                <text:p>97.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7.037">
                <text:p>97.0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6.638">
                <text:p>96.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6.291">
                <text:p>96.2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6.914">
                <text:p>96.9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6.811">
                <text:p>96.8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.638">
                <text:p>96.6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.755">
                <text:p>96.7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6.889">
                <text:p>96.8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6.437">
                <text:p>96.4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6.483">
                <text:p>96.48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7.141">
                <text:p>97.1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.793">
                <text:p>96.7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5.726">
                <text:p>95.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.881">
                <text:p>96.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.741">
                <text:p>96.74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.735">
                <text:p>93.7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3.97">
                <text:p>93.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.394">
                <text:p>93.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6.432">
                <text:p>96.4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.986">
                <text:p>95.9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4.954">
                <text:p>94.95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6.32">
                <text:p>96.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2.958">
                <text:p>92.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.291">
                <text:p>95.2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6.588">
                <text:p>96.5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6.285">
                <text:p>96.2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6.215">
                <text:p>96.2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6.146">
                <text:p>96.1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2.816">
                <text:p>92.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6.322">
                <text:p>96.3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6.565">
                <text:p>96.5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3.209">
                <text:p>93.2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.654">
                <text:p>95.6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6.58">
                <text:p>96.5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3.644">
                <text:p>93.6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6.35">
                <text:p>96.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6.144">
                <text:p>96.14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1.98">
                <text:p>91.9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1.907">
                <text:p>91.9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1.676">
                <text:p>91.67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.285">
                <text:p>95.2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5.882">
                <text:p>95.88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.97">
                <text:p>91.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.416">
                <text:p>95.4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.454">
                <text:p>95.4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3.233">
                <text:p>93.2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4.855">
                <text:p>94.8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1.275">
                <text:p>91.2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2.132">
                <text:p>92.1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2.971">
                <text:p>92.9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.301">
                <text:p>91.3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.692">
                <text:p>95.6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.355">
                <text:p>95.3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4.817">
                <text:p>94.8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.885">
                <text:p>95.8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3.48">
                <text:p>93.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082">
                <text:p>92.0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2.595">
                <text:p>92.5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1.644">
                <text:p>91.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1.349">
                <text:p>91.34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0.244">
                <text:p>90.2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.358">
                <text:p>95.3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3.157">
                <text:p>93.15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9.752">
                <text:p>89.75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.191">
                <text:p>95.1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9.88">
                <text:p>89.8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0.524">
                <text:p>90.52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735">
                <text:p>90.7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1.15">
                <text:p>91.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.329">
                <text:p>95.32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4.691">
                <text:p>94.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4.607">
                <text:p>94.6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.539">
                <text:p>95.5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.683">
                <text:p>90.6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0.956">
                <text:p>90.9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3.958">
                <text:p>93.95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.225">
                <text:p>95.2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847">
                <text:p>91.84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.636">
                <text:p>94.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.502">
                <text:p>95.5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216">
                <text:p>93.2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9.373">
                <text:p>89.3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384">
                <text:p>94.3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4.867">
                <text:p>94.8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1.267">
                <text:p>91.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.722">
                <text:p>95.7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0.286">
                <text:p>90.2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.17">
                <text:p>93.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1.848">
                <text:p>91.8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.027">
                <text:p>94.02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8.958">
                <text:p>88.9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9.145">
                <text:p>89.1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2.571">
                <text:p>92.5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2.534">
                <text:p>92.53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.92">
                <text:p>94.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3.254">
                <text:p>93.2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4.463">
                <text:p>94.4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.851">
                <text:p>88.85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4.411">
                <text:p>94.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9.933">
                <text:p>89.9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1.265">
                <text:p>91.2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5.097">
                <text:p>95.0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3.656">
                <text:p>93.65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9.764">
                <text:p>89.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4.304">
                <text:p>94.3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3.634">
                <text:p>93.6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5.098">
                <text:p>95.09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1.71">
                <text:p>91.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1.251">
                <text:p>91.25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3.937">
                <text:p>93.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0.271">
                <text:p>90.2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3.568">
                <text:p>93.5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1.991">
                <text:p>91.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3.321">
                <text:p>93.32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3.948">
                <text:p>93.9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4.508">
                <text:p>94.50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0.539">
                <text:p>90.5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1.122">
                <text:p>91.1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2.777">
                <text:p>92.7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4.215">
                <text:p>94.2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3.186">
                <text:p>93.1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4.719">
                <text:p>94.71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3.743">
                <text:p>93.74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1.906">
                <text:p>91.90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.866">
                <text:p>94.8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5.19">
                <text:p>95.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3.343">
                <text:p>93.34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4.59">
                <text:p>94.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43">
                <text:p>90.4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4.317">
                <text:p>94.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4.094">
                <text:p>94.0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4.272">
                <text:p>94.27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9.961">
                <text:p>89.96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4.736">
                <text:p>94.7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3.587">
                <text:p>93.5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3.216">
                <text:p>93.2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2.621">
                <text:p>92.62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3.765">
                <text:p>93.7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1.147">
                <text:p>91.14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3.51">
                <text:p>93.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4.105">
                <text:p>94.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2.698">
                <text:p>92.6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3.74">
                <text:p>93.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3.367">
                <text:p>93.3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1.537">
                <text:p>91.53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.677">
                <text:p>92.67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3.437">
                <text:p>93.4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4.306">
                <text:p>94.30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4.118">
                <text:p>94.1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3.857">
                <text:p>93.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4.026">
                <text:p>94.0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0.692">
                <text:p>90.6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8.211">
                <text:p>88.2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2.562">
                <text:p>92.56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3.568">
                <text:p>93.5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.269">
                <text:p>94.2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3.567">
                <text:p>93.5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3.426">
                <text:p>93.4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3.112">
                <text:p>93.11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3.451">
                <text:p>93.4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1.316">
                <text:p>91.3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8.548">
                <text:p>88.54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3.415">
                <text:p>93.4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2.784">
                <text:p>92.78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9.621">
                <text:p>89.6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7.389">
                <text:p>87.3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3.229">
                <text:p>93.22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8.154">
                <text:p>88.1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.904">
                <text:p>90.9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2.045">
                <text:p>92.04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2.455">
                <text:p>92.45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2.956">
                <text:p>92.95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0.908">
                <text:p>90.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2.465">
                <text:p>92.4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3.119">
                <text:p>93.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3.398">
                <text:p>93.39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8.646">
                <text:p>88.6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2.668">
                <text:p>92.66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7.716">
                <text:p>87.71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0.449">
                <text:p>90.4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2.958">
                <text:p>92.95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8.478">
                <text:p>88.4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2.732">
                <text:p>92.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2.309">
                <text:p>92.3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1.803">
                <text:p>91.80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2.982">
                <text:p>92.9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2.509">
                <text:p>92.50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3.152">
                <text:p>93.15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2.129">
                <text:p>92.12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2.416">
                <text:p>92.4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2.794">
                <text:p>92.7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9.706">
                <text:p>89.70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1.475">
                <text:p>91.4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1.334">
                <text:p>91.33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0.457">
                <text:p>90.4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2.674">
                <text:p>92.67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7.556">
                <text:p>87.55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2.192">
                <text:p>92.1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88.33">
                <text:p>88.3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.746">
                <text:p>88.7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0.092">
                <text:p>90.09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2.284">
                <text:p>92.2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7.107">
                <text:p>87.1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9.142">
                <text:p>89.14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89.896">
                <text:p>89.89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1.195">
                <text:p>91.1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1.115">
                <text:p>91.11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1.336">
                <text:p>91.3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2.337">
                <text:p>92.3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2.269">
                <text:p>92.2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1.667">
                <text:p>91.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1.64">
                <text:p>91.6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7.322">
                <text:p>87.32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1.23">
                <text:p>91.2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0.627">
                <text:p>90.6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1.62">
                <text:p>91.6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1.501">
                <text:p>91.5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1.539">
                <text:p>91.5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2.572">
                <text:p>92.57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1.675">
                <text:p>91.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0.889">
                <text:p>90.88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2.721">
                <text:p>92.7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8.44">
                <text:p>88.4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0.979">
                <text:p>90.97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1.221">
                <text:p>91.22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9.719">
                <text:p>89.71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0.464">
                <text:p>90.4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.855">
                <text:p>90.85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4.501">
                <text:p>84.50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2.059">
                <text:p>92.0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1.466">
                <text:p>91.4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0.246">
                <text:p>90.2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.494">
                <text:p>86.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9.436">
                <text:p>89.4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0.123">
                <text:p>90.1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5.49">
                <text:p>85.4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0.15">
                <text:p>90.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.545">
                <text:p>91.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1.221">
                <text:p>91.22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89.992">
                <text:p>89.99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0.136">
                <text:p>90.13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1.098">
                <text:p>91.09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9.663">
                <text:p>89.6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8.595">
                <text:p>88.59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8.254">
                <text:p>88.2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89.164">
                <text:p>89.16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86.869">
                <text:p>86.8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0.839">
                <text:p>90.8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7.452">
                <text:p>87.45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0.496">
                <text:p>90.49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9.498">
                <text:p>89.49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9.091">
                <text:p>89.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9.832">
                <text:p>89.8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6.444">
                <text:p>86.4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9.172">
                <text:p>89.1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9.714">
                <text:p>89.7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4.89">
                <text:p>84.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88.107">
                <text:p>88.10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.011">
                <text:p>89.01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84.535">
                <text:p>84.53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3.38">
                <text:p>83.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89.21">
                <text:p>89.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.851">
                <text:p>86.85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81.651">
                <text:p>81.65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89.424">
                <text:p>89.4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8.002">
                <text:p>88.00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0.813">
                <text:p>90.81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7.279">
                <text:p>87.2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6.923">
                <text:p>86.92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8.827">
                <text:p>88.8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5.257">
                <text:p>85.2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.855">
                <text:p>79.85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9.873">
                <text:p>89.8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8.435">
                <text:p>88.4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6.283">
                <text:p>86.2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5.354">
                <text:p>85.3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9.019">
                <text:p>89.0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7.647">
                <text:p>87.64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8.307">
                <text:p>88.3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5.206">
                <text:p>85.2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8.322">
                <text:p>88.32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4.237">
                <text:p>84.23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6.546">
                <text:p>86.5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8.551">
                <text:p>88.55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5.397">
                <text:p>85.39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.38">
                <text:p>87.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6.754">
                <text:p>86.75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7.574">
                <text:p>87.5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6.104">
                <text:p>86.10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8.36">
                <text:p>88.3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4.327">
                <text:p>84.3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3.784">
                <text:p>83.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2.84">
                <text:p>82.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7.272">
                <text:p>87.27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2.148">
                <text:p>82.1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6.363">
                <text:p>86.36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6.973">
                <text:p>86.97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1.399">
                <text:p>81.39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7.222">
                <text:p>87.22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6.64">
                <text:p>86.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8.204">
                <text:p>88.20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4.856">
                <text:p>84.85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259">
                <text:p>81.2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687">
                <text:p>81.68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1.427">
                <text:p>81.4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7.538">
                <text:p>87.53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8.077">
                <text:p>88.0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7.158">
                <text:p>87.1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.76">
                <text:p>86.7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0.747">
                <text:p>80.74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0.757">
                <text:p>80.75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77">
                <text:p>83.7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2.784">
                <text:p>82.7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0.761">
                <text:p>80.76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7.015">
                <text:p>87.01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5.793">
                <text:p>85.7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6.255">
                <text:p>86.2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9.65">
                <text:p>79.6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3.296">
                <text:p>83.29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8.315">
                <text:p>88.3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2.445">
                <text:p>82.44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6.456">
                <text:p>86.45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6.876">
                <text:p>86.8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3.028">
                <text:p>83.02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918">
                <text:p>86.9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0.47">
                <text:p>80.4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7.14">
                <text:p>87.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.148">
                <text:p>84.14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3.99">
                <text:p>83.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4.718">
                <text:p>84.7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7.489">
                <text:p>77.4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4.071">
                <text:p>84.07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4.681">
                <text:p>84.6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9.943">
                <text:p>79.9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0.114">
                <text:p>80.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4.567">
                <text:p>84.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4.761">
                <text:p>84.7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7.677">
                <text:p>77.6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4.312">
                <text:p>84.3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0.311">
                <text:p>80.31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7.453">
                <text:p>77.4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.779">
                <text:p>79.77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4.094">
                <text:p>84.09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4.556">
                <text:p>84.5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0.324">
                <text:p>80.32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4.105">
                <text:p>84.10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4.516">
                <text:p>84.51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.889">
                <text:p>83.8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.523">
                <text:p>77.52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9.217">
                <text:p>79.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7.932">
                <text:p>77.93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80.226">
                <text:p>80.2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4.511">
                <text:p>84.5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0.247">
                <text:p>80.24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.526">
                <text:p>79.5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4.525">
                <text:p>84.5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7.771">
                <text:p>77.77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.456">
                <text:p>79.45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2.443">
                <text:p>82.44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2.443">
                <text:p>82.4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